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940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548in"/>
    </style:style>
    <style:style style:name="co4" style:family="table-column">
      <style:table-column-properties fo:break-before="auto" style:column-width="1.498in"/>
    </style:style>
    <style:style style:name="ro1" style:family="table-row">
      <style:table-row-properties style:row-height="0.2028in" fo:break-before="auto" style:use-optimal-row-height="true"/>
    </style:style>
    <style:style style:name="ro2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 style:data-style-name="N4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 style:data-style-name="N4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transparent" fo:padding="0.028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 fo:padding="0.028in"/>
      <style:text-properties fo:font-weight="normal" style:font-weight-asian="normal" style:font-weight-complex="normal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41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980" table:default-cell-style-name="Default"/>
        <table:table-row table:style-name="ro1">
          <table:table-cell table:style-name="ce1" office:value-type="string">
            <text:p>Index</text:p>
          </table:table-cell>
          <table:table-cell table:style-name="ce3" office:value-type="float" office:value="1970">
            <text:p>1970</text:p>
          </table:table-cell>
          <table:table-cell table:style-name="ce5" table:formula="of:=([.D1]-1)" office:value-type="float" office:value="1971">
            <text:p>1971</text:p>
          </table:table-cell>
          <table:table-cell table:style-name="ce3" office:value-type="float" office:value="1972">
            <text:p>1972</text:p>
          </table:table-cell>
          <table:table-cell table:style-name="ce3" office:value-type="float" office:value="1973">
            <text:p>1973</text:p>
          </table:table-cell>
          <table:table-cell table:style-name="ce3" office:value-type="float" office:value="1974">
            <text:p>1974</text:p>
          </table:table-cell>
          <table:table-cell table:style-name="ce3" office:value-type="float" office:value="1975">
            <text:p>1975</text:p>
          </table:table-cell>
          <table:table-cell table:style-name="ce3" office:value-type="float" office:value="1976">
            <text:p>1976</text:p>
          </table:table-cell>
          <table:table-cell table:style-name="ce3" office:value-type="float" office:value="1977">
            <text:p>1977</text:p>
          </table:table-cell>
          <table:table-cell table:style-name="ce3" office:value-type="float" office:value="1978">
            <text:p>1978</text:p>
          </table:table-cell>
          <table:table-cell table:style-name="ce3" office:value-type="float" office:value="1979">
            <text:p>1979</text:p>
          </table:table-cell>
          <table:table-cell table:style-name="ce3" office:value-type="float" office:value="1980">
            <text:p>1980</text:p>
          </table:table-cell>
          <table:table-cell table:style-name="ce3" office:value-type="float" office:value="1981">
            <text:p>1981</text:p>
          </table:table-cell>
          <table:table-cell table:style-name="ce3" office:value-type="float" office:value="1982">
            <text:p>1982</text:p>
          </table:table-cell>
          <table:table-cell table:style-name="ce3" office:value-type="float" office:value="1983">
            <text:p>1983</text:p>
          </table:table-cell>
          <table:table-cell table:style-name="ce3" office:value-type="float" office:value="1984">
            <text:p>1984</text:p>
          </table:table-cell>
          <table:table-cell table:style-name="ce3" office:value-type="float" office:value="1985">
            <text:p>1985</text:p>
          </table:table-cell>
          <table:table-cell table:style-name="ce3" office:value-type="float" office:value="1986">
            <text:p>1986</text:p>
          </table:table-cell>
          <table:table-cell table:style-name="ce3" office:value-type="float" office:value="1987">
            <text:p>1987</text:p>
          </table:table-cell>
          <table:table-cell table:style-name="ce3" office:value-type="float" office:value="1988">
            <text:p>1988</text:p>
          </table:table-cell>
          <table:table-cell table:style-name="ce3" office:value-type="float" office:value="1989">
            <text:p>1989</text:p>
          </table:table-cell>
          <table:table-cell table:style-name="ce3" office:value-type="float" office:value="1990">
            <text:p>1990</text:p>
          </table:table-cell>
          <table:table-cell table:style-name="ce3" office:value-type="float" office:value="1991">
            <text:p>1991</text:p>
          </table:table-cell>
          <table:table-cell table:style-name="ce3" office:value-type="float" office:value="1992">
            <text:p>1992</text:p>
          </table:table-cell>
          <table:table-cell table:style-name="ce3" office:value-type="float" office:value="1993">
            <text:p>1993</text:p>
          </table:table-cell>
          <table:table-cell table:style-name="ce3" office:value-type="float" office:value="1994">
            <text:p>1994</text:p>
          </table:table-cell>
          <table:table-cell table:style-name="ce3" office:value-type="float" office:value="1995">
            <text:p>1995</text:p>
          </table:table-cell>
          <table:table-cell table:style-name="ce3" office:value-type="float" office:value="1996">
            <text:p>1996</text:p>
          </table:table-cell>
          <table:table-cell table:style-name="ce3" table:formula="of:=([.AB1]+1)" office:value-type="float" office:value="1997">
            <text:p>1997</text:p>
          </table:table-cell>
          <table:table-cell table:style-name="ce3" table:formula="of:=([.AC1]+1)" office:value-type="float" office:value="1998">
            <text:p>1998</text:p>
          </table:table-cell>
          <table:table-cell table:style-name="ce3" table:formula="of:=([.AD1]+1)" office:value-type="float" office:value="1999">
            <text:p>1999</text:p>
          </table:table-cell>
          <table:table-cell table:style-name="ce3" table:formula="of:=([.AE1]+1)" office:value-type="float" office:value="2000">
            <text:p>2000</text:p>
          </table:table-cell>
          <table:table-cell table:style-name="ce3" office:value-type="float" office:value="2001">
            <text:p>2001</text:p>
          </table:table-cell>
          <table:table-cell table:style-name="ce3" office:value-type="float" office:value="2002">
            <text:p>2002</text:p>
          </table:table-cell>
          <table:table-cell table:style-name="ce3" office:value-type="float" office:value="2003">
            <text:p>2003</text:p>
          </table:table-cell>
          <table:table-cell table:style-name="ce3" office:value-type="float" office:value="2004">
            <text:p>2004</text:p>
          </table:table-cell>
          <table:table-cell table:style-name="ce3" office:value-type="float" office:value="2005">
            <text:p>2005</text:p>
          </table:table-cell>
          <table:table-cell table:style-name="ce3" office:value-type="float" office:value="2006">
            <text:p>2006</text:p>
          </table:table-cell>
          <table:table-cell table:style-name="ce3" office:value-type="float" office:value="2007">
            <text:p>2007</text:p>
          </table:table-cell>
          <table:table-cell table:style-name="ce3" office:value-type="float" office:value="2008">
            <text:p>2008</text:p>
          </table:table-cell>
          <table:table-cell table:style-name="ce3" office:value-type="float" office:value="2009">
            <text:p>2009</text:p>
          </table:table-cell>
          <table:table-cell table:style-name="ce3" office:value-type="float" office:value="2010">
            <text:p>2010</text:p>
          </table:table-cell>
          <table:table-cell table:style-name="ce3" table:number-columns-repeated="982"/>
        </table:table-row>
        <table:table-row table:style-name="ro1">
          <table:table-cell table:style-name="ce2" office:value-type="string">
            <text:p>Russell 3000</text:p>
          </table:table-cell>
          <table:table-cell table:style-name="ce2"/>
          <table:table-cell table:style-name="ce6"/>
          <table:table-cell table:style-name="ce4" table:number-columns-repeated="6"/>
          <table:table-cell table:number-columns-repeated="17" table:style-name="ce4"/>
          <table:table-cell office:value-type="float" office:value="36.8">
            <text:p>36.8</text:p>
          </table:table-cell>
          <table:table-cell office:value-type="float" office:value="21.82">
            <text:p>21.82</text:p>
          </table:table-cell>
          <table:table-cell office:value-type="float" office:value="31.78">
            <text:p>31.78</text:p>
          </table:table-cell>
          <table:table-cell office:value-type="float" office:value="24.14">
            <text:p>24.14</text:p>
          </table:table-cell>
          <table:table-cell office:value-type="float" office:value="20.9">
            <text:p>20.9</text:p>
          </table:table-cell>
          <table:table-cell office:value-type="float" office:value="-7.46">
            <text:p>-7.46</text:p>
          </table:table-cell>
          <table:table-cell office:value-type="float" office:value="-11.46">
            <text:p>-11.46</text:p>
          </table:table-cell>
          <table:table-cell office:value-type="float" office:value="-21.54">
            <text:p>-21.54</text:p>
          </table:table-cell>
          <table:table-cell office:value-type="float" office:value="31.06">
            <text:p>31.06</text:p>
          </table:table-cell>
          <table:table-cell office:value-type="float" office:value="11.95">
            <text:p>11.95</text:p>
          </table:table-cell>
          <table:table-cell office:value-type="float" office:value="6.12">
            <text:p>6.12</text:p>
          </table:table-cell>
          <table:table-cell office:value-type="float" office:value="15.71">
            <text:p>15.71</text:p>
          </table:table-cell>
          <table:table-cell office:value-type="float" office:value="5.14">
            <text:p>5.14</text:p>
          </table:table-cell>
          <table:table-cell office:value-type="float" office:value="-37.31">
            <text:p>-37.31</text:p>
          </table:table-cell>
          <table:table-cell office:value-type="float" office:value="28.34">
            <text:p>28.34</text:p>
          </table:table-cell>
          <table:table-cell office:value-type="float" office:value="16.93">
            <text:p>16.93</text:p>
          </table:table-cell>
          <table:table-cell table:style-name="ce4" table:number-columns-repeated="982"/>
        </table:table-row>
        <table:table-row table:style-name="ro2">
          <table:table-cell office:value-type="string">
            <text:p>Wilshire 5000</text:p>
          </table:table-cell>
          <table:table-cell/>
          <table:table-cell office:value-type="float" office:value="17.64">
            <text:p>17.64</text:p>
          </table:table-cell>
          <table:table-cell office:value-type="float" office:value="17.98">
            <text:p>17.98</text:p>
          </table:table-cell>
          <table:table-cell office:value-type="float" office:value="-18.53">
            <text:p>-18.53</text:p>
          </table:table-cell>
          <table:table-cell office:value-type="float" office:value="-28.39">
            <text:p>-28.39</text:p>
          </table:table-cell>
          <table:table-cell office:value-type="float" office:value="38.49">
            <text:p>38.49</text:p>
          </table:table-cell>
          <table:table-cell office:value-type="float" office:value="26.58">
            <text:p>26.58</text:p>
          </table:table-cell>
          <table:table-cell office:value-type="float" office:value="-2.63">
            <text:p>-2.63</text:p>
          </table:table-cell>
          <table:table-cell office:value-type="float" office:value="9.29">
            <text:p>9.29</text:p>
          </table:table-cell>
          <table:table-cell office:value-type="float" office:value="25.56">
            <text:p>25.56</text:p>
          </table:table-cell>
          <table:table-cell office:value-type="float" office:value="33.65">
            <text:p>33.65</text:p>
          </table:table-cell>
          <table:table-cell office:value-type="float" office:value="-3.77">
            <text:p>-3.77</text:p>
          </table:table-cell>
          <table:table-cell office:value-type="float" office:value="18.7">
            <text:p>18.7</text:p>
          </table:table-cell>
          <table:table-cell office:value-type="float" office:value="23.46">
            <text:p>23.46</text:p>
          </table:table-cell>
          <table:table-cell office:value-type="float" office:value="3.04">
            <text:p>3.04</text:p>
          </table:table-cell>
          <table:table-cell office:value-type="float" office:value="32.55">
            <text:p>32.55</text:p>
          </table:table-cell>
          <table:table-cell office:value-type="float" office:value="16.09">
            <text:p>16.09</text:p>
          </table:table-cell>
          <table:table-cell office:value-type="float" office:value="2.27">
            <text:p>2.27</text:p>
          </table:table-cell>
          <table:table-cell office:value-type="float" office:value="17.93">
            <text:p>17.93</text:p>
          </table:table-cell>
          <table:table-cell office:value-type="float" office:value="29.18">
            <text:p>29.18</text:p>
          </table:table-cell>
          <table:table-cell office:value-type="float" office:value="-6.18">
            <text:p>-6.18</text:p>
          </table:table-cell>
          <table:table-cell office:value-type="float" office:value="34.21">
            <text:p>34.21</text:p>
          </table:table-cell>
          <table:table-cell office:value-type="float" office:value="8.97">
            <text:p>8.97</text:p>
          </table:table-cell>
          <table:table-cell office:value-type="float" office:value="11.29">
            <text:p>11.29</text:p>
          </table:table-cell>
          <table:table-cell office:value-type="float" office:value="-0.05">
            <text:p>-0.05</text:p>
          </table:table-cell>
          <table:table-cell office:value-type="float" office:value="36.43">
            <text:p>36.43</text:p>
          </table:table-cell>
          <table:table-cell office:value-type="float" office:value="21.2">
            <text:p>21.2</text:p>
          </table:table-cell>
          <table:table-cell office:value-type="float" office:value="31.28">
            <text:p>31.28</text:p>
          </table:table-cell>
          <table:table-cell office:value-type="float" office:value="23.44">
            <text:p>23.44</text:p>
          </table:table-cell>
          <table:table-cell office:value-type="float" office:value="23.57">
            <text:p>23.57</text:p>
          </table:table-cell>
          <table:table-cell office:value-type="float" office:value="-10.89">
            <text:p>-10.89</text:p>
          </table:table-cell>
          <table:table-cell office:value-type="float" office:value="-10.96">
            <text:p>-10.96</text:p>
          </table:table-cell>
          <table:table-cell office:value-type="float" office:value="-20.86">
            <text:p>-20.86</text:p>
          </table:table-cell>
          <table:table-cell office:value-type="float" office:value="31.65">
            <text:p>31.65</text:p>
          </table:table-cell>
          <table:table-cell office:value-type="float" office:value="12.49">
            <text:p>12.49</text:p>
          </table:table-cell>
          <table:table-cell office:value-type="float" office:value="6.38">
            <text:p>6.38</text:p>
          </table:table-cell>
          <table:table-cell office:value-type="float" office:value="15.77">
            <text:p>15.77</text:p>
          </table:table-cell>
          <table:table-cell office:value-type="float" office:value="5.62">
            <text:p>5.62</text:p>
          </table:table-cell>
          <table:table-cell office:value-type="float" office:value="-37.23">
            <text:p>-37.23</text:p>
          </table:table-cell>
          <table:table-cell office:value-type="float" office:value="28.3">
            <text:p>28.3</text:p>
          </table:table-cell>
          <table:table-cell office:value-type="float" office:value="17.17">
            <text:p>17.17</text:p>
          </table:table-cell>
          <table:table-cell table:number-columns-repeated="982"/>
        </table:table-row>
        <table:table-row table:style-name="ro2">
          <table:table-cell office:value-type="string">
            <text:p>MSCI EAFE</text:p>
          </table:table-cell>
          <table:table-cell office:value-type="float" office:value="-11.66">
            <text:p>-11.66</text:p>
          </table:table-cell>
          <table:table-cell office:value-type="float" office:value="29.59">
            <text:p>29.59</text:p>
          </table:table-cell>
          <table:table-cell office:value-type="float" office:value="36.35">
            <text:p>36.35</text:p>
          </table:table-cell>
          <table:table-cell office:value-type="float" office:value="-14.92">
            <text:p>-14.92</text:p>
          </table:table-cell>
          <table:table-cell office:value-type="float" office:value="-23.16">
            <text:p>-23.16</text:p>
          </table:table-cell>
          <table:table-cell office:value-type="float" office:value="35.39">
            <text:p>35.39</text:p>
          </table:table-cell>
          <table:table-cell office:value-type="float" office:value="2.54">
            <text:p>2.54</text:p>
          </table:table-cell>
          <table:table-cell office:value-type="float" office:value="18.06">
            <text:p>18.06</text:p>
          </table:table-cell>
          <table:table-cell office:value-type="float" office:value="32.62">
            <text:p>32.62</text:p>
          </table:table-cell>
          <table:table-cell office:value-type="float" office:value="4.75">
            <text:p>4.75</text:p>
          </table:table-cell>
          <table:table-cell office:value-type="float" office:value="22.6">
            <text:p>22.6</text:p>
          </table:table-cell>
          <table:table-cell office:value-type="float" office:value="-2.27">
            <text:p>-2.27</text:p>
          </table:table-cell>
          <table:table-cell office:value-type="float" office:value="-1.86">
            <text:p>-1.86</text:p>
          </table:table-cell>
          <table:table-cell office:value-type="float" office:value="23.69">
            <text:p>23.69</text:p>
          </table:table-cell>
          <table:table-cell office:value-type="float" office:value="7.41">
            <text:p>7.41</text:p>
          </table:table-cell>
          <table:table-cell office:value-type="float" office:value="56.14">
            <text:p>56.14</text:p>
          </table:table-cell>
          <table:table-cell office:value-type="float" office:value="69.46">
            <text:p>69.46</text:p>
          </table:table-cell>
          <table:table-cell office:value-type="float" office:value="24.64">
            <text:p>24.64</text:p>
          </table:table-cell>
          <table:table-cell office:value-type="float" office:value="28.26">
            <text:p>28.26</text:p>
          </table:table-cell>
          <table:table-cell office:value-type="float" office:value="10.53">
            <text:p>10.53</text:p>
          </table:table-cell>
          <table:table-cell office:value-type="float" office:value="-23.45">
            <text:p>-23.45</text:p>
          </table:table-cell>
          <table:table-cell office:value-type="float" office:value="12.14">
            <text:p>12.14</text:p>
          </table:table-cell>
          <table:table-cell office:value-type="float" office:value="-12.18">
            <text:p>-12.18</text:p>
          </table:table-cell>
          <table:table-cell office:value-type="float" office:value="32.57">
            <text:p>32.57</text:p>
          </table:table-cell>
          <table:table-cell office:value-type="float" office:value="7.78">
            <text:p>7.78</text:p>
          </table:table-cell>
          <table:table-cell office:value-type="float" office:value="11.21">
            <text:p>11.21</text:p>
          </table:table-cell>
          <table:table-cell office:value-type="float" office:value="6.05">
            <text:p>6.05</text:p>
          </table:table-cell>
          <table:table-cell office:value-type="float" office:value="1.78">
            <text:p>1.78</text:p>
          </table:table-cell>
          <table:table-cell office:value-type="float" office:value="20">
            <text:p>20</text:p>
          </table:table-cell>
          <table:table-cell office:value-type="float" office:value="26.96">
            <text:p>26.96</text:p>
          </table:table-cell>
          <table:table-cell office:value-type="float" office:value="-14.17">
            <text:p>-14.17</text:p>
          </table:table-cell>
          <table:table-cell office:value-type="float" office:value="-21.44">
            <text:p>-21.44</text:p>
          </table:table-cell>
          <table:table-cell office:value-type="float" office:value="-15.94">
            <text:p>-15.94</text:p>
          </table:table-cell>
          <table:table-cell office:value-type="float" office:value="38.59">
            <text:p>38.59</text:p>
          </table:table-cell>
          <table:table-cell office:value-type="float" office:value="20.25">
            <text:p>20.25</text:p>
          </table:table-cell>
          <table:table-cell office:value-type="float" office:value="13.54">
            <text:p>13.54</text:p>
          </table:table-cell>
          <table:table-cell office:value-type="float" office:value="26.34">
            <text:p>26.34</text:p>
          </table:table-cell>
          <table:table-cell office:value-type="float" office:value="11.17">
            <text:p>11.17</text:p>
          </table:table-cell>
          <table:table-cell office:value-type="float" office:value="-43.38">
            <text:p>-43.38</text:p>
          </table:table-cell>
          <table:table-cell office:value-type="float" office:value="31.78">
            <text:p>31.78</text:p>
          </table:table-cell>
          <table:table-cell office:value-type="float" office:value="7.75">
            <text:p>7.75</text:p>
          </table:table-cell>
          <table:table-cell table:number-columns-repeated="982"/>
        </table:table-row>
        <table:table-row table:style-name="ro2">
          <table:table-cell office:value-type="string">
            <text:p>Equities (50/50 US-Intl)</text:p>
          </table:table-cell>
          <table:table-cell/>
          <table:table-cell table:formula="of:=[.C3]*0.5+[.C4]*0.5" office:value-type="float" office:value="23.615">
            <text:p>23.615</text:p>
          </table:table-cell>
          <table:table-cell table:formula="of:=[.D3]*0.5+[.D4]*0.5" office:value-type="float" office:value="27.165">
            <text:p>27.165</text:p>
          </table:table-cell>
          <table:table-cell table:formula="of:=[.E3]*0.5+[.E4]*0.5" office:value-type="float" office:value="-16.725">
            <text:p>-16.725</text:p>
          </table:table-cell>
          <table:table-cell table:formula="of:=[.F3]*0.5+[.F4]*0.5" office:value-type="float" office:value="-25.775">
            <text:p>-25.775</text:p>
          </table:table-cell>
          <table:table-cell table:formula="of:=[.G3]*0.5+[.G4]*0.5" office:value-type="float" office:value="36.94">
            <text:p>36.94</text:p>
          </table:table-cell>
          <table:table-cell table:formula="of:=[.H3]*0.5+[.H4]*0.5" office:value-type="float" office:value="14.56">
            <text:p>14.56</text:p>
          </table:table-cell>
          <table:table-cell table:formula="of:=[.I3]*0.5+[.I4]*0.5" office:value-type="float" office:value="7.715">
            <text:p>7.715</text:p>
          </table:table-cell>
          <table:table-cell table:formula="of:=[.J3]*0.5+[.J4]*0.5" office:value-type="float" office:value="20.955">
            <text:p>20.955</text:p>
          </table:table-cell>
          <table:table-cell table:formula="of:=[.K3]*0.5+[.K4]*0.5" office:value-type="float" office:value="15.155">
            <text:p>15.155</text:p>
          </table:table-cell>
          <table:table-cell table:formula="of:=[.L3]*0.5+[.L4]*0.5" office:value-type="float" office:value="28.125">
            <text:p>28.125</text:p>
          </table:table-cell>
          <table:table-cell table:formula="of:=[.M3]*0.5+[.M4]*0.5" office:value-type="float" office:value="-3.02">
            <text:p>-3.02</text:p>
          </table:table-cell>
          <table:table-cell table:formula="of:=[.N3]*0.5+[.N4]*0.5" office:value-type="float" office:value="8.42">
            <text:p>8.42</text:p>
          </table:table-cell>
          <table:table-cell table:formula="of:=[.O3]*0.5+[.O4]*0.5" office:value-type="float" office:value="23.575">
            <text:p>23.575</text:p>
          </table:table-cell>
          <table:table-cell table:formula="of:=[.P3]*0.5+[.P4]*0.5" office:value-type="float" office:value="5.225">
            <text:p>5.225</text:p>
          </table:table-cell>
          <table:table-cell table:formula="of:=[.Q3]*0.5+[.Q4]*0.5" office:value-type="float" office:value="44.345">
            <text:p>44.345</text:p>
          </table:table-cell>
          <table:table-cell table:formula="of:=[.R3]*0.5+[.R4]*0.5" office:value-type="float" office:value="42.775">
            <text:p>42.775</text:p>
          </table:table-cell>
          <table:table-cell table:formula="of:=[.S3]*0.5+[.S4]*0.5" office:value-type="float" office:value="13.455">
            <text:p>13.455</text:p>
          </table:table-cell>
          <table:table-cell table:formula="of:=[.T3]*0.5+[.T4]*0.5" office:value-type="float" office:value="23.095">
            <text:p>23.095</text:p>
          </table:table-cell>
          <table:table-cell table:formula="of:=[.U3]*0.5+[.U4]*0.5" office:value-type="float" office:value="19.855">
            <text:p>19.855</text:p>
          </table:table-cell>
          <table:table-cell table:formula="of:=[.V3]*0.5+[.V4]*0.5" office:value-type="float" office:value="-14.815">
            <text:p>-14.815</text:p>
          </table:table-cell>
          <table:table-cell table:formula="of:=[.W3]*0.5+[.W4]*0.5" office:value-type="float" office:value="23.175">
            <text:p>23.175</text:p>
          </table:table-cell>
          <table:table-cell table:formula="of:=[.X3]*0.5+[.X4]*0.5" office:value-type="float" office:value="-1.605">
            <text:p>-1.605</text:p>
          </table:table-cell>
          <table:table-cell table:formula="of:=[.Y3]*0.5+[.Y4]*0.5" office:value-type="float" office:value="21.93">
            <text:p>21.93</text:p>
          </table:table-cell>
          <table:table-cell table:formula="of:=[.Z3]*0.5+[.Z4]*0.5" office:value-type="float" office:value="3.865">
            <text:p>3.865</text:p>
          </table:table-cell>
          <table:table-cell table:formula="of:=[.AA3]*0.5+[.AA4]*0.5" office:value-type="float" office:value="23.82">
            <text:p>23.82</text:p>
          </table:table-cell>
          <table:table-cell table:formula="of:=[.AB3]*0.5+[.AB4]*0.5" office:value-type="float" office:value="13.625">
            <text:p>13.625</text:p>
          </table:table-cell>
          <table:table-cell table:formula="of:=[.AC3]*0.5+[.AC4]*0.5" office:value-type="float" office:value="16.53">
            <text:p>16.53</text:p>
          </table:table-cell>
          <table:table-cell table:formula="of:=[.AD3]*0.5+[.AD4]*0.5" office:value-type="float" office:value="21.72">
            <text:p>21.72</text:p>
          </table:table-cell>
          <table:table-cell table:formula="of:=[.AE3]*0.5+[.AE4]*0.5" office:value-type="float" office:value="25.265">
            <text:p>25.265</text:p>
          </table:table-cell>
          <table:table-cell table:formula="of:=[.AF3]*0.5+[.AF4]*0.5" office:value-type="float" office:value="-12.53">
            <text:p>-12.53</text:p>
          </table:table-cell>
          <table:table-cell table:formula="of:=[.AG3]*0.5+[.AG4]*0.5" office:value-type="float" office:value="-16.2">
            <text:p>-16.2</text:p>
          </table:table-cell>
          <table:table-cell table:formula="of:=[.AH3]*0.5+[.AH4]*0.5" office:value-type="float" office:value="-18.4">
            <text:p>-18.4</text:p>
          </table:table-cell>
          <table:table-cell table:formula="of:=[.AI3]*0.5+[.AI4]*0.5" office:value-type="float" office:value="35.12">
            <text:p>35.12</text:p>
          </table:table-cell>
          <table:table-cell table:formula="of:=[.AJ3]*0.5+[.AJ4]*0.5" office:value-type="float" office:value="16.37">
            <text:p>16.37</text:p>
          </table:table-cell>
          <table:table-cell table:formula="of:=[.AK3]*0.5+[.AK4]*0.5" office:value-type="float" office:value="9.96">
            <text:p>9.96</text:p>
          </table:table-cell>
          <table:table-cell table:formula="of:=[.AL3]*0.5+[.AL4]*0.5" office:value-type="float" office:value="21.055">
            <text:p>21.055</text:p>
          </table:table-cell>
          <table:table-cell table:formula="of:=[.AM3]*0.5+[.AM4]*0.5" office:value-type="float" office:value="8.395">
            <text:p>8.395</text:p>
          </table:table-cell>
          <table:table-cell table:formula="of:=[.AN3]*0.5+[.AN4]*0.5" office:value-type="float" office:value="-40.305">
            <text:p>-40.305</text:p>
          </table:table-cell>
          <table:table-cell table:formula="of:=[.AO3]*0.5+[.AO4]*0.5" office:value-type="float" office:value="30.04">
            <text:p>30.04</text:p>
          </table:table-cell>
          <table:table-cell table:formula="of:=[.AP3]*0.5+[.AP4]*0.5" office:value-type="float" office:value="12.46">
            <text:p>12.46</text:p>
          </table:table-cell>
          <table:table-cell table:number-columns-repeated="982"/>
        </table:table-row>
        <table:table-row table:style-name="ro2">
          <table:table-cell office:value-type="string">
            <text:p>NCREIF</text:p>
          </table:table-cell>
          <table:table-cell table:number-columns-repeated="8"/>
          <table:table-cell office:value-type="float" office:value="16.11">
            <text:p>16.11</text:p>
          </table:table-cell>
          <table:table-cell office:value-type="float" office:value="20.46">
            <text:p>20.46</text:p>
          </table:table-cell>
          <table:table-cell office:value-type="float" office:value="18.09">
            <text:p>18.09</text:p>
          </table:table-cell>
          <table:table-cell office:value-type="float" office:value="16.62">
            <text:p>16.62</text:p>
          </table:table-cell>
          <table:table-cell office:value-type="float" office:value="9.43">
            <text:p>9.43</text:p>
          </table:table-cell>
          <table:table-cell office:value-type="float" office:value="13.13">
            <text:p>13.13</text:p>
          </table:table-cell>
          <table:table-cell office:value-type="float" office:value="13.84">
            <text:p>13.84</text:p>
          </table:table-cell>
          <table:table-cell office:value-type="float" office:value="11.24">
            <text:p>11.24</text:p>
          </table:table-cell>
          <table:table-cell office:value-type="float" office:value="8.3">
            <text:p>8.3</text:p>
          </table:table-cell>
          <table:table-cell office:value-type="float" office:value="8">
            <text:p>8</text:p>
          </table:table-cell>
          <table:table-cell office:value-type="float" office:value="9.62">
            <text:p>9.62</text:p>
          </table:table-cell>
          <table:table-cell office:value-type="float" office:value="7.77">
            <text:p>7.77</text:p>
          </table:table-cell>
          <table:table-cell office:value-type="float" office:value="2.3">
            <text:p>2.3</text:p>
          </table:table-cell>
          <table:table-cell office:value-type="float" office:value="-5.59">
            <text:p>-5.59</text:p>
          </table:table-cell>
          <table:table-cell office:value-type="float" office:value="-4.26">
            <text:p>-4.26</text:p>
          </table:table-cell>
          <table:table-cell office:value-type="float" office:value="1.38">
            <text:p>1.38</text:p>
          </table:table-cell>
          <table:table-cell office:value-type="float" office:value="6.39">
            <text:p>6.39</text:p>
          </table:table-cell>
          <table:table-cell office:value-type="float" office:value="7.54">
            <text:p>7.54</text:p>
          </table:table-cell>
          <table:table-cell office:value-type="float" office:value="10.31">
            <text:p>10.31</text:p>
          </table:table-cell>
          <table:table-cell office:value-type="float" office:value="13.91">
            <text:p>13.91</text:p>
          </table:table-cell>
          <table:table-cell office:value-type="float" office:value="16.24">
            <text:p>16.24</text:p>
          </table:table-cell>
          <table:table-cell office:value-type="float" office:value="11.36">
            <text:p>11.36</text:p>
          </table:table-cell>
          <table:table-cell office:value-type="float" office:value="12.24">
            <text:p>12.24</text:p>
          </table:table-cell>
          <table:table-cell office:value-type="float" office:value="7.28">
            <text:p>7.28</text:p>
          </table:table-cell>
          <table:table-cell office:value-type="float" office:value="6.74">
            <text:p>6.74</text:p>
          </table:table-cell>
          <table:table-cell office:value-type="float" office:value="8.99">
            <text:p>8.99</text:p>
          </table:table-cell>
          <table:table-cell office:value-type="float" office:value="14.48">
            <text:p>14.48</text:p>
          </table:table-cell>
          <table:table-cell office:value-type="float" office:value="20.06">
            <text:p>20.06</text:p>
          </table:table-cell>
          <table:table-cell office:value-type="float" office:value="16.59">
            <text:p>16.59</text:p>
          </table:table-cell>
          <table:table-cell office:value-type="float" office:value="15.84">
            <text:p>15.84</text:p>
          </table:table-cell>
          <table:table-cell office:value-type="float" office:value="-6.46">
            <text:p>-6.46</text:p>
          </table:table-cell>
          <table:table-cell office:value-type="float" office:value="-16.86">
            <text:p>-16.86</text:p>
          </table:table-cell>
          <table:table-cell office:value-type="float" office:value="13.11">
            <text:p>13.11</text:p>
          </table:table-cell>
          <table:table-cell table:number-columns-repeated="982"/>
        </table:table-row>
        <table:table-row table:style-name="ro2">
          <table:table-cell office:value-type="string">
            <text:p>5Y Treasuries</text:p>
          </table:table-cell>
          <table:table-cell table:number-columns-repeated="8"/>
          <table:table-cell table:number-columns-repeated="33"/>
          <table:table-cell table:number-columns-repeated="982"/>
        </table:table-row>
        <table:table-row table:style-name="ro2">
          <table:table-cell office:value-type="string">
            <text:p>TIAA Traditional</text:p>
          </table:table-cell>
          <table:table-cell table:number-columns-repeated="8"/>
          <table:table-cell table:number-columns-repeated="33"/>
          <table:table-cell table:number-columns-repeated="982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Index</text:p>
          </table:table-cell>
          <table:table-cell table:style-name="ce3" office:value-type="string">
            <text:p>Allocatio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Russell 3000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2">
          <table:table-cell office:value-type="string">
            <text:p>Wilshire 5000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2">
          <table:table-cell office:value-type="string">
            <text:p>MSCI EAFE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2">
          <table:table-cell office:value-type="string">
            <text:p>Equities (50/50 US-Intl)</text:p>
          </table:table-cell>
          <table:table-cell office:value-type="float" office:value="0.8">
            <text:p>0.8</text:p>
          </table:table-cell>
          <table:table-cell table:number-columns-repeated="1022"/>
        </table:table-row>
        <table:table-row table:style-name="ro2">
          <table:table-cell office:value-type="string">
            <text:p>NCREIF</text:p>
          </table:table-cell>
          <table:table-cell office:value-type="float" office:value="0.2">
            <text:p>0.2</text:p>
          </table:table-cell>
          <table:table-cell table:number-columns-repeated="1022"/>
        </table:table-row>
        <table:table-row table:style-name="ro2">
          <table:table-cell office:value-type="string">
            <text:p>5Y Treasuries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2">
          <table:table-cell office:value-type="string">
            <text:p>TIAA Traditional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Total</text:p>
          </table:table-cell>
          <table:table-cell table:formula="of:=SUM([.B11:.B17])"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Annual Return</text:p>
          </table:table-cell>
          <table:table-cell table:number-columns-repeated="8"/>
          <table:table-cell table:formula="of:=([.J2]*[.$B$11]+[.J3]*[.$B$12]+[.J4]*[.$B$13]+[.J5]*[.$B$14]+[.J6]*[.$B$15]+[.J7]*[.$B$16]+[.J8]*[.$B$17])" office:value-type="float" office:value="19.986">
            <text:p>19.986</text:p>
          </table:table-cell>
          <table:table-cell table:formula="of:=([.K2]*[.$B$11]+[.K3]*[.$B$12]+[.K4]*[.$B$13]+[.K5]*[.$B$14]+[.K6]*[.$B$15]+[.K7]*[.$B$16]+[.K8]*[.$B$17])" office:value-type="float" office:value="16.216">
            <text:p>16.216</text:p>
          </table:table-cell>
          <table:table-cell table:formula="of:=([.L2]*[.$B$11]+[.L3]*[.$B$12]+[.L4]*[.$B$13]+[.L5]*[.$B$14]+[.L6]*[.$B$15]+[.L7]*[.$B$16]+[.L8]*[.$B$17])" office:value-type="float" office:value="26.118">
            <text:p>26.118</text:p>
          </table:table-cell>
          <table:table-cell table:formula="of:=([.M2]*[.$B$11]+[.M3]*[.$B$12]+[.M4]*[.$B$13]+[.M5]*[.$B$14]+[.M6]*[.$B$15]+[.M7]*[.$B$16]+[.M8]*[.$B$17])" office:value-type="float" office:value="0.908">
            <text:p>0.908</text:p>
          </table:table-cell>
          <table:table-cell table:formula="of:=([.N2]*[.$B$11]+[.N3]*[.$B$12]+[.N4]*[.$B$13]+[.N5]*[.$B$14]+[.N6]*[.$B$15]+[.N7]*[.$B$16]+[.N8]*[.$B$17])" office:value-type="float" office:value="8.622">
            <text:p>8.622</text:p>
          </table:table-cell>
          <table:table-cell table:formula="of:=([.O2]*[.$B$11]+[.O3]*[.$B$12]+[.O4]*[.$B$13]+[.O5]*[.$B$14]+[.O6]*[.$B$15]+[.O7]*[.$B$16]+[.O8]*[.$B$17])" office:value-type="float" office:value="21.486">
            <text:p>21.486</text:p>
          </table:table-cell>
          <table:table-cell table:formula="of:=([.P2]*[.$B$11]+[.P3]*[.$B$12]+[.P4]*[.$B$13]+[.P5]*[.$B$14]+[.P6]*[.$B$15]+[.P7]*[.$B$16]+[.P8]*[.$B$17])" office:value-type="float" office:value="6.948">
            <text:p>6.948</text:p>
          </table:table-cell>
          <table:table-cell table:formula="of:=([.Q2]*[.$B$11]+[.Q3]*[.$B$12]+[.Q4]*[.$B$13]+[.Q5]*[.$B$14]+[.Q6]*[.$B$15]+[.Q7]*[.$B$16]+[.Q8]*[.$B$17])" office:value-type="float" office:value="37.724">
            <text:p>37.724</text:p>
          </table:table-cell>
          <table:table-cell table:formula="of:=([.R2]*[.$B$11]+[.R3]*[.$B$12]+[.R4]*[.$B$13]+[.R5]*[.$B$14]+[.R6]*[.$B$15]+[.R7]*[.$B$16]+[.R8]*[.$B$17])" office:value-type="float" office:value="35.88">
            <text:p>35.88</text:p>
          </table:table-cell>
          <table:table-cell table:formula="of:=([.S2]*[.$B$11]+[.S3]*[.$B$12]+[.S4]*[.$B$13]+[.S5]*[.$B$14]+[.S6]*[.$B$15]+[.S7]*[.$B$16]+[.S8]*[.$B$17])" office:value-type="float" office:value="12.364">
            <text:p>12.364</text:p>
          </table:table-cell>
          <table:table-cell table:formula="of:=([.T2]*[.$B$11]+[.T3]*[.$B$12]+[.T4]*[.$B$13]+[.T5]*[.$B$14]+[.T6]*[.$B$15]+[.T7]*[.$B$16]+[.T8]*[.$B$17])" office:value-type="float" office:value="20.4">
            <text:p>20.4</text:p>
          </table:table-cell>
          <table:table-cell table:formula="of:=([.U2]*[.$B$11]+[.U3]*[.$B$12]+[.U4]*[.$B$13]+[.U5]*[.$B$14]+[.U6]*[.$B$15]+[.U7]*[.$B$16]+[.U8]*[.$B$17])" office:value-type="float" office:value="17.438">
            <text:p>17.438</text:p>
          </table:table-cell>
          <table:table-cell table:formula="of:=([.V2]*[.$B$11]+[.V3]*[.$B$12]+[.V4]*[.$B$13]+[.V5]*[.$B$14]+[.V6]*[.$B$15]+[.V7]*[.$B$16]+[.V8]*[.$B$17])" office:value-type="float" office:value="-11.392">
            <text:p>-11.392</text:p>
          </table:table-cell>
          <table:table-cell table:formula="of:=([.W2]*[.$B$11]+[.W3]*[.$B$12]+[.W4]*[.$B$13]+[.W5]*[.$B$14]+[.W6]*[.$B$15]+[.W7]*[.$B$16]+[.W8]*[.$B$17])" office:value-type="float" office:value="17.422">
            <text:p>17.422</text:p>
          </table:table-cell>
          <table:table-cell table:formula="of:=([.X2]*[.$B$11]+[.X3]*[.$B$12]+[.X4]*[.$B$13]+[.X5]*[.$B$14]+[.X6]*[.$B$15]+[.X7]*[.$B$16]+[.X8]*[.$B$17])" office:value-type="float" office:value="-2.136">
            <text:p>-2.136</text:p>
          </table:table-cell>
          <table:table-cell table:formula="of:=([.Y2]*[.$B$11]+[.Y3]*[.$B$12]+[.Y4]*[.$B$13]+[.Y5]*[.$B$14]+[.Y6]*[.$B$15]+[.Y7]*[.$B$16]+[.Y8]*[.$B$17])" office:value-type="float" office:value="17.82">
            <text:p>17.82</text:p>
          </table:table-cell>
          <table:table-cell table:formula="of:=([.Z2]*[.$B$11]+[.Z3]*[.$B$12]+[.Z4]*[.$B$13]+[.Z5]*[.$B$14]+[.Z6]*[.$B$15]+[.Z7]*[.$B$16]+[.Z8]*[.$B$17])" office:value-type="float" office:value="4.37">
            <text:p>4.37</text:p>
          </table:table-cell>
          <table:table-cell table:formula="of:=([.AA2]*[.$B$11]+[.AA3]*[.$B$12]+[.AA4]*[.$B$13]+[.AA5]*[.$B$14]+[.AA6]*[.$B$15]+[.AA7]*[.$B$16]+[.AA8]*[.$B$17])" office:value-type="float" office:value="20.564">
            <text:p>20.564</text:p>
          </table:table-cell>
          <table:table-cell table:formula="of:=([.AB2]*[.$B$11]+[.AB3]*[.$B$12]+[.AB4]*[.$B$13]+[.AB5]*[.$B$14]+[.AB6]*[.$B$15]+[.AB7]*[.$B$16]+[.AB8]*[.$B$17])" office:value-type="float" office:value="12.962">
            <text:p>12.962</text:p>
          </table:table-cell>
          <table:table-cell table:formula="of:=([.AC2]*[.$B$11]+[.AC3]*[.$B$12]+[.AC4]*[.$B$13]+[.AC5]*[.$B$14]+[.AC6]*[.$B$15]+[.AC7]*[.$B$16]+[.AC8]*[.$B$17])" office:value-type="float" office:value="16.006">
            <text:p>16.006</text:p>
          </table:table-cell>
          <table:table-cell table:formula="of:=([.AD2]*[.$B$11]+[.AD3]*[.$B$12]+[.AD4]*[.$B$13]+[.AD5]*[.$B$14]+[.AD6]*[.$B$15]+[.AD7]*[.$B$16]+[.AD8]*[.$B$17])" office:value-type="float" office:value="20.624">
            <text:p>20.624</text:p>
          </table:table-cell>
          <table:table-cell table:formula="of:=([.AE2]*[.$B$11]+[.AE3]*[.$B$12]+[.AE4]*[.$B$13]+[.AE5]*[.$B$14]+[.AE6]*[.$B$15]+[.AE7]*[.$B$16]+[.AE8]*[.$B$17])" office:value-type="float" office:value="22.484">
            <text:p>22.484</text:p>
          </table:table-cell>
          <table:table-cell table:formula="of:=([.AF2]*[.$B$11]+[.AF3]*[.$B$12]+[.AF4]*[.$B$13]+[.AF5]*[.$B$14]+[.AF6]*[.$B$15]+[.AF7]*[.$B$16]+[.AF8]*[.$B$17])" office:value-type="float" office:value="-7.576">
            <text:p>-7.576</text:p>
          </table:table-cell>
          <table:table-cell table:formula="of:=([.AG2]*[.$B$11]+[.AG3]*[.$B$12]+[.AG4]*[.$B$13]+[.AG5]*[.$B$14]+[.AG6]*[.$B$15]+[.AG7]*[.$B$16]+[.AG8]*[.$B$17])" office:value-type="float" office:value="-11.504">
            <text:p>-11.504</text:p>
          </table:table-cell>
          <table:table-cell table:formula="of:=([.AH2]*[.$B$11]+[.AH3]*[.$B$12]+[.AH4]*[.$B$13]+[.AH5]*[.$B$14]+[.AH6]*[.$B$15]+[.AH7]*[.$B$16]+[.AH8]*[.$B$17])" office:value-type="float" office:value="-13.372">
            <text:p>-13.372</text:p>
          </table:table-cell>
          <table:table-cell table:formula="of:=([.AI2]*[.$B$11]+[.AI3]*[.$B$12]+[.AI4]*[.$B$13]+[.AI5]*[.$B$14]+[.AI6]*[.$B$15]+[.AI7]*[.$B$16]+[.AI8]*[.$B$17])" office:value-type="float" office:value="29.894">
            <text:p>29.894</text:p>
          </table:table-cell>
          <table:table-cell table:formula="of:=([.AJ2]*[.$B$11]+[.AJ3]*[.$B$12]+[.AJ4]*[.$B$13]+[.AJ5]*[.$B$14]+[.AJ6]*[.$B$15]+[.AJ7]*[.$B$16]+[.AJ8]*[.$B$17])" office:value-type="float" office:value="15.992">
            <text:p>15.992</text:p>
          </table:table-cell>
          <table:table-cell table:formula="of:=([.AK2]*[.$B$11]+[.AK3]*[.$B$12]+[.AK4]*[.$B$13]+[.AK5]*[.$B$14]+[.AK6]*[.$B$15]+[.AK7]*[.$B$16]+[.AK8]*[.$B$17])" office:value-type="float" office:value="11.98">
            <text:p>11.98</text:p>
          </table:table-cell>
          <table:table-cell table:formula="of:=([.AL2]*[.$B$11]+[.AL3]*[.$B$12]+[.AL4]*[.$B$13]+[.AL5]*[.$B$14]+[.AL6]*[.$B$15]+[.AL7]*[.$B$16]+[.AL8]*[.$B$17])" office:value-type="float" office:value="20.162">
            <text:p>20.162</text:p>
          </table:table-cell>
          <table:table-cell table:formula="of:=([.AM2]*[.$B$11]+[.AM3]*[.$B$12]+[.AM4]*[.$B$13]+[.AM5]*[.$B$14]+[.AM6]*[.$B$15]+[.AM7]*[.$B$16]+[.AM8]*[.$B$17])" office:value-type="float" office:value="9.884">
            <text:p>9.884</text:p>
          </table:table-cell>
          <table:table-cell table:formula="of:=([.AN2]*[.$B$11]+[.AN3]*[.$B$12]+[.AN4]*[.$B$13]+[.AN5]*[.$B$14]+[.AN6]*[.$B$15]+[.AN7]*[.$B$16]+[.AN8]*[.$B$17])" office:value-type="float" office:value="-33.536">
            <text:p>-33.536</text:p>
          </table:table-cell>
          <table:table-cell table:formula="of:=([.AO2]*[.$B$11]+[.AO3]*[.$B$12]+[.AO4]*[.$B$13]+[.AO5]*[.$B$14]+[.AO6]*[.$B$15]+[.AO7]*[.$B$16]+[.AO8]*[.$B$17])" office:value-type="float" office:value="20.66">
            <text:p>20.66</text:p>
          </table:table-cell>
          <table:table-cell table:formula="of:=([.AP2]*[.$B$11]+[.AP3]*[.$B$12]+[.AP4]*[.$B$13]+[.AP5]*[.$B$14]+[.AP6]*[.$B$15]+[.AP7]*[.$B$16]+[.AP8]*[.$B$17])" office:value-type="float" office:value="12.59">
            <text:p>12.59</text:p>
          </table:table-cell>
          <table:table-cell table:number-columns-repeated="982"/>
        </table:table-row>
        <table:table-row table:style-name="ro2">
          <table:table-cell table:style-name="ce3" office:value-type="string">
            <text:p>ln(1+r)</text:p>
          </table:table-cell>
          <table:table-cell table:number-columns-repeated="8"/>
          <table:table-cell table:formula="of:=LN(1+[.J20]/100)" office:value-type="float" office:value="0.182204883321203">
            <text:p>0.1822048833</text:p>
          </table:table-cell>
          <table:table-cell table:formula="of:=LN(1+[.K20]/100)" office:value-type="float" office:value="0.150280342582491">
            <text:p>0.1502803426</text:p>
          </table:table-cell>
          <table:table-cell table:formula="of:=LN(1+[.L20]/100)" office:value-type="float" office:value="0.232047790649932">
            <text:p>0.2320477906</text:p>
          </table:table-cell>
          <table:table-cell table:formula="of:=LN(1+[.M20]/100)" office:value-type="float" office:value="0.00903902465066984">
            <text:p>0.0090390247</text:p>
          </table:table-cell>
          <table:table-cell table:formula="of:=LN(1+[.N20]/100)" office:value-type="float" office:value="0.0827037792644135">
            <text:p>0.0827037793</text:p>
          </table:table-cell>
          <table:table-cell table:formula="of:=LN(1+[.O20]/100)" office:value-type="float" office:value="0.194628843815999">
            <text:p>0.1946288438</text:p>
          </table:table-cell>
          <table:table-cell table:formula="of:=LN(1+[.P20]/100)" office:value-type="float" office:value="0.0671725490382142">
            <text:p>0.067172549</text:p>
          </table:table-cell>
          <table:table-cell table:formula="of:=LN(1+[.Q20]/100)" office:value-type="float" office:value="0.32008149649844">
            <text:p>0.3200814965</text:p>
          </table:table-cell>
          <table:table-cell table:formula="of:=LN(1+[.R20]/100)" office:value-type="float" office:value="0.306601957304292">
            <text:p>0.3066019573</text:p>
          </table:table-cell>
          <table:table-cell table:formula="of:=LN(1+[.S20]/100)" office:value-type="float" office:value="0.116573415471892">
            <text:p>0.1165734155</text:p>
          </table:table-cell>
          <table:table-cell table:formula="of:=LN(1+[.T20]/100)" office:value-type="float" office:value="0.185649346886629">
            <text:p>0.1856493469</text:p>
          </table:table-cell>
          <table:table-cell table:formula="of:=LN(1+[.U20]/100)" office:value-type="float" office:value="0.16074034876035">
            <text:p>0.1607403488</text:p>
          </table:table-cell>
          <table:table-cell table:formula="of:=LN(1+[.V20]/100)" office:value-type="float" office:value="-0.12094803899954">
            <text:p>-0.120948039</text:p>
          </table:table-cell>
          <table:table-cell table:formula="of:=LN(1+[.W20]/100)" office:value-type="float" office:value="0.160604097376337">
            <text:p>0.1606040974</text:p>
          </table:table-cell>
          <table:table-cell table:formula="of:=LN(1+[.X20]/100)" office:value-type="float" office:value="-0.0215914262434762">
            <text:p>-0.0215914262</text:p>
          </table:table-cell>
          <table:table-cell table:formula="of:=LN(1+[.Y20]/100)" office:value-type="float" office:value="0.16398785010545">
            <text:p>0.1639878501</text:p>
          </table:table-cell>
          <table:table-cell table:formula="of:=LN(1+[.Z20]/100)" office:value-type="float" office:value="0.0427720918438691">
            <text:p>0.0427720918</text:p>
          </table:table-cell>
          <table:table-cell table:formula="of:=LN(1+[.AA20]/100)" office:value-type="float" office:value="0.187010546280086">
            <text:p>0.1870105463</text:p>
          </table:table-cell>
          <table:table-cell table:formula="of:=LN(1+[.AB20]/100)" office:value-type="float" office:value="0.121881292982538">
            <text:p>0.121881293</text:p>
          </table:table-cell>
          <table:table-cell table:formula="of:=LN(1+[.AC20]/100)" office:value-type="float" office:value="0.148471727918557">
            <text:p>0.1484717279</text:p>
          </table:table-cell>
          <table:table-cell table:formula="of:=LN(1+[.AD20]/100)" office:value-type="float" office:value="0.187508083481255">
            <text:p>0.1875080835</text:p>
          </table:table-cell>
          <table:table-cell table:formula="of:=LN(1+[.AE20]/100)" office:value-type="float" office:value="0.20281022322127">
            <text:p>0.2028102232</text:p>
          </table:table-cell>
          <table:table-cell table:formula="of:=LN(1+[.AF20]/100)" office:value-type="float" office:value="-0.078783500807374">
            <text:p>-0.0787835008</text:p>
          </table:table-cell>
          <table:table-cell table:formula="of:=LN(1+[.AG20]/100)" office:value-type="float" office:value="-0.122212832735769">
            <text:p>-0.1222128327</text:p>
          </table:table-cell>
          <table:table-cell table:formula="of:=LN(1+[.AH20]/100)" office:value-type="float" office:value="-0.143547097043067">
            <text:p>-0.143547097</text:p>
          </table:table-cell>
          <table:table-cell table:formula="of:=LN(1+[.AI20]/100)" office:value-type="float" office:value="0.261548547245257">
            <text:p>0.2615485472</text:p>
          </table:table-cell>
          <table:table-cell table:formula="of:=LN(1+[.AJ20]/100)" office:value-type="float" office:value="0.148351037222801">
            <text:p>0.1483510372</text:p>
          </table:table-cell>
          <table:table-cell table:formula="of:=LN(1+[.AK20]/100)" office:value-type="float" office:value="0.113150097932656">
            <text:p>0.1131500979</text:p>
          </table:table-cell>
          <table:table-cell table:formula="of:=LN(1+[.AL20]/100)" office:value-type="float" office:value="0.18367064636325">
            <text:p>0.1836706464</text:p>
          </table:table-cell>
          <table:table-cell table:formula="of:=LN(1+[.AM20]/100)" office:value-type="float" office:value="0.0942550779255041">
            <text:p>0.0942550779</text:p>
          </table:table-cell>
          <table:table-cell table:formula="of:=LN(1+[.AN20]/100)" office:value-type="float" office:value="-0.40850973829439">
            <text:p>-0.4085097383</text:p>
          </table:table-cell>
          <table:table-cell table:formula="of:=LN(1+[.AO20]/100)" office:value-type="float" office:value="0.187806487024524">
            <text:p>0.187806487</text:p>
          </table:table-cell>
          <table:table-cell table:formula="of:=LN(1+[.AP20]/100)" office:value-type="float" office:value="0.118582715826948">
            <text:p>0.1185827158</text:p>
          </table:table-cell>
          <table:table-cell table:number-columns-repeated="982"/>
        </table:table-row>
        <table:table-row table:style-name="ro2">
          <table:table-cell table:style-name="ce3" office:value-type="string">
            <text:p>Annualized Return</text:p>
          </table:table-cell>
          <table:table-cell table:formula="of:=(EXP(SUM([.J21:.AP21])/([.AP1]-[.J1]))-1)*100" office:value-type="float" office:value="11.3300945567507">
            <text:p>11.3300945568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Standard Deviation</text:p>
          </table:table-cell>
          <table:table-cell table:formula="of:=STDEVP([.J20:.AP20])" office:value-type="float" office:value="14.7108901138317">
            <text:p>14.7108901138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Worst Year</text:p>
          </table:table-cell>
          <table:table-cell table:formula="of:=MIN([.J20:.AP20])" office:value-type="float" office:value="-33.536">
            <text:p>-33.536</text:p>
          </table:table-cell>
          <table:table-cell table:number-columns-repeated="1022"/>
        </table:table-row>
        <table:table-row table:style-name="ro2">
          <table:table-cell table:style-name="ce3"/>
          <table:table-cell table:number-columns-repeated="1023"/>
        </table:table-row>
        <table:table-row table:style-name="ro2">
          <table:table-cell table:style-name="ce3" office:value-type="string">
            <text:p>Annual Return Allocations</text:p>
          </table:table-cell>
          <table:table-cell table:number-columns-repeated="41"/>
          <table:table-cell table:style-name="ce3" office:value-type="string">
            <text:p>Standard Deviations</text:p>
          </table:table-cell>
          <table:table-cell table:style-name="ce3" office:value-type="string">
            <text:p>Annualized Returns</text:p>
          </table:table-cell>
          <table:table-cell table:number-columns-repeated="980"/>
        </table:table-row>
        <table:table-row table:style-name="ro2">
          <table:table-cell table:style-name="ce4" office:value-type="float" office:value="0">
            <text:p>0</text:p>
          </table:table-cell>
          <table:table-cell table:number-columns-repeated="8"/>
          <table:table-cell table:formula="of:=[.$A27]*[.J$5]+(1-[.$A27])*[.J$6]" office:value-type="float" office:value="16.11">
            <text:p>16.11</text:p>
          </table:table-cell>
          <table:table-cell table:formula="of:=[.$A27]*[.K$5]+(1-[.$A27])*[.K$6]" office:value-type="float" office:value="20.46">
            <text:p>20.46</text:p>
          </table:table-cell>
          <table:table-cell table:formula="of:=[.$A27]*[.L$5]+(1-[.$A27])*[.L$6]" office:value-type="float" office:value="18.09">
            <text:p>18.09</text:p>
          </table:table-cell>
          <table:table-cell table:formula="of:=[.$A27]*[.M$5]+(1-[.$A27])*[.M$6]" office:value-type="float" office:value="16.62">
            <text:p>16.62</text:p>
          </table:table-cell>
          <table:table-cell table:formula="of:=[.$A27]*[.N$5]+(1-[.$A27])*[.N$6]" office:value-type="float" office:value="9.43">
            <text:p>9.43</text:p>
          </table:table-cell>
          <table:table-cell table:formula="of:=[.$A27]*[.O$5]+(1-[.$A27])*[.O$6]" office:value-type="float" office:value="13.13">
            <text:p>13.13</text:p>
          </table:table-cell>
          <table:table-cell table:formula="of:=[.$A27]*[.P$5]+(1-[.$A27])*[.P$6]" office:value-type="float" office:value="13.84">
            <text:p>13.84</text:p>
          </table:table-cell>
          <table:table-cell table:formula="of:=[.$A27]*[.Q$5]+(1-[.$A27])*[.Q$6]" office:value-type="float" office:value="11.24">
            <text:p>11.24</text:p>
          </table:table-cell>
          <table:table-cell table:formula="of:=[.$A27]*[.R$5]+(1-[.$A27])*[.R$6]" office:value-type="float" office:value="8.3">
            <text:p>8.3</text:p>
          </table:table-cell>
          <table:table-cell table:formula="of:=[.$A27]*[.S$5]+(1-[.$A27])*[.S$6]" office:value-type="float" office:value="8">
            <text:p>8</text:p>
          </table:table-cell>
          <table:table-cell table:formula="of:=[.$A27]*[.T$5]+(1-[.$A27])*[.T$6]" office:value-type="float" office:value="9.62">
            <text:p>9.62</text:p>
          </table:table-cell>
          <table:table-cell table:formula="of:=[.$A27]*[.U$5]+(1-[.$A27])*[.U$6]" office:value-type="float" office:value="7.77">
            <text:p>7.77</text:p>
          </table:table-cell>
          <table:table-cell table:formula="of:=[.$A27]*[.V$5]+(1-[.$A27])*[.V$6]" office:value-type="float" office:value="2.3">
            <text:p>2.3</text:p>
          </table:table-cell>
          <table:table-cell table:formula="of:=[.$A27]*[.W$5]+(1-[.$A27])*[.W$6]" office:value-type="float" office:value="-5.59">
            <text:p>-5.59</text:p>
          </table:table-cell>
          <table:table-cell table:formula="of:=[.$A27]*[.X$5]+(1-[.$A27])*[.X$6]" office:value-type="float" office:value="-4.26">
            <text:p>-4.26</text:p>
          </table:table-cell>
          <table:table-cell table:formula="of:=[.$A27]*[.Y$5]+(1-[.$A27])*[.Y$6]" office:value-type="float" office:value="1.38">
            <text:p>1.38</text:p>
          </table:table-cell>
          <table:table-cell table:formula="of:=[.$A27]*[.Z$5]+(1-[.$A27])*[.Z$6]" office:value-type="float" office:value="6.39">
            <text:p>6.39</text:p>
          </table:table-cell>
          <table:table-cell table:formula="of:=[.$A27]*[.AA$5]+(1-[.$A27])*[.AA$6]" office:value-type="float" office:value="7.54">
            <text:p>7.54</text:p>
          </table:table-cell>
          <table:table-cell table:formula="of:=[.$A27]*[.AB$5]+(1-[.$A27])*[.AB$6]" office:value-type="float" office:value="10.31">
            <text:p>10.31</text:p>
          </table:table-cell>
          <table:table-cell table:formula="of:=[.$A27]*[.AC$5]+(1-[.$A27])*[.AC$6]" office:value-type="float" office:value="13.91">
            <text:p>13.91</text:p>
          </table:table-cell>
          <table:table-cell table:formula="of:=[.$A27]*[.AD$5]+(1-[.$A27])*[.AD$6]" office:value-type="float" office:value="16.24">
            <text:p>16.24</text:p>
          </table:table-cell>
          <table:table-cell table:formula="of:=[.$A27]*[.AE$5]+(1-[.$A27])*[.AE$6]" office:value-type="float" office:value="11.36">
            <text:p>11.36</text:p>
          </table:table-cell>
          <table:table-cell table:formula="of:=[.$A27]*[.AF$5]+(1-[.$A27])*[.AF$6]" office:value-type="float" office:value="12.24">
            <text:p>12.24</text:p>
          </table:table-cell>
          <table:table-cell table:formula="of:=[.$A27]*[.AG$5]+(1-[.$A27])*[.AG$6]" office:value-type="float" office:value="7.28">
            <text:p>7.28</text:p>
          </table:table-cell>
          <table:table-cell table:formula="of:=[.$A27]*[.AH$5]+(1-[.$A27])*[.AH$6]" office:value-type="float" office:value="6.74">
            <text:p>6.74</text:p>
          </table:table-cell>
          <table:table-cell table:formula="of:=[.$A27]*[.AI$5]+(1-[.$A27])*[.AI$6]" office:value-type="float" office:value="8.99">
            <text:p>8.99</text:p>
          </table:table-cell>
          <table:table-cell table:formula="of:=[.$A27]*[.AJ$5]+(1-[.$A27])*[.AJ$6]" office:value-type="float" office:value="14.48">
            <text:p>14.48</text:p>
          </table:table-cell>
          <table:table-cell table:formula="of:=[.$A27]*[.AK$5]+(1-[.$A27])*[.AK$6]" office:value-type="float" office:value="20.06">
            <text:p>20.06</text:p>
          </table:table-cell>
          <table:table-cell table:formula="of:=[.$A27]*[.AL$5]+(1-[.$A27])*[.AL$6]" office:value-type="float" office:value="16.59">
            <text:p>16.59</text:p>
          </table:table-cell>
          <table:table-cell table:formula="of:=[.$A27]*[.AM$5]+(1-[.$A27])*[.AM$6]" office:value-type="float" office:value="15.84">
            <text:p>15.84</text:p>
          </table:table-cell>
          <table:table-cell table:formula="of:=[.$A27]*[.AN$5]+(1-[.$A27])*[.AN$6]" office:value-type="float" office:value="-6.46">
            <text:p>-6.46</text:p>
          </table:table-cell>
          <table:table-cell table:formula="of:=[.$A27]*[.AO$5]+(1-[.$A27])*[.AO$6]" office:value-type="float" office:value="-16.86">
            <text:p>-16.86</text:p>
          </table:table-cell>
          <table:table-cell table:formula="of:=[.$A27]*[.AP$5]+(1-[.$A27])*[.AP$6]" office:value-type="float" office:value="13.11">
            <text:p>13.11</text:p>
          </table:table-cell>
          <table:table-cell table:formula="of:=STDEVP([.J27:.AP27])" office:value-type="float" office:value="8.07997429284294">
            <text:p>8.0799742928</text:p>
          </table:table-cell>
          <table:table-cell table:formula="of:=(EXP(SUM([.J50:.AP50])/([.$AP$1]-[.$J$1]))-1)*100" office:value-type="float" office:value="9.18658305809976">
            <text:p>9.1865830581</text:p>
          </table:table-cell>
          <table:table-cell table:number-columns-repeated="980"/>
        </table:table-row>
        <table:table-row table:style-name="ro2">
          <table:table-cell table:style-name="ce4" office:value-type="float" office:value="0.05">
            <text:p>0.05</text:p>
          </table:table-cell>
          <table:table-cell table:number-columns-repeated="8"/>
          <table:table-cell table:formula="of:=[.$A28]*[.J$5]+(1-[.$A28])*[.J$6]" office:value-type="float" office:value="16.35225">
            <text:p>16.35225</text:p>
          </table:table-cell>
          <table:table-cell table:formula="of:=[.$A28]*[.K$5]+(1-[.$A28])*[.K$6]" office:value-type="float" office:value="20.19475">
            <text:p>20.19475</text:p>
          </table:table-cell>
          <table:table-cell table:formula="of:=[.$A28]*[.L$5]+(1-[.$A28])*[.L$6]" office:value-type="float" office:value="18.59175">
            <text:p>18.59175</text:p>
          </table:table-cell>
          <table:table-cell table:formula="of:=[.$A28]*[.M$5]+(1-[.$A28])*[.M$6]" office:value-type="float" office:value="15.638">
            <text:p>15.638</text:p>
          </table:table-cell>
          <table:table-cell table:formula="of:=[.$A28]*[.N$5]+(1-[.$A28])*[.N$6]" office:value-type="float" office:value="9.3795">
            <text:p>9.3795</text:p>
          </table:table-cell>
          <table:table-cell table:formula="of:=[.$A28]*[.O$5]+(1-[.$A28])*[.O$6]" office:value-type="float" office:value="13.65225">
            <text:p>13.65225</text:p>
          </table:table-cell>
          <table:table-cell table:formula="of:=[.$A28]*[.P$5]+(1-[.$A28])*[.P$6]" office:value-type="float" office:value="13.40925">
            <text:p>13.40925</text:p>
          </table:table-cell>
          <table:table-cell table:formula="of:=[.$A28]*[.Q$5]+(1-[.$A28])*[.Q$6]" office:value-type="float" office:value="12.89525">
            <text:p>12.89525</text:p>
          </table:table-cell>
          <table:table-cell table:formula="of:=[.$A28]*[.R$5]+(1-[.$A28])*[.R$6]" office:value-type="float" office:value="10.02375">
            <text:p>10.02375</text:p>
          </table:table-cell>
          <table:table-cell table:formula="of:=[.$A28]*[.S$5]+(1-[.$A28])*[.S$6]" office:value-type="float" office:value="8.27275">
            <text:p>8.27275</text:p>
          </table:table-cell>
          <table:table-cell table:formula="of:=[.$A28]*[.T$5]+(1-[.$A28])*[.T$6]" office:value-type="float" office:value="10.29375">
            <text:p>10.29375</text:p>
          </table:table-cell>
          <table:table-cell table:formula="of:=[.$A28]*[.U$5]+(1-[.$A28])*[.U$6]" office:value-type="float" office:value="8.37425">
            <text:p>8.37425</text:p>
          </table:table-cell>
          <table:table-cell table:formula="of:=[.$A28]*[.V$5]+(1-[.$A28])*[.V$6]" office:value-type="float" office:value="1.44425">
            <text:p>1.44425</text:p>
          </table:table-cell>
          <table:table-cell table:formula="of:=[.$A28]*[.W$5]+(1-[.$A28])*[.W$6]" office:value-type="float" office:value="-4.15175">
            <text:p>-4.15175</text:p>
          </table:table-cell>
          <table:table-cell table:formula="of:=[.$A28]*[.X$5]+(1-[.$A28])*[.X$6]" office:value-type="float" office:value="-4.12725">
            <text:p>-4.12725</text:p>
          </table:table-cell>
          <table:table-cell table:formula="of:=[.$A28]*[.Y$5]+(1-[.$A28])*[.Y$6]" office:value-type="float" office:value="2.4075">
            <text:p>2.4075</text:p>
          </table:table-cell>
          <table:table-cell table:formula="of:=[.$A28]*[.Z$5]+(1-[.$A28])*[.Z$6]" office:value-type="float" office:value="6.26375">
            <text:p>6.26375</text:p>
          </table:table-cell>
          <table:table-cell table:formula="of:=[.$A28]*[.AA$5]+(1-[.$A28])*[.AA$6]" office:value-type="float" office:value="8.354">
            <text:p>8.354</text:p>
          </table:table-cell>
          <table:table-cell table:formula="of:=[.$A28]*[.AB$5]+(1-[.$A28])*[.AB$6]" office:value-type="float" office:value="10.47575">
            <text:p>10.47575</text:p>
          </table:table-cell>
          <table:table-cell table:formula="of:=[.$A28]*[.AC$5]+(1-[.$A28])*[.AC$6]" office:value-type="float" office:value="14.041">
            <text:p>14.041</text:p>
          </table:table-cell>
          <table:table-cell table:formula="of:=[.$A28]*[.AD$5]+(1-[.$A28])*[.AD$6]" office:value-type="float" office:value="16.514">
            <text:p>16.514</text:p>
          </table:table-cell>
          <table:table-cell table:formula="of:=[.$A28]*[.AE$5]+(1-[.$A28])*[.AE$6]" office:value-type="float" office:value="12.05525">
            <text:p>12.05525</text:p>
          </table:table-cell>
          <table:table-cell table:formula="of:=[.$A28]*[.AF$5]+(1-[.$A28])*[.AF$6]" office:value-type="float" office:value="11.0015">
            <text:p>11.0015</text:p>
          </table:table-cell>
          <table:table-cell table:formula="of:=[.$A28]*[.AG$5]+(1-[.$A28])*[.AG$6]" office:value-type="float" office:value="6.106">
            <text:p>6.106</text:p>
          </table:table-cell>
          <table:table-cell table:formula="of:=[.$A28]*[.AH$5]+(1-[.$A28])*[.AH$6]" office:value-type="float" office:value="5.483">
            <text:p>5.483</text:p>
          </table:table-cell>
          <table:table-cell table:formula="of:=[.$A28]*[.AI$5]+(1-[.$A28])*[.AI$6]" office:value-type="float" office:value="10.2965">
            <text:p>10.2965</text:p>
          </table:table-cell>
          <table:table-cell table:formula="of:=[.$A28]*[.AJ$5]+(1-[.$A28])*[.AJ$6]" office:value-type="float" office:value="14.5745">
            <text:p>14.5745</text:p>
          </table:table-cell>
          <table:table-cell table:formula="of:=[.$A28]*[.AK$5]+(1-[.$A28])*[.AK$6]" office:value-type="float" office:value="19.555">
            <text:p>19.555</text:p>
          </table:table-cell>
          <table:table-cell table:formula="of:=[.$A28]*[.AL$5]+(1-[.$A28])*[.AL$6]" office:value-type="float" office:value="16.81325">
            <text:p>16.81325</text:p>
          </table:table-cell>
          <table:table-cell table:formula="of:=[.$A28]*[.AM$5]+(1-[.$A28])*[.AM$6]" office:value-type="float" office:value="15.46775">
            <text:p>15.46775</text:p>
          </table:table-cell>
          <table:table-cell table:formula="of:=[.$A28]*[.AN$5]+(1-[.$A28])*[.AN$6]" office:value-type="float" office:value="-8.15225">
            <text:p>-8.15225</text:p>
          </table:table-cell>
          <table:table-cell table:formula="of:=[.$A28]*[.AO$5]+(1-[.$A28])*[.AO$6]" office:value-type="float" office:value="-14.515">
            <text:p>-14.515</text:p>
          </table:table-cell>
          <table:table-cell table:formula="of:=[.$A28]*[.AP$5]+(1-[.$A28])*[.AP$6]" office:value-type="float" office:value="13.0775">
            <text:p>13.0775</text:p>
          </table:table-cell>
          <table:table-cell table:formula="of:=STDEVP([.J28:.AP28])" office:value-type="float" office:value="7.88751090284755">
            <text:p>7.8875109028</text:p>
          </table:table-cell>
          <table:table-cell table:formula="of:=(EXP(SUM([.J51:.AP51])/([.$AP$1]-[.$J$1]))-1)*100" office:value-type="float" office:value="9.38854594385714">
            <text:p>9.3885459439</text:p>
          </table:table-cell>
          <table:table-cell table:number-columns-repeated="980"/>
        </table:table-row>
        <table:table-row table:style-name="ro2">
          <table:table-cell table:style-name="ce4" office:value-type="float" office:value="0.1">
            <text:p>0.1</text:p>
          </table:table-cell>
          <table:table-cell table:number-columns-repeated="8"/>
          <table:table-cell table:formula="of:=[.$A29]*[.J$5]+(1-[.$A29])*[.J$6]" office:value-type="float" office:value="16.5945">
            <text:p>16.5945</text:p>
          </table:table-cell>
          <table:table-cell table:formula="of:=[.$A29]*[.K$5]+(1-[.$A29])*[.K$6]" office:value-type="float" office:value="19.9295">
            <text:p>19.9295</text:p>
          </table:table-cell>
          <table:table-cell table:formula="of:=[.$A29]*[.L$5]+(1-[.$A29])*[.L$6]" office:value-type="float" office:value="19.0935">
            <text:p>19.0935</text:p>
          </table:table-cell>
          <table:table-cell table:formula="of:=[.$A29]*[.M$5]+(1-[.$A29])*[.M$6]" office:value-type="float" office:value="14.656">
            <text:p>14.656</text:p>
          </table:table-cell>
          <table:table-cell table:formula="of:=[.$A29]*[.N$5]+(1-[.$A29])*[.N$6]" office:value-type="float" office:value="9.329">
            <text:p>9.329</text:p>
          </table:table-cell>
          <table:table-cell table:formula="of:=[.$A29]*[.O$5]+(1-[.$A29])*[.O$6]" office:value-type="float" office:value="14.1745">
            <text:p>14.1745</text:p>
          </table:table-cell>
          <table:table-cell table:formula="of:=[.$A29]*[.P$5]+(1-[.$A29])*[.P$6]" office:value-type="float" office:value="12.9785">
            <text:p>12.9785</text:p>
          </table:table-cell>
          <table:table-cell table:formula="of:=[.$A29]*[.Q$5]+(1-[.$A29])*[.Q$6]" office:value-type="float" office:value="14.5505">
            <text:p>14.5505</text:p>
          </table:table-cell>
          <table:table-cell table:formula="of:=[.$A29]*[.R$5]+(1-[.$A29])*[.R$6]" office:value-type="float" office:value="11.7475">
            <text:p>11.7475</text:p>
          </table:table-cell>
          <table:table-cell table:formula="of:=[.$A29]*[.S$5]+(1-[.$A29])*[.S$6]" office:value-type="float" office:value="8.5455">
            <text:p>8.5455</text:p>
          </table:table-cell>
          <table:table-cell table:formula="of:=[.$A29]*[.T$5]+(1-[.$A29])*[.T$6]" office:value-type="float" office:value="10.9675">
            <text:p>10.9675</text:p>
          </table:table-cell>
          <table:table-cell table:formula="of:=[.$A29]*[.U$5]+(1-[.$A29])*[.U$6]" office:value-type="float" office:value="8.9785">
            <text:p>8.9785</text:p>
          </table:table-cell>
          <table:table-cell table:formula="of:=[.$A29]*[.V$5]+(1-[.$A29])*[.V$6]" office:value-type="float" office:value="0.5885">
            <text:p>0.5885</text:p>
          </table:table-cell>
          <table:table-cell table:formula="of:=[.$A29]*[.W$5]+(1-[.$A29])*[.W$6]" office:value-type="float" office:value="-2.7135">
            <text:p>-2.7135</text:p>
          </table:table-cell>
          <table:table-cell table:formula="of:=[.$A29]*[.X$5]+(1-[.$A29])*[.X$6]" office:value-type="float" office:value="-3.9945">
            <text:p>-3.9945</text:p>
          </table:table-cell>
          <table:table-cell table:formula="of:=[.$A29]*[.Y$5]+(1-[.$A29])*[.Y$6]" office:value-type="float" office:value="3.435">
            <text:p>3.435</text:p>
          </table:table-cell>
          <table:table-cell table:formula="of:=[.$A29]*[.Z$5]+(1-[.$A29])*[.Z$6]" office:value-type="float" office:value="6.1375">
            <text:p>6.1375</text:p>
          </table:table-cell>
          <table:table-cell table:formula="of:=[.$A29]*[.AA$5]+(1-[.$A29])*[.AA$6]" office:value-type="float" office:value="9.168">
            <text:p>9.168</text:p>
          </table:table-cell>
          <table:table-cell table:formula="of:=[.$A29]*[.AB$5]+(1-[.$A29])*[.AB$6]" office:value-type="float" office:value="10.6415">
            <text:p>10.6415</text:p>
          </table:table-cell>
          <table:table-cell table:formula="of:=[.$A29]*[.AC$5]+(1-[.$A29])*[.AC$6]" office:value-type="float" office:value="14.172">
            <text:p>14.172</text:p>
          </table:table-cell>
          <table:table-cell table:formula="of:=[.$A29]*[.AD$5]+(1-[.$A29])*[.AD$6]" office:value-type="float" office:value="16.788">
            <text:p>16.788</text:p>
          </table:table-cell>
          <table:table-cell table:formula="of:=[.$A29]*[.AE$5]+(1-[.$A29])*[.AE$6]" office:value-type="float" office:value="12.7505">
            <text:p>12.7505</text:p>
          </table:table-cell>
          <table:table-cell table:formula="of:=[.$A29]*[.AF$5]+(1-[.$A29])*[.AF$6]" office:value-type="float" office:value="9.763">
            <text:p>9.763</text:p>
          </table:table-cell>
          <table:table-cell table:formula="of:=[.$A29]*[.AG$5]+(1-[.$A29])*[.AG$6]" office:value-type="float" office:value="4.932">
            <text:p>4.932</text:p>
          </table:table-cell>
          <table:table-cell table:formula="of:=[.$A29]*[.AH$5]+(1-[.$A29])*[.AH$6]" office:value-type="float" office:value="4.226">
            <text:p>4.226</text:p>
          </table:table-cell>
          <table:table-cell table:formula="of:=[.$A29]*[.AI$5]+(1-[.$A29])*[.AI$6]" office:value-type="float" office:value="11.603">
            <text:p>11.603</text:p>
          </table:table-cell>
          <table:table-cell table:formula="of:=[.$A29]*[.AJ$5]+(1-[.$A29])*[.AJ$6]" office:value-type="float" office:value="14.669">
            <text:p>14.669</text:p>
          </table:table-cell>
          <table:table-cell table:formula="of:=[.$A29]*[.AK$5]+(1-[.$A29])*[.AK$6]" office:value-type="float" office:value="19.05">
            <text:p>19.05</text:p>
          </table:table-cell>
          <table:table-cell table:formula="of:=[.$A29]*[.AL$5]+(1-[.$A29])*[.AL$6]" office:value-type="float" office:value="17.0365">
            <text:p>17.0365</text:p>
          </table:table-cell>
          <table:table-cell table:formula="of:=[.$A29]*[.AM$5]+(1-[.$A29])*[.AM$6]" office:value-type="float" office:value="15.0955">
            <text:p>15.0955</text:p>
          </table:table-cell>
          <table:table-cell table:formula="of:=[.$A29]*[.AN$5]+(1-[.$A29])*[.AN$6]" office:value-type="float" office:value="-9.8445">
            <text:p>-9.8445</text:p>
          </table:table-cell>
          <table:table-cell table:formula="of:=[.$A29]*[.AO$5]+(1-[.$A29])*[.AO$6]" office:value-type="float" office:value="-12.17">
            <text:p>-12.17</text:p>
          </table:table-cell>
          <table:table-cell table:formula="of:=[.$A29]*[.AP$5]+(1-[.$A29])*[.AP$6]" office:value-type="float" office:value="13.045">
            <text:p>13.045</text:p>
          </table:table-cell>
          <table:table-cell table:formula="of:=STDEVP([.J29:.AP29])" office:value-type="float" office:value="7.79799944115192">
            <text:p>7.7979994412</text:p>
          </table:table-cell>
          <table:table-cell table:formula="of:=(EXP(SUM([.J52:.AP52])/([.$AP$1]-[.$J$1]))-1)*100" office:value-type="float" office:value="9.58119493465834">
            <text:p>9.5811949347</text:p>
          </table:table-cell>
          <table:table-cell table:number-columns-repeated="980"/>
        </table:table-row>
        <table:table-row table:style-name="ro2">
          <table:table-cell table:style-name="ce4" office:value-type="float" office:value="0.15">
            <text:p>0.15</text:p>
          </table:table-cell>
          <table:table-cell table:number-columns-repeated="8"/>
          <table:table-cell table:formula="of:=[.$A30]*[.J$5]+(1-[.$A30])*[.J$6]" office:value-type="float" office:value="16.83675">
            <text:p>16.83675</text:p>
          </table:table-cell>
          <table:table-cell table:formula="of:=[.$A30]*[.K$5]+(1-[.$A30])*[.K$6]" office:value-type="float" office:value="19.66425">
            <text:p>19.66425</text:p>
          </table:table-cell>
          <table:table-cell table:formula="of:=[.$A30]*[.L$5]+(1-[.$A30])*[.L$6]" office:value-type="float" office:value="19.59525">
            <text:p>19.59525</text:p>
          </table:table-cell>
          <table:table-cell table:formula="of:=[.$A30]*[.M$5]+(1-[.$A30])*[.M$6]" office:value-type="float" office:value="13.674">
            <text:p>13.674</text:p>
          </table:table-cell>
          <table:table-cell table:formula="of:=[.$A30]*[.N$5]+(1-[.$A30])*[.N$6]" office:value-type="float" office:value="9.2785">
            <text:p>9.2785</text:p>
          </table:table-cell>
          <table:table-cell table:formula="of:=[.$A30]*[.O$5]+(1-[.$A30])*[.O$6]" office:value-type="float" office:value="14.69675">
            <text:p>14.69675</text:p>
          </table:table-cell>
          <table:table-cell table:formula="of:=[.$A30]*[.P$5]+(1-[.$A30])*[.P$6]" office:value-type="float" office:value="12.54775">
            <text:p>12.54775</text:p>
          </table:table-cell>
          <table:table-cell table:formula="of:=[.$A30]*[.Q$5]+(1-[.$A30])*[.Q$6]" office:value-type="float" office:value="16.20575">
            <text:p>16.20575</text:p>
          </table:table-cell>
          <table:table-cell table:formula="of:=[.$A30]*[.R$5]+(1-[.$A30])*[.R$6]" office:value-type="float" office:value="13.47125">
            <text:p>13.47125</text:p>
          </table:table-cell>
          <table:table-cell table:formula="of:=[.$A30]*[.S$5]+(1-[.$A30])*[.S$6]" office:value-type="float" office:value="8.81825">
            <text:p>8.81825</text:p>
          </table:table-cell>
          <table:table-cell table:formula="of:=[.$A30]*[.T$5]+(1-[.$A30])*[.T$6]" office:value-type="float" office:value="11.64125">
            <text:p>11.64125</text:p>
          </table:table-cell>
          <table:table-cell table:formula="of:=[.$A30]*[.U$5]+(1-[.$A30])*[.U$6]" office:value-type="float" office:value="9.58275">
            <text:p>9.58275</text:p>
          </table:table-cell>
          <table:table-cell table:formula="of:=[.$A30]*[.V$5]+(1-[.$A30])*[.V$6]" office:value-type="float" office:value="-0.26725">
            <text:p>-0.26725</text:p>
          </table:table-cell>
          <table:table-cell table:formula="of:=[.$A30]*[.W$5]+(1-[.$A30])*[.W$6]" office:value-type="float" office:value="-1.27525">
            <text:p>-1.27525</text:p>
          </table:table-cell>
          <table:table-cell table:formula="of:=[.$A30]*[.X$5]+(1-[.$A30])*[.X$6]" office:value-type="float" office:value="-3.86175">
            <text:p>-3.86175</text:p>
          </table:table-cell>
          <table:table-cell table:formula="of:=[.$A30]*[.Y$5]+(1-[.$A30])*[.Y$6]" office:value-type="float" office:value="4.4625">
            <text:p>4.4625</text:p>
          </table:table-cell>
          <table:table-cell table:formula="of:=[.$A30]*[.Z$5]+(1-[.$A30])*[.Z$6]" office:value-type="float" office:value="6.01125">
            <text:p>6.01125</text:p>
          </table:table-cell>
          <table:table-cell table:formula="of:=[.$A30]*[.AA$5]+(1-[.$A30])*[.AA$6]" office:value-type="float" office:value="9.982">
            <text:p>9.982</text:p>
          </table:table-cell>
          <table:table-cell table:formula="of:=[.$A30]*[.AB$5]+(1-[.$A30])*[.AB$6]" office:value-type="float" office:value="10.80725">
            <text:p>10.80725</text:p>
          </table:table-cell>
          <table:table-cell table:formula="of:=[.$A30]*[.AC$5]+(1-[.$A30])*[.AC$6]" office:value-type="float" office:value="14.303">
            <text:p>14.303</text:p>
          </table:table-cell>
          <table:table-cell table:formula="of:=[.$A30]*[.AD$5]+(1-[.$A30])*[.AD$6]" office:value-type="float" office:value="17.062">
            <text:p>17.062</text:p>
          </table:table-cell>
          <table:table-cell table:formula="of:=[.$A30]*[.AE$5]+(1-[.$A30])*[.AE$6]" office:value-type="float" office:value="13.44575">
            <text:p>13.44575</text:p>
          </table:table-cell>
          <table:table-cell table:formula="of:=[.$A30]*[.AF$5]+(1-[.$A30])*[.AF$6]" office:value-type="float" office:value="8.5245">
            <text:p>8.5245</text:p>
          </table:table-cell>
          <table:table-cell table:formula="of:=[.$A30]*[.AG$5]+(1-[.$A30])*[.AG$6]" office:value-type="float" office:value="3.758">
            <text:p>3.758</text:p>
          </table:table-cell>
          <table:table-cell table:formula="of:=[.$A30]*[.AH$5]+(1-[.$A30])*[.AH$6]" office:value-type="float" office:value="2.969">
            <text:p>2.969</text:p>
          </table:table-cell>
          <table:table-cell table:formula="of:=[.$A30]*[.AI$5]+(1-[.$A30])*[.AI$6]" office:value-type="float" office:value="12.9095">
            <text:p>12.9095</text:p>
          </table:table-cell>
          <table:table-cell table:formula="of:=[.$A30]*[.AJ$5]+(1-[.$A30])*[.AJ$6]" office:value-type="float" office:value="14.7635">
            <text:p>14.7635</text:p>
          </table:table-cell>
          <table:table-cell table:formula="of:=[.$A30]*[.AK$5]+(1-[.$A30])*[.AK$6]" office:value-type="float" office:value="18.545">
            <text:p>18.545</text:p>
          </table:table-cell>
          <table:table-cell table:formula="of:=[.$A30]*[.AL$5]+(1-[.$A30])*[.AL$6]" office:value-type="float" office:value="17.25975">
            <text:p>17.25975</text:p>
          </table:table-cell>
          <table:table-cell table:formula="of:=[.$A30]*[.AM$5]+(1-[.$A30])*[.AM$6]" office:value-type="float" office:value="14.72325">
            <text:p>14.72325</text:p>
          </table:table-cell>
          <table:table-cell table:formula="of:=[.$A30]*[.AN$5]+(1-[.$A30])*[.AN$6]" office:value-type="float" office:value="-11.53675">
            <text:p>-11.53675</text:p>
          </table:table-cell>
          <table:table-cell table:formula="of:=[.$A30]*[.AO$5]+(1-[.$A30])*[.AO$6]" office:value-type="float" office:value="-9.825">
            <text:p>-9.825</text:p>
          </table:table-cell>
          <table:table-cell table:formula="of:=[.$A30]*[.AP$5]+(1-[.$A30])*[.AP$6]" office:value-type="float" office:value="13.0125">
            <text:p>13.0125</text:p>
          </table:table-cell>
          <table:table-cell table:formula="of:=STDEVP([.J30:.AP30])" office:value-type="float" office:value="7.81497829158871">
            <text:p>7.8149782916</text:p>
          </table:table-cell>
          <table:table-cell table:formula="of:=(EXP(SUM([.J53:.AP53])/([.$AP$1]-[.$J$1]))-1)*100" office:value-type="float" office:value="9.76462729945609">
            <text:p>9.7646272995</text:p>
          </table:table-cell>
          <table:table-cell table:number-columns-repeated="980"/>
        </table:table-row>
        <table:table-row table:style-name="ro2">
          <table:table-cell office:value-type="float" office:value="0.2">
            <text:p>0.2</text:p>
          </table:table-cell>
          <table:table-cell table:number-columns-repeated="8"/>
          <table:table-cell table:formula="of:=[.$A31]*[.J$5]+(1-[.$A31])*[.J$6]" office:value-type="float" office:value="17.079">
            <text:p>17.079</text:p>
          </table:table-cell>
          <table:table-cell table:formula="of:=[.$A31]*[.K$5]+(1-[.$A31])*[.K$6]" office:value-type="float" office:value="19.399">
            <text:p>19.399</text:p>
          </table:table-cell>
          <table:table-cell table:formula="of:=[.$A31]*[.L$5]+(1-[.$A31])*[.L$6]" office:value-type="float" office:value="20.097">
            <text:p>20.097</text:p>
          </table:table-cell>
          <table:table-cell table:formula="of:=[.$A31]*[.M$5]+(1-[.$A31])*[.M$6]" office:value-type="float" office:value="12.692">
            <text:p>12.692</text:p>
          </table:table-cell>
          <table:table-cell table:formula="of:=[.$A31]*[.N$5]+(1-[.$A31])*[.N$6]" office:value-type="float" office:value="9.228">
            <text:p>9.228</text:p>
          </table:table-cell>
          <table:table-cell table:formula="of:=[.$A31]*[.O$5]+(1-[.$A31])*[.O$6]" office:value-type="float" office:value="15.219">
            <text:p>15.219</text:p>
          </table:table-cell>
          <table:table-cell table:formula="of:=[.$A31]*[.P$5]+(1-[.$A31])*[.P$6]" office:value-type="float" office:value="12.117">
            <text:p>12.117</text:p>
          </table:table-cell>
          <table:table-cell table:formula="of:=[.$A31]*[.Q$5]+(1-[.$A31])*[.Q$6]" office:value-type="float" office:value="17.861">
            <text:p>17.861</text:p>
          </table:table-cell>
          <table:table-cell table:formula="of:=[.$A31]*[.R$5]+(1-[.$A31])*[.R$6]" office:value-type="float" office:value="15.195">
            <text:p>15.195</text:p>
          </table:table-cell>
          <table:table-cell table:formula="of:=[.$A31]*[.S$5]+(1-[.$A31])*[.S$6]" office:value-type="float" office:value="9.091">
            <text:p>9.091</text:p>
          </table:table-cell>
          <table:table-cell table:formula="of:=[.$A31]*[.T$5]+(1-[.$A31])*[.T$6]" office:value-type="float" office:value="12.315">
            <text:p>12.315</text:p>
          </table:table-cell>
          <table:table-cell table:formula="of:=[.$A31]*[.U$5]+(1-[.$A31])*[.U$6]" office:value-type="float" office:value="10.187">
            <text:p>10.187</text:p>
          </table:table-cell>
          <table:table-cell table:formula="of:=[.$A31]*[.V$5]+(1-[.$A31])*[.V$6]" office:value-type="float" office:value="-1.123">
            <text:p>-1.123</text:p>
          </table:table-cell>
          <table:table-cell table:formula="of:=[.$A31]*[.W$5]+(1-[.$A31])*[.W$6]" office:value-type="float" office:value="0.163">
            <text:p>0.163</text:p>
          </table:table-cell>
          <table:table-cell table:formula="of:=[.$A31]*[.X$5]+(1-[.$A31])*[.X$6]" office:value-type="float" office:value="-3.729">
            <text:p>-3.729</text:p>
          </table:table-cell>
          <table:table-cell table:formula="of:=[.$A31]*[.Y$5]+(1-[.$A31])*[.Y$6]" office:value-type="float" office:value="5.49">
            <text:p>5.49</text:p>
          </table:table-cell>
          <table:table-cell table:formula="of:=[.$A31]*[.Z$5]+(1-[.$A31])*[.Z$6]" office:value-type="float" office:value="5.885">
            <text:p>5.885</text:p>
          </table:table-cell>
          <table:table-cell table:formula="of:=[.$A31]*[.AA$5]+(1-[.$A31])*[.AA$6]" office:value-type="float" office:value="10.796">
            <text:p>10.796</text:p>
          </table:table-cell>
          <table:table-cell table:formula="of:=[.$A31]*[.AB$5]+(1-[.$A31])*[.AB$6]" office:value-type="float" office:value="10.973">
            <text:p>10.973</text:p>
          </table:table-cell>
          <table:table-cell table:formula="of:=[.$A31]*[.AC$5]+(1-[.$A31])*[.AC$6]" office:value-type="float" office:value="14.434">
            <text:p>14.434</text:p>
          </table:table-cell>
          <table:table-cell table:formula="of:=[.$A31]*[.AD$5]+(1-[.$A31])*[.AD$6]" office:value-type="float" office:value="17.336">
            <text:p>17.336</text:p>
          </table:table-cell>
          <table:table-cell table:formula="of:=[.$A31]*[.AE$5]+(1-[.$A31])*[.AE$6]" office:value-type="float" office:value="14.141">
            <text:p>14.141</text:p>
          </table:table-cell>
          <table:table-cell table:formula="of:=[.$A31]*[.AF$5]+(1-[.$A31])*[.AF$6]" office:value-type="float" office:value="7.286">
            <text:p>7.286</text:p>
          </table:table-cell>
          <table:table-cell table:formula="of:=[.$A31]*[.AG$5]+(1-[.$A31])*[.AG$6]" office:value-type="float" office:value="2.584">
            <text:p>2.584</text:p>
          </table:table-cell>
          <table:table-cell table:formula="of:=[.$A31]*[.AH$5]+(1-[.$A31])*[.AH$6]" office:value-type="float" office:value="1.712">
            <text:p>1.712</text:p>
          </table:table-cell>
          <table:table-cell table:formula="of:=[.$A31]*[.AI$5]+(1-[.$A31])*[.AI$6]" office:value-type="float" office:value="14.216">
            <text:p>14.216</text:p>
          </table:table-cell>
          <table:table-cell table:formula="of:=[.$A31]*[.AJ$5]+(1-[.$A31])*[.AJ$6]" office:value-type="float" office:value="14.858">
            <text:p>14.858</text:p>
          </table:table-cell>
          <table:table-cell table:formula="of:=[.$A31]*[.AK$5]+(1-[.$A31])*[.AK$6]" office:value-type="float" office:value="18.04">
            <text:p>18.04</text:p>
          </table:table-cell>
          <table:table-cell table:formula="of:=[.$A31]*[.AL$5]+(1-[.$A31])*[.AL$6]" office:value-type="float" office:value="17.483">
            <text:p>17.483</text:p>
          </table:table-cell>
          <table:table-cell table:formula="of:=[.$A31]*[.AM$5]+(1-[.$A31])*[.AM$6]" office:value-type="float" office:value="14.351">
            <text:p>14.351</text:p>
          </table:table-cell>
          <table:table-cell table:formula="of:=[.$A31]*[.AN$5]+(1-[.$A31])*[.AN$6]" office:value-type="float" office:value="-13.229">
            <text:p>-13.229</text:p>
          </table:table-cell>
          <table:table-cell table:formula="of:=[.$A31]*[.AO$5]+(1-[.$A31])*[.AO$6]" office:value-type="float" office:value="-7.48">
            <text:p>-7.48</text:p>
          </table:table-cell>
          <table:table-cell table:formula="of:=[.$A31]*[.AP$5]+(1-[.$A31])*[.AP$6]" office:value-type="float" office:value="12.98">
            <text:p>12.98</text:p>
          </table:table-cell>
          <table:table-cell table:formula="of:=STDEVP([.J31:.AP31])" office:value-type="float" office:value="7.93776413632518">
            <text:p>7.9377641363</text:p>
          </table:table-cell>
          <table:table-cell table:formula="of:=(EXP(SUM([.J54:.AP54])/([.$AP$1]-[.$J$1]))-1)*100" office:value-type="float" office:value="9.93892545544994">
            <text:p>9.9389254554</text:p>
          </table:table-cell>
          <table:table-cell table:number-columns-repeated="980"/>
        </table:table-row>
        <table:table-row table:style-name="ro2">
          <table:table-cell office:value-type="float" office:value="0.25">
            <text:p>0.25</text:p>
          </table:table-cell>
          <table:table-cell table:number-columns-repeated="8"/>
          <table:table-cell table:formula="of:=[.$A32]*[.J$5]+(1-[.$A32])*[.J$6]" office:value-type="float" office:value="17.32125">
            <text:p>17.32125</text:p>
          </table:table-cell>
          <table:table-cell table:formula="of:=[.$A32]*[.K$5]+(1-[.$A32])*[.K$6]" office:value-type="float" office:value="19.13375">
            <text:p>19.13375</text:p>
          </table:table-cell>
          <table:table-cell table:formula="of:=[.$A32]*[.L$5]+(1-[.$A32])*[.L$6]" office:value-type="float" office:value="20.59875">
            <text:p>20.59875</text:p>
          </table:table-cell>
          <table:table-cell table:formula="of:=[.$A32]*[.M$5]+(1-[.$A32])*[.M$6]" office:value-type="float" office:value="11.71">
            <text:p>11.71</text:p>
          </table:table-cell>
          <table:table-cell table:formula="of:=[.$A32]*[.N$5]+(1-[.$A32])*[.N$6]" office:value-type="float" office:value="9.1775">
            <text:p>9.1775</text:p>
          </table:table-cell>
          <table:table-cell table:formula="of:=[.$A32]*[.O$5]+(1-[.$A32])*[.O$6]" office:value-type="float" office:value="15.74125">
            <text:p>15.74125</text:p>
          </table:table-cell>
          <table:table-cell table:formula="of:=[.$A32]*[.P$5]+(1-[.$A32])*[.P$6]" office:value-type="float" office:value="11.68625">
            <text:p>11.68625</text:p>
          </table:table-cell>
          <table:table-cell table:formula="of:=[.$A32]*[.Q$5]+(1-[.$A32])*[.Q$6]" office:value-type="float" office:value="19.51625">
            <text:p>19.51625</text:p>
          </table:table-cell>
          <table:table-cell table:formula="of:=[.$A32]*[.R$5]+(1-[.$A32])*[.R$6]" office:value-type="float" office:value="16.91875">
            <text:p>16.91875</text:p>
          </table:table-cell>
          <table:table-cell table:formula="of:=[.$A32]*[.S$5]+(1-[.$A32])*[.S$6]" office:value-type="float" office:value="9.36375">
            <text:p>9.36375</text:p>
          </table:table-cell>
          <table:table-cell table:formula="of:=[.$A32]*[.T$5]+(1-[.$A32])*[.T$6]" office:value-type="float" office:value="12.98875">
            <text:p>12.98875</text:p>
          </table:table-cell>
          <table:table-cell table:formula="of:=[.$A32]*[.U$5]+(1-[.$A32])*[.U$6]" office:value-type="float" office:value="10.79125">
            <text:p>10.79125</text:p>
          </table:table-cell>
          <table:table-cell table:formula="of:=[.$A32]*[.V$5]+(1-[.$A32])*[.V$6]" office:value-type="float" office:value="-1.97875">
            <text:p>-1.97875</text:p>
          </table:table-cell>
          <table:table-cell table:formula="of:=[.$A32]*[.W$5]+(1-[.$A32])*[.W$6]" office:value-type="float" office:value="1.60125">
            <text:p>1.60125</text:p>
          </table:table-cell>
          <table:table-cell table:formula="of:=[.$A32]*[.X$5]+(1-[.$A32])*[.X$6]" office:value-type="float" office:value="-3.59625">
            <text:p>-3.59625</text:p>
          </table:table-cell>
          <table:table-cell table:formula="of:=[.$A32]*[.Y$5]+(1-[.$A32])*[.Y$6]" office:value-type="float" office:value="6.5175">
            <text:p>6.5175</text:p>
          </table:table-cell>
          <table:table-cell table:formula="of:=[.$A32]*[.Z$5]+(1-[.$A32])*[.Z$6]" office:value-type="float" office:value="5.75875">
            <text:p>5.75875</text:p>
          </table:table-cell>
          <table:table-cell table:formula="of:=[.$A32]*[.AA$5]+(1-[.$A32])*[.AA$6]" office:value-type="float" office:value="11.61">
            <text:p>11.61</text:p>
          </table:table-cell>
          <table:table-cell table:formula="of:=[.$A32]*[.AB$5]+(1-[.$A32])*[.AB$6]" office:value-type="float" office:value="11.13875">
            <text:p>11.13875</text:p>
          </table:table-cell>
          <table:table-cell table:formula="of:=[.$A32]*[.AC$5]+(1-[.$A32])*[.AC$6]" office:value-type="float" office:value="14.565">
            <text:p>14.565</text:p>
          </table:table-cell>
          <table:table-cell table:formula="of:=[.$A32]*[.AD$5]+(1-[.$A32])*[.AD$6]" office:value-type="float" office:value="17.61">
            <text:p>17.61</text:p>
          </table:table-cell>
          <table:table-cell table:formula="of:=[.$A32]*[.AE$5]+(1-[.$A32])*[.AE$6]" office:value-type="float" office:value="14.83625">
            <text:p>14.83625</text:p>
          </table:table-cell>
          <table:table-cell table:formula="of:=[.$A32]*[.AF$5]+(1-[.$A32])*[.AF$6]" office:value-type="float" office:value="6.0475">
            <text:p>6.0475</text:p>
          </table:table-cell>
          <table:table-cell table:formula="of:=[.$A32]*[.AG$5]+(1-[.$A32])*[.AG$6]" office:value-type="float" office:value="1.41">
            <text:p>1.41</text:p>
          </table:table-cell>
          <table:table-cell table:formula="of:=[.$A32]*[.AH$5]+(1-[.$A32])*[.AH$6]" office:value-type="float" office:value="0.455">
            <text:p>0.455</text:p>
          </table:table-cell>
          <table:table-cell table:formula="of:=[.$A32]*[.AI$5]+(1-[.$A32])*[.AI$6]" office:value-type="float" office:value="15.5225">
            <text:p>15.5225</text:p>
          </table:table-cell>
          <table:table-cell table:formula="of:=[.$A32]*[.AJ$5]+(1-[.$A32])*[.AJ$6]" office:value-type="float" office:value="14.9525">
            <text:p>14.9525</text:p>
          </table:table-cell>
          <table:table-cell table:formula="of:=[.$A32]*[.AK$5]+(1-[.$A32])*[.AK$6]" office:value-type="float" office:value="17.535">
            <text:p>17.535</text:p>
          </table:table-cell>
          <table:table-cell table:formula="of:=[.$A32]*[.AL$5]+(1-[.$A32])*[.AL$6]" office:value-type="float" office:value="17.70625">
            <text:p>17.70625</text:p>
          </table:table-cell>
          <table:table-cell table:formula="of:=[.$A32]*[.AM$5]+(1-[.$A32])*[.AM$6]" office:value-type="float" office:value="13.97875">
            <text:p>13.97875</text:p>
          </table:table-cell>
          <table:table-cell table:formula="of:=[.$A32]*[.AN$5]+(1-[.$A32])*[.AN$6]" office:value-type="float" office:value="-14.92125">
            <text:p>-14.92125</text:p>
          </table:table-cell>
          <table:table-cell table:formula="of:=[.$A32]*[.AO$5]+(1-[.$A32])*[.AO$6]" office:value-type="float" office:value="-5.135">
            <text:p>-5.135</text:p>
          </table:table-cell>
          <table:table-cell table:formula="of:=[.$A32]*[.AP$5]+(1-[.$A32])*[.AP$6]" office:value-type="float" office:value="12.9475">
            <text:p>12.9475</text:p>
          </table:table-cell>
          <table:table-cell table:formula="of:=STDEVP([.J32:.AP32])" office:value-type="float" office:value="8.16158297403072">
            <text:p>8.161582974</text:p>
          </table:table-cell>
          <table:table-cell table:formula="of:=(EXP(SUM([.J55:.AP55])/([.$AP$1]-[.$J$1]))-1)*100" office:value-type="float" office:value="10.1041577244148">
            <text:p>10.1041577244</text:p>
          </table:table-cell>
          <table:table-cell table:number-columns-repeated="980"/>
        </table:table-row>
        <table:table-row table:style-name="ro2">
          <table:table-cell office:value-type="float" office:value="0.3">
            <text:p>0.3</text:p>
          </table:table-cell>
          <table:table-cell table:number-columns-repeated="8"/>
          <table:table-cell table:formula="of:=[.$A33]*[.J$5]+(1-[.$A33])*[.J$6]" office:value-type="float" office:value="17.5635">
            <text:p>17.5635</text:p>
          </table:table-cell>
          <table:table-cell table:formula="of:=[.$A33]*[.K$5]+(1-[.$A33])*[.K$6]" office:value-type="float" office:value="18.8685">
            <text:p>18.8685</text:p>
          </table:table-cell>
          <table:table-cell table:formula="of:=[.$A33]*[.L$5]+(1-[.$A33])*[.L$6]" office:value-type="float" office:value="21.1005">
            <text:p>21.1005</text:p>
          </table:table-cell>
          <table:table-cell table:formula="of:=[.$A33]*[.M$5]+(1-[.$A33])*[.M$6]" office:value-type="float" office:value="10.728">
            <text:p>10.728</text:p>
          </table:table-cell>
          <table:table-cell table:formula="of:=[.$A33]*[.N$5]+(1-[.$A33])*[.N$6]" office:value-type="float" office:value="9.127">
            <text:p>9.127</text:p>
          </table:table-cell>
          <table:table-cell table:formula="of:=[.$A33]*[.O$5]+(1-[.$A33])*[.O$6]" office:value-type="float" office:value="16.2635">
            <text:p>16.2635</text:p>
          </table:table-cell>
          <table:table-cell table:formula="of:=[.$A33]*[.P$5]+(1-[.$A33])*[.P$6]" office:value-type="float" office:value="11.2555">
            <text:p>11.2555</text:p>
          </table:table-cell>
          <table:table-cell table:formula="of:=[.$A33]*[.Q$5]+(1-[.$A33])*[.Q$6]" office:value-type="float" office:value="21.1715">
            <text:p>21.1715</text:p>
          </table:table-cell>
          <table:table-cell table:formula="of:=[.$A33]*[.R$5]+(1-[.$A33])*[.R$6]" office:value-type="float" office:value="18.6425">
            <text:p>18.6425</text:p>
          </table:table-cell>
          <table:table-cell table:formula="of:=[.$A33]*[.S$5]+(1-[.$A33])*[.S$6]" office:value-type="float" office:value="9.6365">
            <text:p>9.6365</text:p>
          </table:table-cell>
          <table:table-cell table:formula="of:=[.$A33]*[.T$5]+(1-[.$A33])*[.T$6]" office:value-type="float" office:value="13.6625">
            <text:p>13.6625</text:p>
          </table:table-cell>
          <table:table-cell table:formula="of:=[.$A33]*[.U$5]+(1-[.$A33])*[.U$6]" office:value-type="float" office:value="11.3955">
            <text:p>11.3955</text:p>
          </table:table-cell>
          <table:table-cell table:formula="of:=[.$A33]*[.V$5]+(1-[.$A33])*[.V$6]" office:value-type="float" office:value="-2.8345">
            <text:p>-2.8345</text:p>
          </table:table-cell>
          <table:table-cell table:formula="of:=[.$A33]*[.W$5]+(1-[.$A33])*[.W$6]" office:value-type="float" office:value="3.0395">
            <text:p>3.0395</text:p>
          </table:table-cell>
          <table:table-cell table:formula="of:=[.$A33]*[.X$5]+(1-[.$A33])*[.X$6]" office:value-type="float" office:value="-3.4635">
            <text:p>-3.4635</text:p>
          </table:table-cell>
          <table:table-cell table:formula="of:=[.$A33]*[.Y$5]+(1-[.$A33])*[.Y$6]" office:value-type="float" office:value="7.545">
            <text:p>7.545</text:p>
          </table:table-cell>
          <table:table-cell table:formula="of:=[.$A33]*[.Z$5]+(1-[.$A33])*[.Z$6]" office:value-type="float" office:value="5.6325">
            <text:p>5.6325</text:p>
          </table:table-cell>
          <table:table-cell table:formula="of:=[.$A33]*[.AA$5]+(1-[.$A33])*[.AA$6]" office:value-type="float" office:value="12.424">
            <text:p>12.424</text:p>
          </table:table-cell>
          <table:table-cell table:formula="of:=[.$A33]*[.AB$5]+(1-[.$A33])*[.AB$6]" office:value-type="float" office:value="11.3045">
            <text:p>11.3045</text:p>
          </table:table-cell>
          <table:table-cell table:formula="of:=[.$A33]*[.AC$5]+(1-[.$A33])*[.AC$6]" office:value-type="float" office:value="14.696">
            <text:p>14.696</text:p>
          </table:table-cell>
          <table:table-cell table:formula="of:=[.$A33]*[.AD$5]+(1-[.$A33])*[.AD$6]" office:value-type="float" office:value="17.884">
            <text:p>17.884</text:p>
          </table:table-cell>
          <table:table-cell table:formula="of:=[.$A33]*[.AE$5]+(1-[.$A33])*[.AE$6]" office:value-type="float" office:value="15.5315">
            <text:p>15.5315</text:p>
          </table:table-cell>
          <table:table-cell table:formula="of:=[.$A33]*[.AF$5]+(1-[.$A33])*[.AF$6]" office:value-type="float" office:value="4.809">
            <text:p>4.809</text:p>
          </table:table-cell>
          <table:table-cell table:formula="of:=[.$A33]*[.AG$5]+(1-[.$A33])*[.AG$6]" office:value-type="float" office:value="0.235999999999999">
            <text:p>0.236</text:p>
          </table:table-cell>
          <table:table-cell table:formula="of:=[.$A33]*[.AH$5]+(1-[.$A33])*[.AH$6]" office:value-type="float" office:value="-0.802000000000001">
            <text:p>-0.802</text:p>
          </table:table-cell>
          <table:table-cell table:formula="of:=[.$A33]*[.AI$5]+(1-[.$A33])*[.AI$6]" office:value-type="float" office:value="16.829">
            <text:p>16.829</text:p>
          </table:table-cell>
          <table:table-cell table:formula="of:=[.$A33]*[.AJ$5]+(1-[.$A33])*[.AJ$6]" office:value-type="float" office:value="15.047">
            <text:p>15.047</text:p>
          </table:table-cell>
          <table:table-cell table:formula="of:=[.$A33]*[.AK$5]+(1-[.$A33])*[.AK$6]" office:value-type="float" office:value="17.03">
            <text:p>17.03</text:p>
          </table:table-cell>
          <table:table-cell table:formula="of:=[.$A33]*[.AL$5]+(1-[.$A33])*[.AL$6]" office:value-type="float" office:value="17.9295">
            <text:p>17.9295</text:p>
          </table:table-cell>
          <table:table-cell table:formula="of:=[.$A33]*[.AM$5]+(1-[.$A33])*[.AM$6]" office:value-type="float" office:value="13.6065">
            <text:p>13.6065</text:p>
          </table:table-cell>
          <table:table-cell table:formula="of:=[.$A33]*[.AN$5]+(1-[.$A33])*[.AN$6]" office:value-type="float" office:value="-16.6135">
            <text:p>-16.6135</text:p>
          </table:table-cell>
          <table:table-cell table:formula="of:=[.$A33]*[.AO$5]+(1-[.$A33])*[.AO$6]" office:value-type="float" office:value="-2.79">
            <text:p>-2.79</text:p>
          </table:table-cell>
          <table:table-cell table:formula="of:=[.$A33]*[.AP$5]+(1-[.$A33])*[.AP$6]" office:value-type="float" office:value="12.915">
            <text:p>12.915</text:p>
          </table:table-cell>
          <table:table-cell table:formula="of:=STDEVP([.J33:.AP33])" office:value-type="float" office:value="8.47843718925701">
            <text:p>8.4784371893</text:p>
          </table:table-cell>
          <table:table-cell table:formula="of:=(EXP(SUM([.J56:.AP56])/([.$AP$1]-[.$J$1]))-1)*100" office:value-type="float" office:value="10.2603789529306">
            <text:p>10.2603789529</text:p>
          </table:table-cell>
          <table:table-cell table:number-columns-repeated="980"/>
        </table:table-row>
        <table:table-row table:style-name="ro2">
          <table:table-cell office:value-type="float" office:value="0.35">
            <text:p>0.35</text:p>
          </table:table-cell>
          <table:table-cell table:number-columns-repeated="8"/>
          <table:table-cell table:formula="of:=[.$A34]*[.J$5]+(1-[.$A34])*[.J$6]" office:value-type="float" office:value="17.80575">
            <text:p>17.80575</text:p>
          </table:table-cell>
          <table:table-cell table:formula="of:=[.$A34]*[.K$5]+(1-[.$A34])*[.K$6]" office:value-type="float" office:value="18.60325">
            <text:p>18.60325</text:p>
          </table:table-cell>
          <table:table-cell table:formula="of:=[.$A34]*[.L$5]+(1-[.$A34])*[.L$6]" office:value-type="float" office:value="21.60225">
            <text:p>21.60225</text:p>
          </table:table-cell>
          <table:table-cell table:formula="of:=[.$A34]*[.M$5]+(1-[.$A34])*[.M$6]" office:value-type="float" office:value="9.746">
            <text:p>9.746</text:p>
          </table:table-cell>
          <table:table-cell table:formula="of:=[.$A34]*[.N$5]+(1-[.$A34])*[.N$6]" office:value-type="float" office:value="9.0765">
            <text:p>9.0765</text:p>
          </table:table-cell>
          <table:table-cell table:formula="of:=[.$A34]*[.O$5]+(1-[.$A34])*[.O$6]" office:value-type="float" office:value="16.78575">
            <text:p>16.78575</text:p>
          </table:table-cell>
          <table:table-cell table:formula="of:=[.$A34]*[.P$5]+(1-[.$A34])*[.P$6]" office:value-type="float" office:value="10.82475">
            <text:p>10.82475</text:p>
          </table:table-cell>
          <table:table-cell table:formula="of:=[.$A34]*[.Q$5]+(1-[.$A34])*[.Q$6]" office:value-type="float" office:value="22.82675">
            <text:p>22.82675</text:p>
          </table:table-cell>
          <table:table-cell table:formula="of:=[.$A34]*[.R$5]+(1-[.$A34])*[.R$6]" office:value-type="float" office:value="20.36625">
            <text:p>20.36625</text:p>
          </table:table-cell>
          <table:table-cell table:formula="of:=[.$A34]*[.S$5]+(1-[.$A34])*[.S$6]" office:value-type="float" office:value="9.90925">
            <text:p>9.90925</text:p>
          </table:table-cell>
          <table:table-cell table:formula="of:=[.$A34]*[.T$5]+(1-[.$A34])*[.T$6]" office:value-type="float" office:value="14.33625">
            <text:p>14.33625</text:p>
          </table:table-cell>
          <table:table-cell table:formula="of:=[.$A34]*[.U$5]+(1-[.$A34])*[.U$6]" office:value-type="float" office:value="11.99975">
            <text:p>11.99975</text:p>
          </table:table-cell>
          <table:table-cell table:formula="of:=[.$A34]*[.V$5]+(1-[.$A34])*[.V$6]" office:value-type="float" office:value="-3.69025">
            <text:p>-3.69025</text:p>
          </table:table-cell>
          <table:table-cell table:formula="of:=[.$A34]*[.W$5]+(1-[.$A34])*[.W$6]" office:value-type="float" office:value="4.47775">
            <text:p>4.47775</text:p>
          </table:table-cell>
          <table:table-cell table:formula="of:=[.$A34]*[.X$5]+(1-[.$A34])*[.X$6]" office:value-type="float" office:value="-3.33075">
            <text:p>-3.33075</text:p>
          </table:table-cell>
          <table:table-cell table:formula="of:=[.$A34]*[.Y$5]+(1-[.$A34])*[.Y$6]" office:value-type="float" office:value="8.5725">
            <text:p>8.5725</text:p>
          </table:table-cell>
          <table:table-cell table:formula="of:=[.$A34]*[.Z$5]+(1-[.$A34])*[.Z$6]" office:value-type="float" office:value="5.50625">
            <text:p>5.50625</text:p>
          </table:table-cell>
          <table:table-cell table:formula="of:=[.$A34]*[.AA$5]+(1-[.$A34])*[.AA$6]" office:value-type="float" office:value="13.238">
            <text:p>13.238</text:p>
          </table:table-cell>
          <table:table-cell table:formula="of:=[.$A34]*[.AB$5]+(1-[.$A34])*[.AB$6]" office:value-type="float" office:value="11.47025">
            <text:p>11.47025</text:p>
          </table:table-cell>
          <table:table-cell table:formula="of:=[.$A34]*[.AC$5]+(1-[.$A34])*[.AC$6]" office:value-type="float" office:value="14.827">
            <text:p>14.827</text:p>
          </table:table-cell>
          <table:table-cell table:formula="of:=[.$A34]*[.AD$5]+(1-[.$A34])*[.AD$6]" office:value-type="float" office:value="18.158">
            <text:p>18.158</text:p>
          </table:table-cell>
          <table:table-cell table:formula="of:=[.$A34]*[.AE$5]+(1-[.$A34])*[.AE$6]" office:value-type="float" office:value="16.22675">
            <text:p>16.22675</text:p>
          </table:table-cell>
          <table:table-cell table:formula="of:=[.$A34]*[.AF$5]+(1-[.$A34])*[.AF$6]" office:value-type="float" office:value="3.5705">
            <text:p>3.5705</text:p>
          </table:table-cell>
          <table:table-cell table:formula="of:=[.$A34]*[.AG$5]+(1-[.$A34])*[.AG$6]" office:value-type="float" office:value="-0.938000000000002">
            <text:p>-0.938</text:p>
          </table:table-cell>
          <table:table-cell table:formula="of:=[.$A34]*[.AH$5]+(1-[.$A34])*[.AH$6]" office:value-type="float" office:value="-2.059">
            <text:p>-2.059</text:p>
          </table:table-cell>
          <table:table-cell table:formula="of:=[.$A34]*[.AI$5]+(1-[.$A34])*[.AI$6]" office:value-type="float" office:value="18.1355">
            <text:p>18.1355</text:p>
          </table:table-cell>
          <table:table-cell table:formula="of:=[.$A34]*[.AJ$5]+(1-[.$A34])*[.AJ$6]" office:value-type="float" office:value="15.1415">
            <text:p>15.1415</text:p>
          </table:table-cell>
          <table:table-cell table:formula="of:=[.$A34]*[.AK$5]+(1-[.$A34])*[.AK$6]" office:value-type="float" office:value="16.525">
            <text:p>16.525</text:p>
          </table:table-cell>
          <table:table-cell table:formula="of:=[.$A34]*[.AL$5]+(1-[.$A34])*[.AL$6]" office:value-type="float" office:value="18.15275">
            <text:p>18.15275</text:p>
          </table:table-cell>
          <table:table-cell table:formula="of:=[.$A34]*[.AM$5]+(1-[.$A34])*[.AM$6]" office:value-type="float" office:value="13.23425">
            <text:p>13.23425</text:p>
          </table:table-cell>
          <table:table-cell table:formula="of:=[.$A34]*[.AN$5]+(1-[.$A34])*[.AN$6]" office:value-type="float" office:value="-18.30575">
            <text:p>-18.30575</text:p>
          </table:table-cell>
          <table:table-cell table:formula="of:=[.$A34]*[.AO$5]+(1-[.$A34])*[.AO$6]" office:value-type="float" office:value="-0.444999999999997">
            <text:p>-0.445</text:p>
          </table:table-cell>
          <table:table-cell table:formula="of:=[.$A34]*[.AP$5]+(1-[.$A34])*[.AP$6]" office:value-type="float" office:value="12.8825">
            <text:p>12.8825</text:p>
          </table:table-cell>
          <table:table-cell table:formula="of:=STDEVP([.J34:.AP34])" office:value-type="float" office:value="8.87837153280347">
            <text:p>8.8783715328</text:p>
          </table:table-cell>
          <table:table-cell table:formula="of:=(EXP(SUM([.J57:.AP57])/([.$AP$1]-[.$J$1]))-1)*100" office:value-type="float" office:value="10.4076310097838">
            <text:p>10.4076310098</text:p>
          </table:table-cell>
          <table:table-cell table:number-columns-repeated="980"/>
        </table:table-row>
        <table:table-row table:style-name="ro2">
          <table:table-cell office:value-type="float" office:value="0.4">
            <text:p>0.4</text:p>
          </table:table-cell>
          <table:table-cell table:number-columns-repeated="8"/>
          <table:table-cell table:formula="of:=[.$A35]*[.J$5]+(1-[.$A35])*[.J$6]" office:value-type="float" office:value="18.048">
            <text:p>18.048</text:p>
          </table:table-cell>
          <table:table-cell table:formula="of:=[.$A35]*[.K$5]+(1-[.$A35])*[.K$6]" office:value-type="float" office:value="18.338">
            <text:p>18.338</text:p>
          </table:table-cell>
          <table:table-cell table:formula="of:=[.$A35]*[.L$5]+(1-[.$A35])*[.L$6]" office:value-type="float" office:value="22.104">
            <text:p>22.104</text:p>
          </table:table-cell>
          <table:table-cell table:formula="of:=[.$A35]*[.M$5]+(1-[.$A35])*[.M$6]" office:value-type="float" office:value="8.764">
            <text:p>8.764</text:p>
          </table:table-cell>
          <table:table-cell table:formula="of:=[.$A35]*[.N$5]+(1-[.$A35])*[.N$6]" office:value-type="float" office:value="9.026">
            <text:p>9.026</text:p>
          </table:table-cell>
          <table:table-cell table:formula="of:=[.$A35]*[.O$5]+(1-[.$A35])*[.O$6]" office:value-type="float" office:value="17.308">
            <text:p>17.308</text:p>
          </table:table-cell>
          <table:table-cell table:formula="of:=[.$A35]*[.P$5]+(1-[.$A35])*[.P$6]" office:value-type="float" office:value="10.394">
            <text:p>10.394</text:p>
          </table:table-cell>
          <table:table-cell table:formula="of:=[.$A35]*[.Q$5]+(1-[.$A35])*[.Q$6]" office:value-type="float" office:value="24.482">
            <text:p>24.482</text:p>
          </table:table-cell>
          <table:table-cell table:formula="of:=[.$A35]*[.R$5]+(1-[.$A35])*[.R$6]" office:value-type="float" office:value="22.09">
            <text:p>22.09</text:p>
          </table:table-cell>
          <table:table-cell table:formula="of:=[.$A35]*[.S$5]+(1-[.$A35])*[.S$6]" office:value-type="float" office:value="10.182">
            <text:p>10.182</text:p>
          </table:table-cell>
          <table:table-cell table:formula="of:=[.$A35]*[.T$5]+(1-[.$A35])*[.T$6]" office:value-type="float" office:value="15.01">
            <text:p>15.01</text:p>
          </table:table-cell>
          <table:table-cell table:formula="of:=[.$A35]*[.U$5]+(1-[.$A35])*[.U$6]" office:value-type="float" office:value="12.604">
            <text:p>12.604</text:p>
          </table:table-cell>
          <table:table-cell table:formula="of:=[.$A35]*[.V$5]+(1-[.$A35])*[.V$6]" office:value-type="float" office:value="-4.546">
            <text:p>-4.546</text:p>
          </table:table-cell>
          <table:table-cell table:formula="of:=[.$A35]*[.W$5]+(1-[.$A35])*[.W$6]" office:value-type="float" office:value="5.916">
            <text:p>5.916</text:p>
          </table:table-cell>
          <table:table-cell table:formula="of:=[.$A35]*[.X$5]+(1-[.$A35])*[.X$6]" office:value-type="float" office:value="-3.198">
            <text:p>-3.198</text:p>
          </table:table-cell>
          <table:table-cell table:formula="of:=[.$A35]*[.Y$5]+(1-[.$A35])*[.Y$6]" office:value-type="float" office:value="9.6">
            <text:p>9.6</text:p>
          </table:table-cell>
          <table:table-cell table:formula="of:=[.$A35]*[.Z$5]+(1-[.$A35])*[.Z$6]" office:value-type="float" office:value="5.38">
            <text:p>5.38</text:p>
          </table:table-cell>
          <table:table-cell table:formula="of:=[.$A35]*[.AA$5]+(1-[.$A35])*[.AA$6]" office:value-type="float" office:value="14.052">
            <text:p>14.052</text:p>
          </table:table-cell>
          <table:table-cell table:formula="of:=[.$A35]*[.AB$5]+(1-[.$A35])*[.AB$6]" office:value-type="float" office:value="11.636">
            <text:p>11.636</text:p>
          </table:table-cell>
          <table:table-cell table:formula="of:=[.$A35]*[.AC$5]+(1-[.$A35])*[.AC$6]" office:value-type="float" office:value="14.958">
            <text:p>14.958</text:p>
          </table:table-cell>
          <table:table-cell table:formula="of:=[.$A35]*[.AD$5]+(1-[.$A35])*[.AD$6]" office:value-type="float" office:value="18.432">
            <text:p>18.432</text:p>
          </table:table-cell>
          <table:table-cell table:formula="of:=[.$A35]*[.AE$5]+(1-[.$A35])*[.AE$6]" office:value-type="float" office:value="16.922">
            <text:p>16.922</text:p>
          </table:table-cell>
          <table:table-cell table:formula="of:=[.$A35]*[.AF$5]+(1-[.$A35])*[.AF$6]" office:value-type="float" office:value="2.332">
            <text:p>2.332</text:p>
          </table:table-cell>
          <table:table-cell table:formula="of:=[.$A35]*[.AG$5]+(1-[.$A35])*[.AG$6]" office:value-type="float" office:value="-2.112">
            <text:p>-2.112</text:p>
          </table:table-cell>
          <table:table-cell table:formula="of:=[.$A35]*[.AH$5]+(1-[.$A35])*[.AH$6]" office:value-type="float" office:value="-3.316">
            <text:p>-3.316</text:p>
          </table:table-cell>
          <table:table-cell table:formula="of:=[.$A35]*[.AI$5]+(1-[.$A35])*[.AI$6]" office:value-type="float" office:value="19.442">
            <text:p>19.442</text:p>
          </table:table-cell>
          <table:table-cell table:formula="of:=[.$A35]*[.AJ$5]+(1-[.$A35])*[.AJ$6]" office:value-type="float" office:value="15.236">
            <text:p>15.236</text:p>
          </table:table-cell>
          <table:table-cell table:formula="of:=[.$A35]*[.AK$5]+(1-[.$A35])*[.AK$6]" office:value-type="float" office:value="16.02">
            <text:p>16.02</text:p>
          </table:table-cell>
          <table:table-cell table:formula="of:=[.$A35]*[.AL$5]+(1-[.$A35])*[.AL$6]" office:value-type="float" office:value="18.376">
            <text:p>18.376</text:p>
          </table:table-cell>
          <table:table-cell table:formula="of:=[.$A35]*[.AM$5]+(1-[.$A35])*[.AM$6]" office:value-type="float" office:value="12.862">
            <text:p>12.862</text:p>
          </table:table-cell>
          <table:table-cell table:formula="of:=[.$A35]*[.AN$5]+(1-[.$A35])*[.AN$6]" office:value-type="float" office:value="-19.998">
            <text:p>-19.998</text:p>
          </table:table-cell>
          <table:table-cell table:formula="of:=[.$A35]*[.AO$5]+(1-[.$A35])*[.AO$6]" office:value-type="float" office:value="1.9">
            <text:p>1.9</text:p>
          </table:table-cell>
          <table:table-cell table:formula="of:=[.$A35]*[.AP$5]+(1-[.$A35])*[.AP$6]" office:value-type="float" office:value="12.85">
            <text:p>12.85</text:p>
          </table:table-cell>
          <table:table-cell table:formula="of:=STDEVP([.J35:.AP35])" office:value-type="float" office:value="9.3507319686185">
            <text:p>9.3507319686</text:p>
          </table:table-cell>
          <table:table-cell table:formula="of:=(EXP(SUM([.J58:.AP58])/([.$AP$1]-[.$J$1]))-1)*100" office:value-type="float" office:value="10.545943170932">
            <text:p>10.5459431709</text:p>
          </table:table-cell>
          <table:table-cell table:number-columns-repeated="980"/>
        </table:table-row>
        <table:table-row table:style-name="ro2">
          <table:table-cell office:value-type="float" office:value="0.45">
            <text:p>0.45</text:p>
          </table:table-cell>
          <table:table-cell table:number-columns-repeated="8"/>
          <table:table-cell table:formula="of:=[.$A36]*[.J$5]+(1-[.$A36])*[.J$6]" office:value-type="float" office:value="18.29025">
            <text:p>18.29025</text:p>
          </table:table-cell>
          <table:table-cell table:formula="of:=[.$A36]*[.K$5]+(1-[.$A36])*[.K$6]" office:value-type="float" office:value="18.07275">
            <text:p>18.07275</text:p>
          </table:table-cell>
          <table:table-cell table:formula="of:=[.$A36]*[.L$5]+(1-[.$A36])*[.L$6]" office:value-type="float" office:value="22.60575">
            <text:p>22.60575</text:p>
          </table:table-cell>
          <table:table-cell table:formula="of:=[.$A36]*[.M$5]+(1-[.$A36])*[.M$6]" office:value-type="float" office:value="7.782">
            <text:p>7.782</text:p>
          </table:table-cell>
          <table:table-cell table:formula="of:=[.$A36]*[.N$5]+(1-[.$A36])*[.N$6]" office:value-type="float" office:value="8.9755">
            <text:p>8.9755</text:p>
          </table:table-cell>
          <table:table-cell table:formula="of:=[.$A36]*[.O$5]+(1-[.$A36])*[.O$6]" office:value-type="float" office:value="17.83025">
            <text:p>17.83025</text:p>
          </table:table-cell>
          <table:table-cell table:formula="of:=[.$A36]*[.P$5]+(1-[.$A36])*[.P$6]" office:value-type="float" office:value="9.96325">
            <text:p>9.96325</text:p>
          </table:table-cell>
          <table:table-cell table:formula="of:=[.$A36]*[.Q$5]+(1-[.$A36])*[.Q$6]" office:value-type="float" office:value="26.13725">
            <text:p>26.13725</text:p>
          </table:table-cell>
          <table:table-cell table:formula="of:=[.$A36]*[.R$5]+(1-[.$A36])*[.R$6]" office:value-type="float" office:value="23.81375">
            <text:p>23.81375</text:p>
          </table:table-cell>
          <table:table-cell table:formula="of:=[.$A36]*[.S$5]+(1-[.$A36])*[.S$6]" office:value-type="float" office:value="10.45475">
            <text:p>10.45475</text:p>
          </table:table-cell>
          <table:table-cell table:formula="of:=[.$A36]*[.T$5]+(1-[.$A36])*[.T$6]" office:value-type="float" office:value="15.68375">
            <text:p>15.68375</text:p>
          </table:table-cell>
          <table:table-cell table:formula="of:=[.$A36]*[.U$5]+(1-[.$A36])*[.U$6]" office:value-type="float" office:value="13.20825">
            <text:p>13.20825</text:p>
          </table:table-cell>
          <table:table-cell table:formula="of:=[.$A36]*[.V$5]+(1-[.$A36])*[.V$6]" office:value-type="float" office:value="-5.40175">
            <text:p>-5.40175</text:p>
          </table:table-cell>
          <table:table-cell table:formula="of:=[.$A36]*[.W$5]+(1-[.$A36])*[.W$6]" office:value-type="float" office:value="7.35425">
            <text:p>7.35425</text:p>
          </table:table-cell>
          <table:table-cell table:formula="of:=[.$A36]*[.X$5]+(1-[.$A36])*[.X$6]" office:value-type="float" office:value="-3.06525">
            <text:p>-3.06525</text:p>
          </table:table-cell>
          <table:table-cell table:formula="of:=[.$A36]*[.Y$5]+(1-[.$A36])*[.Y$6]" office:value-type="float" office:value="10.6275">
            <text:p>10.6275</text:p>
          </table:table-cell>
          <table:table-cell table:formula="of:=[.$A36]*[.Z$5]+(1-[.$A36])*[.Z$6]" office:value-type="float" office:value="5.25375">
            <text:p>5.25375</text:p>
          </table:table-cell>
          <table:table-cell table:formula="of:=[.$A36]*[.AA$5]+(1-[.$A36])*[.AA$6]" office:value-type="float" office:value="14.866">
            <text:p>14.866</text:p>
          </table:table-cell>
          <table:table-cell table:formula="of:=[.$A36]*[.AB$5]+(1-[.$A36])*[.AB$6]" office:value-type="float" office:value="11.80175">
            <text:p>11.80175</text:p>
          </table:table-cell>
          <table:table-cell table:formula="of:=[.$A36]*[.AC$5]+(1-[.$A36])*[.AC$6]" office:value-type="float" office:value="15.089">
            <text:p>15.089</text:p>
          </table:table-cell>
          <table:table-cell table:formula="of:=[.$A36]*[.AD$5]+(1-[.$A36])*[.AD$6]" office:value-type="float" office:value="18.706">
            <text:p>18.706</text:p>
          </table:table-cell>
          <table:table-cell table:formula="of:=[.$A36]*[.AE$5]+(1-[.$A36])*[.AE$6]" office:value-type="float" office:value="17.61725">
            <text:p>17.61725</text:p>
          </table:table-cell>
          <table:table-cell table:formula="of:=[.$A36]*[.AF$5]+(1-[.$A36])*[.AF$6]" office:value-type="float" office:value="1.0935">
            <text:p>1.0935</text:p>
          </table:table-cell>
          <table:table-cell table:formula="of:=[.$A36]*[.AG$5]+(1-[.$A36])*[.AG$6]" office:value-type="float" office:value="-3.286">
            <text:p>-3.286</text:p>
          </table:table-cell>
          <table:table-cell table:formula="of:=[.$A36]*[.AH$5]+(1-[.$A36])*[.AH$6]" office:value-type="float" office:value="-4.573">
            <text:p>-4.573</text:p>
          </table:table-cell>
          <table:table-cell table:formula="of:=[.$A36]*[.AI$5]+(1-[.$A36])*[.AI$6]" office:value-type="float" office:value="20.7485">
            <text:p>20.7485</text:p>
          </table:table-cell>
          <table:table-cell table:formula="of:=[.$A36]*[.AJ$5]+(1-[.$A36])*[.AJ$6]" office:value-type="float" office:value="15.3305">
            <text:p>15.3305</text:p>
          </table:table-cell>
          <table:table-cell table:formula="of:=[.$A36]*[.AK$5]+(1-[.$A36])*[.AK$6]" office:value-type="float" office:value="15.515">
            <text:p>15.515</text:p>
          </table:table-cell>
          <table:table-cell table:formula="of:=[.$A36]*[.AL$5]+(1-[.$A36])*[.AL$6]" office:value-type="float" office:value="18.59925">
            <text:p>18.59925</text:p>
          </table:table-cell>
          <table:table-cell table:formula="of:=[.$A36]*[.AM$5]+(1-[.$A36])*[.AM$6]" office:value-type="float" office:value="12.48975">
            <text:p>12.48975</text:p>
          </table:table-cell>
          <table:table-cell table:formula="of:=[.$A36]*[.AN$5]+(1-[.$A36])*[.AN$6]" office:value-type="float" office:value="-21.69025">
            <text:p>-21.69025</text:p>
          </table:table-cell>
          <table:table-cell table:formula="of:=[.$A36]*[.AO$5]+(1-[.$A36])*[.AO$6]" office:value-type="float" office:value="4.245">
            <text:p>4.245</text:p>
          </table:table-cell>
          <table:table-cell table:formula="of:=[.$A36]*[.AP$5]+(1-[.$A36])*[.AP$6]" office:value-type="float" office:value="12.8175">
            <text:p>12.8175</text:p>
          </table:table-cell>
          <table:table-cell table:formula="of:=STDEVP([.J36:.AP36])" office:value-type="float" office:value="9.88514132400359">
            <text:p>9.885141324</text:p>
          </table:table-cell>
          <table:table-cell table:formula="of:=(EXP(SUM([.J59:.AP59])/([.$AP$1]-[.$J$1]))-1)*100" office:value-type="float" office:value="10.6753323999407">
            <text:p>10.6753323999</text:p>
          </table:table-cell>
          <table:table-cell table:number-columns-repeated="980"/>
        </table:table-row>
        <table:table-row table:style-name="ro2">
          <table:table-cell office:value-type="float" office:value="0.5">
            <text:p>0.5</text:p>
          </table:table-cell>
          <table:table-cell table:number-columns-repeated="8"/>
          <table:table-cell table:formula="of:=[.$A37]*[.J$5]+(1-[.$A37])*[.J$6]" office:value-type="float" office:value="18.5325">
            <text:p>18.5325</text:p>
          </table:table-cell>
          <table:table-cell table:formula="of:=[.$A37]*[.K$5]+(1-[.$A37])*[.K$6]" office:value-type="float" office:value="17.8075">
            <text:p>17.8075</text:p>
          </table:table-cell>
          <table:table-cell table:formula="of:=[.$A37]*[.L$5]+(1-[.$A37])*[.L$6]" office:value-type="float" office:value="23.1075">
            <text:p>23.1075</text:p>
          </table:table-cell>
          <table:table-cell table:formula="of:=[.$A37]*[.M$5]+(1-[.$A37])*[.M$6]" office:value-type="float" office:value="6.8">
            <text:p>6.8</text:p>
          </table:table-cell>
          <table:table-cell table:formula="of:=[.$A37]*[.N$5]+(1-[.$A37])*[.N$6]" office:value-type="float" office:value="8.925">
            <text:p>8.925</text:p>
          </table:table-cell>
          <table:table-cell table:formula="of:=[.$A37]*[.O$5]+(1-[.$A37])*[.O$6]" office:value-type="float" office:value="18.3525">
            <text:p>18.3525</text:p>
          </table:table-cell>
          <table:table-cell table:formula="of:=[.$A37]*[.P$5]+(1-[.$A37])*[.P$6]" office:value-type="float" office:value="9.5325">
            <text:p>9.5325</text:p>
          </table:table-cell>
          <table:table-cell table:formula="of:=[.$A37]*[.Q$5]+(1-[.$A37])*[.Q$6]" office:value-type="float" office:value="27.7925">
            <text:p>27.7925</text:p>
          </table:table-cell>
          <table:table-cell table:formula="of:=[.$A37]*[.R$5]+(1-[.$A37])*[.R$6]" office:value-type="float" office:value="25.5375">
            <text:p>25.5375</text:p>
          </table:table-cell>
          <table:table-cell table:formula="of:=[.$A37]*[.S$5]+(1-[.$A37])*[.S$6]" office:value-type="float" office:value="10.7275">
            <text:p>10.7275</text:p>
          </table:table-cell>
          <table:table-cell table:formula="of:=[.$A37]*[.T$5]+(1-[.$A37])*[.T$6]" office:value-type="float" office:value="16.3575">
            <text:p>16.3575</text:p>
          </table:table-cell>
          <table:table-cell table:formula="of:=[.$A37]*[.U$5]+(1-[.$A37])*[.U$6]" office:value-type="float" office:value="13.8125">
            <text:p>13.8125</text:p>
          </table:table-cell>
          <table:table-cell table:formula="of:=[.$A37]*[.V$5]+(1-[.$A37])*[.V$6]" office:value-type="float" office:value="-6.2575">
            <text:p>-6.2575</text:p>
          </table:table-cell>
          <table:table-cell table:formula="of:=[.$A37]*[.W$5]+(1-[.$A37])*[.W$6]" office:value-type="float" office:value="8.7925">
            <text:p>8.7925</text:p>
          </table:table-cell>
          <table:table-cell table:formula="of:=[.$A37]*[.X$5]+(1-[.$A37])*[.X$6]" office:value-type="float" office:value="-2.9325">
            <text:p>-2.9325</text:p>
          </table:table-cell>
          <table:table-cell table:formula="of:=[.$A37]*[.Y$5]+(1-[.$A37])*[.Y$6]" office:value-type="float" office:value="11.655">
            <text:p>11.655</text:p>
          </table:table-cell>
          <table:table-cell table:formula="of:=[.$A37]*[.Z$5]+(1-[.$A37])*[.Z$6]" office:value-type="float" office:value="5.1275">
            <text:p>5.1275</text:p>
          </table:table-cell>
          <table:table-cell table:formula="of:=[.$A37]*[.AA$5]+(1-[.$A37])*[.AA$6]" office:value-type="float" office:value="15.68">
            <text:p>15.68</text:p>
          </table:table-cell>
          <table:table-cell table:formula="of:=[.$A37]*[.AB$5]+(1-[.$A37])*[.AB$6]" office:value-type="float" office:value="11.9675">
            <text:p>11.9675</text:p>
          </table:table-cell>
          <table:table-cell table:formula="of:=[.$A37]*[.AC$5]+(1-[.$A37])*[.AC$6]" office:value-type="float" office:value="15.22">
            <text:p>15.22</text:p>
          </table:table-cell>
          <table:table-cell table:formula="of:=[.$A37]*[.AD$5]+(1-[.$A37])*[.AD$6]" office:value-type="float" office:value="18.98">
            <text:p>18.98</text:p>
          </table:table-cell>
          <table:table-cell table:formula="of:=[.$A37]*[.AE$5]+(1-[.$A37])*[.AE$6]" office:value-type="float" office:value="18.3125">
            <text:p>18.3125</text:p>
          </table:table-cell>
          <table:table-cell table:formula="of:=[.$A37]*[.AF$5]+(1-[.$A37])*[.AF$6]" office:value-type="float" office:value="-0.145">
            <text:p>-0.145</text:p>
          </table:table-cell>
          <table:table-cell table:formula="of:=[.$A37]*[.AG$5]+(1-[.$A37])*[.AG$6]" office:value-type="float" office:value="-4.46">
            <text:p>-4.46</text:p>
          </table:table-cell>
          <table:table-cell table:formula="of:=[.$A37]*[.AH$5]+(1-[.$A37])*[.AH$6]" office:value-type="float" office:value="-5.83">
            <text:p>-5.83</text:p>
          </table:table-cell>
          <table:table-cell table:formula="of:=[.$A37]*[.AI$5]+(1-[.$A37])*[.AI$6]" office:value-type="float" office:value="22.055">
            <text:p>22.055</text:p>
          </table:table-cell>
          <table:table-cell table:formula="of:=[.$A37]*[.AJ$5]+(1-[.$A37])*[.AJ$6]" office:value-type="float" office:value="15.425">
            <text:p>15.425</text:p>
          </table:table-cell>
          <table:table-cell table:formula="of:=[.$A37]*[.AK$5]+(1-[.$A37])*[.AK$6]" office:value-type="float" office:value="15.01">
            <text:p>15.01</text:p>
          </table:table-cell>
          <table:table-cell table:formula="of:=[.$A37]*[.AL$5]+(1-[.$A37])*[.AL$6]" office:value-type="float" office:value="18.8225">
            <text:p>18.8225</text:p>
          </table:table-cell>
          <table:table-cell table:formula="of:=[.$A37]*[.AM$5]+(1-[.$A37])*[.AM$6]" office:value-type="float" office:value="12.1175">
            <text:p>12.1175</text:p>
          </table:table-cell>
          <table:table-cell table:formula="of:=[.$A37]*[.AN$5]+(1-[.$A37])*[.AN$6]" office:value-type="float" office:value="-23.3825">
            <text:p>-23.3825</text:p>
          </table:table-cell>
          <table:table-cell table:formula="of:=[.$A37]*[.AO$5]+(1-[.$A37])*[.AO$6]" office:value-type="float" office:value="6.59">
            <text:p>6.59</text:p>
          </table:table-cell>
          <table:table-cell table:formula="of:=[.$A37]*[.AP$5]+(1-[.$A37])*[.AP$6]" office:value-type="float" office:value="12.785">
            <text:p>12.785</text:p>
          </table:table-cell>
          <table:table-cell table:formula="of:=STDEVP([.J37:.AP37])" office:value-type="float" office:value="10.4721045169647">
            <text:p>10.472104517</text:p>
          </table:table-cell>
          <table:table-cell table:formula="of:=(EXP(SUM([.J60:.AP60])/([.$AP$1]-[.$J$1]))-1)*100" office:value-type="float" office:value="10.7958035296101">
            <text:p>10.7958035296</text:p>
          </table:table-cell>
          <table:table-cell table:number-columns-repeated="980"/>
        </table:table-row>
        <table:table-row table:style-name="ro2">
          <table:table-cell office:value-type="float" office:value="0.55">
            <text:p>0.55</text:p>
          </table:table-cell>
          <table:table-cell table:number-columns-repeated="8"/>
          <table:table-cell table:formula="of:=[.$A38]*[.J$5]+(1-[.$A38])*[.J$6]" office:value-type="float" office:value="18.77475">
            <text:p>18.77475</text:p>
          </table:table-cell>
          <table:table-cell table:formula="of:=[.$A38]*[.K$5]+(1-[.$A38])*[.K$6]" office:value-type="float" office:value="17.54225">
            <text:p>17.54225</text:p>
          </table:table-cell>
          <table:table-cell table:formula="of:=[.$A38]*[.L$5]+(1-[.$A38])*[.L$6]" office:value-type="float" office:value="23.60925">
            <text:p>23.60925</text:p>
          </table:table-cell>
          <table:table-cell table:formula="of:=[.$A38]*[.M$5]+(1-[.$A38])*[.M$6]" office:value-type="float" office:value="5.818">
            <text:p>5.818</text:p>
          </table:table-cell>
          <table:table-cell table:formula="of:=[.$A38]*[.N$5]+(1-[.$A38])*[.N$6]" office:value-type="float" office:value="8.8745">
            <text:p>8.8745</text:p>
          </table:table-cell>
          <table:table-cell table:formula="of:=[.$A38]*[.O$5]+(1-[.$A38])*[.O$6]" office:value-type="float" office:value="18.87475">
            <text:p>18.87475</text:p>
          </table:table-cell>
          <table:table-cell table:formula="of:=[.$A38]*[.P$5]+(1-[.$A38])*[.P$6]" office:value-type="float" office:value="9.10175">
            <text:p>9.10175</text:p>
          </table:table-cell>
          <table:table-cell table:formula="of:=[.$A38]*[.Q$5]+(1-[.$A38])*[.Q$6]" office:value-type="float" office:value="29.44775">
            <text:p>29.44775</text:p>
          </table:table-cell>
          <table:table-cell table:formula="of:=[.$A38]*[.R$5]+(1-[.$A38])*[.R$6]" office:value-type="float" office:value="27.26125">
            <text:p>27.26125</text:p>
          </table:table-cell>
          <table:table-cell table:formula="of:=[.$A38]*[.S$5]+(1-[.$A38])*[.S$6]" office:value-type="float" office:value="11.00025">
            <text:p>11.00025</text:p>
          </table:table-cell>
          <table:table-cell table:formula="of:=[.$A38]*[.T$5]+(1-[.$A38])*[.T$6]" office:value-type="float" office:value="17.03125">
            <text:p>17.03125</text:p>
          </table:table-cell>
          <table:table-cell table:formula="of:=[.$A38]*[.U$5]+(1-[.$A38])*[.U$6]" office:value-type="float" office:value="14.41675">
            <text:p>14.41675</text:p>
          </table:table-cell>
          <table:table-cell table:formula="of:=[.$A38]*[.V$5]+(1-[.$A38])*[.V$6]" office:value-type="float" office:value="-7.11325">
            <text:p>-7.11325</text:p>
          </table:table-cell>
          <table:table-cell table:formula="of:=[.$A38]*[.W$5]+(1-[.$A38])*[.W$6]" office:value-type="float" office:value="10.23075">
            <text:p>10.23075</text:p>
          </table:table-cell>
          <table:table-cell table:formula="of:=[.$A38]*[.X$5]+(1-[.$A38])*[.X$6]" office:value-type="float" office:value="-2.79975">
            <text:p>-2.79975</text:p>
          </table:table-cell>
          <table:table-cell table:formula="of:=[.$A38]*[.Y$5]+(1-[.$A38])*[.Y$6]" office:value-type="float" office:value="12.6825">
            <text:p>12.6825</text:p>
          </table:table-cell>
          <table:table-cell table:formula="of:=[.$A38]*[.Z$5]+(1-[.$A38])*[.Z$6]" office:value-type="float" office:value="5.00125">
            <text:p>5.00125</text:p>
          </table:table-cell>
          <table:table-cell table:formula="of:=[.$A38]*[.AA$5]+(1-[.$A38])*[.AA$6]" office:value-type="float" office:value="16.494">
            <text:p>16.494</text:p>
          </table:table-cell>
          <table:table-cell table:formula="of:=[.$A38]*[.AB$5]+(1-[.$A38])*[.AB$6]" office:value-type="float" office:value="12.13325">
            <text:p>12.13325</text:p>
          </table:table-cell>
          <table:table-cell table:formula="of:=[.$A38]*[.AC$5]+(1-[.$A38])*[.AC$6]" office:value-type="float" office:value="15.351">
            <text:p>15.351</text:p>
          </table:table-cell>
          <table:table-cell table:formula="of:=[.$A38]*[.AD$5]+(1-[.$A38])*[.AD$6]" office:value-type="float" office:value="19.254">
            <text:p>19.254</text:p>
          </table:table-cell>
          <table:table-cell table:formula="of:=[.$A38]*[.AE$5]+(1-[.$A38])*[.AE$6]" office:value-type="float" office:value="19.00775">
            <text:p>19.00775</text:p>
          </table:table-cell>
          <table:table-cell table:formula="of:=[.$A38]*[.AF$5]+(1-[.$A38])*[.AF$6]" office:value-type="float" office:value="-1.3835">
            <text:p>-1.3835</text:p>
          </table:table-cell>
          <table:table-cell table:formula="of:=[.$A38]*[.AG$5]+(1-[.$A38])*[.AG$6]" office:value-type="float" office:value="-5.634">
            <text:p>-5.634</text:p>
          </table:table-cell>
          <table:table-cell table:formula="of:=[.$A38]*[.AH$5]+(1-[.$A38])*[.AH$6]" office:value-type="float" office:value="-7.087">
            <text:p>-7.087</text:p>
          </table:table-cell>
          <table:table-cell table:formula="of:=[.$A38]*[.AI$5]+(1-[.$A38])*[.AI$6]" office:value-type="float" office:value="23.3615">
            <text:p>23.3615</text:p>
          </table:table-cell>
          <table:table-cell table:formula="of:=[.$A38]*[.AJ$5]+(1-[.$A38])*[.AJ$6]" office:value-type="float" office:value="15.5195">
            <text:p>15.5195</text:p>
          </table:table-cell>
          <table:table-cell table:formula="of:=[.$A38]*[.AK$5]+(1-[.$A38])*[.AK$6]" office:value-type="float" office:value="14.505">
            <text:p>14.505</text:p>
          </table:table-cell>
          <table:table-cell table:formula="of:=[.$A38]*[.AL$5]+(1-[.$A38])*[.AL$6]" office:value-type="float" office:value="19.04575">
            <text:p>19.04575</text:p>
          </table:table-cell>
          <table:table-cell table:formula="of:=[.$A38]*[.AM$5]+(1-[.$A38])*[.AM$6]" office:value-type="float" office:value="11.74525">
            <text:p>11.74525</text:p>
          </table:table-cell>
          <table:table-cell table:formula="of:=[.$A38]*[.AN$5]+(1-[.$A38])*[.AN$6]" office:value-type="float" office:value="-25.07475">
            <text:p>-25.07475</text:p>
          </table:table-cell>
          <table:table-cell table:formula="of:=[.$A38]*[.AO$5]+(1-[.$A38])*[.AO$6]" office:value-type="float" office:value="8.935">
            <text:p>8.935</text:p>
          </table:table-cell>
          <table:table-cell table:formula="of:=[.$A38]*[.AP$5]+(1-[.$A38])*[.AP$6]" office:value-type="float" office:value="12.7525">
            <text:p>12.7525</text:p>
          </table:table-cell>
          <table:table-cell table:formula="of:=STDEVP([.J38:.AP38])" office:value-type="float" office:value="11.1032900711939">
            <text:p>11.1032900712</text:p>
          </table:table-cell>
          <table:table-cell table:formula="of:=(EXP(SUM([.J61:.AP61])/([.$AP$1]-[.$J$1]))-1)*100" office:value-type="float" office:value="10.9073493485265">
            <text:p>10.9073493485</text:p>
          </table:table-cell>
          <table:table-cell table:number-columns-repeated="980"/>
        </table:table-row>
        <table:table-row table:style-name="ro2">
          <table:table-cell office:value-type="float" office:value="0.6">
            <text:p>0.6</text:p>
          </table:table-cell>
          <table:table-cell table:number-columns-repeated="8"/>
          <table:table-cell table:formula="of:=[.$A39]*[.J$5]+(1-[.$A39])*[.J$6]" office:value-type="float" office:value="19.017">
            <text:p>19.017</text:p>
          </table:table-cell>
          <table:table-cell table:formula="of:=[.$A39]*[.K$5]+(1-[.$A39])*[.K$6]" office:value-type="float" office:value="17.277">
            <text:p>17.277</text:p>
          </table:table-cell>
          <table:table-cell table:formula="of:=[.$A39]*[.L$5]+(1-[.$A39])*[.L$6]" office:value-type="float" office:value="24.111">
            <text:p>24.111</text:p>
          </table:table-cell>
          <table:table-cell table:formula="of:=[.$A39]*[.M$5]+(1-[.$A39])*[.M$6]" office:value-type="float" office:value="4.836">
            <text:p>4.836</text:p>
          </table:table-cell>
          <table:table-cell table:formula="of:=[.$A39]*[.N$5]+(1-[.$A39])*[.N$6]" office:value-type="float" office:value="8.824">
            <text:p>8.824</text:p>
          </table:table-cell>
          <table:table-cell table:formula="of:=[.$A39]*[.O$5]+(1-[.$A39])*[.O$6]" office:value-type="float" office:value="19.397">
            <text:p>19.397</text:p>
          </table:table-cell>
          <table:table-cell table:formula="of:=[.$A39]*[.P$5]+(1-[.$A39])*[.P$6]" office:value-type="float" office:value="8.671">
            <text:p>8.671</text:p>
          </table:table-cell>
          <table:table-cell table:formula="of:=[.$A39]*[.Q$5]+(1-[.$A39])*[.Q$6]" office:value-type="float" office:value="31.103">
            <text:p>31.103</text:p>
          </table:table-cell>
          <table:table-cell table:formula="of:=[.$A39]*[.R$5]+(1-[.$A39])*[.R$6]" office:value-type="float" office:value="28.985">
            <text:p>28.985</text:p>
          </table:table-cell>
          <table:table-cell table:formula="of:=[.$A39]*[.S$5]+(1-[.$A39])*[.S$6]" office:value-type="float" office:value="11.273">
            <text:p>11.273</text:p>
          </table:table-cell>
          <table:table-cell table:formula="of:=[.$A39]*[.T$5]+(1-[.$A39])*[.T$6]" office:value-type="float" office:value="17.705">
            <text:p>17.705</text:p>
          </table:table-cell>
          <table:table-cell table:formula="of:=[.$A39]*[.U$5]+(1-[.$A39])*[.U$6]" office:value-type="float" office:value="15.021">
            <text:p>15.021</text:p>
          </table:table-cell>
          <table:table-cell table:formula="of:=[.$A39]*[.V$5]+(1-[.$A39])*[.V$6]" office:value-type="float" office:value="-7.969">
            <text:p>-7.969</text:p>
          </table:table-cell>
          <table:table-cell table:formula="of:=[.$A39]*[.W$5]+(1-[.$A39])*[.W$6]" office:value-type="float" office:value="11.669">
            <text:p>11.669</text:p>
          </table:table-cell>
          <table:table-cell table:formula="of:=[.$A39]*[.X$5]+(1-[.$A39])*[.X$6]" office:value-type="float" office:value="-2.667">
            <text:p>-2.667</text:p>
          </table:table-cell>
          <table:table-cell table:formula="of:=[.$A39]*[.Y$5]+(1-[.$A39])*[.Y$6]" office:value-type="float" office:value="13.71">
            <text:p>13.71</text:p>
          </table:table-cell>
          <table:table-cell table:formula="of:=[.$A39]*[.Z$5]+(1-[.$A39])*[.Z$6]" office:value-type="float" office:value="4.875">
            <text:p>4.875</text:p>
          </table:table-cell>
          <table:table-cell table:formula="of:=[.$A39]*[.AA$5]+(1-[.$A39])*[.AA$6]" office:value-type="float" office:value="17.308">
            <text:p>17.308</text:p>
          </table:table-cell>
          <table:table-cell table:formula="of:=[.$A39]*[.AB$5]+(1-[.$A39])*[.AB$6]" office:value-type="float" office:value="12.299">
            <text:p>12.299</text:p>
          </table:table-cell>
          <table:table-cell table:formula="of:=[.$A39]*[.AC$5]+(1-[.$A39])*[.AC$6]" office:value-type="float" office:value="15.482">
            <text:p>15.482</text:p>
          </table:table-cell>
          <table:table-cell table:formula="of:=[.$A39]*[.AD$5]+(1-[.$A39])*[.AD$6]" office:value-type="float" office:value="19.528">
            <text:p>19.528</text:p>
          </table:table-cell>
          <table:table-cell table:formula="of:=[.$A39]*[.AE$5]+(1-[.$A39])*[.AE$6]" office:value-type="float" office:value="19.703">
            <text:p>19.703</text:p>
          </table:table-cell>
          <table:table-cell table:formula="of:=[.$A39]*[.AF$5]+(1-[.$A39])*[.AF$6]" office:value-type="float" office:value="-2.622">
            <text:p>-2.622</text:p>
          </table:table-cell>
          <table:table-cell table:formula="of:=[.$A39]*[.AG$5]+(1-[.$A39])*[.AG$6]" office:value-type="float" office:value="-6.808">
            <text:p>-6.808</text:p>
          </table:table-cell>
          <table:table-cell table:formula="of:=[.$A39]*[.AH$5]+(1-[.$A39])*[.AH$6]" office:value-type="float" office:value="-8.344">
            <text:p>-8.344</text:p>
          </table:table-cell>
          <table:table-cell table:formula="of:=[.$A39]*[.AI$5]+(1-[.$A39])*[.AI$6]" office:value-type="float" office:value="24.668">
            <text:p>24.668</text:p>
          </table:table-cell>
          <table:table-cell table:formula="of:=[.$A39]*[.AJ$5]+(1-[.$A39])*[.AJ$6]" office:value-type="float" office:value="15.614">
            <text:p>15.614</text:p>
          </table:table-cell>
          <table:table-cell table:formula="of:=[.$A39]*[.AK$5]+(1-[.$A39])*[.AK$6]" office:value-type="float" office:value="14">
            <text:p>14</text:p>
          </table:table-cell>
          <table:table-cell table:formula="of:=[.$A39]*[.AL$5]+(1-[.$A39])*[.AL$6]" office:value-type="float" office:value="19.269">
            <text:p>19.269</text:p>
          </table:table-cell>
          <table:table-cell table:formula="of:=[.$A39]*[.AM$5]+(1-[.$A39])*[.AM$6]" office:value-type="float" office:value="11.373">
            <text:p>11.373</text:p>
          </table:table-cell>
          <table:table-cell table:formula="of:=[.$A39]*[.AN$5]+(1-[.$A39])*[.AN$6]" office:value-type="float" office:value="-26.767">
            <text:p>-26.767</text:p>
          </table:table-cell>
          <table:table-cell table:formula="of:=[.$A39]*[.AO$5]+(1-[.$A39])*[.AO$6]" office:value-type="float" office:value="11.28">
            <text:p>11.28</text:p>
          </table:table-cell>
          <table:table-cell table:formula="of:=[.$A39]*[.AP$5]+(1-[.$A39])*[.AP$6]" office:value-type="float" office:value="12.72">
            <text:p>12.72</text:p>
          </table:table-cell>
          <table:table-cell table:formula="of:=STDEVP([.J39:.AP39])" office:value-type="float" office:value="11.7715866036845">
            <text:p>11.7715866037</text:p>
          </table:table-cell>
          <table:table-cell table:formula="of:=(EXP(SUM([.J62:.AP62])/([.$AP$1]-[.$J$1]))-1)*100" office:value-type="float" office:value="11.0099505944281">
            <text:p>11.0099505944</text:p>
          </table:table-cell>
          <table:table-cell table:number-columns-repeated="980"/>
        </table:table-row>
        <table:table-row table:style-name="ro2">
          <table:table-cell office:value-type="float" office:value="0.65">
            <text:p>0.65</text:p>
          </table:table-cell>
          <table:table-cell table:number-columns-repeated="8"/>
          <table:table-cell table:formula="of:=[.$A40]*[.J$5]+(1-[.$A40])*[.J$6]" office:value-type="float" office:value="19.25925">
            <text:p>19.25925</text:p>
          </table:table-cell>
          <table:table-cell table:formula="of:=[.$A40]*[.K$5]+(1-[.$A40])*[.K$6]" office:value-type="float" office:value="17.01175">
            <text:p>17.01175</text:p>
          </table:table-cell>
          <table:table-cell table:formula="of:=[.$A40]*[.L$5]+(1-[.$A40])*[.L$6]" office:value-type="float" office:value="24.61275">
            <text:p>24.61275</text:p>
          </table:table-cell>
          <table:table-cell table:formula="of:=[.$A40]*[.M$5]+(1-[.$A40])*[.M$6]" office:value-type="float" office:value="3.854">
            <text:p>3.854</text:p>
          </table:table-cell>
          <table:table-cell table:formula="of:=[.$A40]*[.N$5]+(1-[.$A40])*[.N$6]" office:value-type="float" office:value="8.7735">
            <text:p>8.7735</text:p>
          </table:table-cell>
          <table:table-cell table:formula="of:=[.$A40]*[.O$5]+(1-[.$A40])*[.O$6]" office:value-type="float" office:value="19.91925">
            <text:p>19.91925</text:p>
          </table:table-cell>
          <table:table-cell table:formula="of:=[.$A40]*[.P$5]+(1-[.$A40])*[.P$6]" office:value-type="float" office:value="8.24025">
            <text:p>8.24025</text:p>
          </table:table-cell>
          <table:table-cell table:formula="of:=[.$A40]*[.Q$5]+(1-[.$A40])*[.Q$6]" office:value-type="float" office:value="32.75825">
            <text:p>32.75825</text:p>
          </table:table-cell>
          <table:table-cell table:formula="of:=[.$A40]*[.R$5]+(1-[.$A40])*[.R$6]" office:value-type="float" office:value="30.70875">
            <text:p>30.70875</text:p>
          </table:table-cell>
          <table:table-cell table:formula="of:=[.$A40]*[.S$5]+(1-[.$A40])*[.S$6]" office:value-type="float" office:value="11.54575">
            <text:p>11.54575</text:p>
          </table:table-cell>
          <table:table-cell table:formula="of:=[.$A40]*[.T$5]+(1-[.$A40])*[.T$6]" office:value-type="float" office:value="18.37875">
            <text:p>18.37875</text:p>
          </table:table-cell>
          <table:table-cell table:formula="of:=[.$A40]*[.U$5]+(1-[.$A40])*[.U$6]" office:value-type="float" office:value="15.62525">
            <text:p>15.62525</text:p>
          </table:table-cell>
          <table:table-cell table:formula="of:=[.$A40]*[.V$5]+(1-[.$A40])*[.V$6]" office:value-type="float" office:value="-8.82475">
            <text:p>-8.82475</text:p>
          </table:table-cell>
          <table:table-cell table:formula="of:=[.$A40]*[.W$5]+(1-[.$A40])*[.W$6]" office:value-type="float" office:value="13.10725">
            <text:p>13.10725</text:p>
          </table:table-cell>
          <table:table-cell table:formula="of:=[.$A40]*[.X$5]+(1-[.$A40])*[.X$6]" office:value-type="float" office:value="-2.53425">
            <text:p>-2.53425</text:p>
          </table:table-cell>
          <table:table-cell table:formula="of:=[.$A40]*[.Y$5]+(1-[.$A40])*[.Y$6]" office:value-type="float" office:value="14.7375">
            <text:p>14.7375</text:p>
          </table:table-cell>
          <table:table-cell table:formula="of:=[.$A40]*[.Z$5]+(1-[.$A40])*[.Z$6]" office:value-type="float" office:value="4.74875">
            <text:p>4.74875</text:p>
          </table:table-cell>
          <table:table-cell table:formula="of:=[.$A40]*[.AA$5]+(1-[.$A40])*[.AA$6]" office:value-type="float" office:value="18.122">
            <text:p>18.122</text:p>
          </table:table-cell>
          <table:table-cell table:formula="of:=[.$A40]*[.AB$5]+(1-[.$A40])*[.AB$6]" office:value-type="float" office:value="12.46475">
            <text:p>12.46475</text:p>
          </table:table-cell>
          <table:table-cell table:formula="of:=[.$A40]*[.AC$5]+(1-[.$A40])*[.AC$6]" office:value-type="float" office:value="15.613">
            <text:p>15.613</text:p>
          </table:table-cell>
          <table:table-cell table:formula="of:=[.$A40]*[.AD$5]+(1-[.$A40])*[.AD$6]" office:value-type="float" office:value="19.802">
            <text:p>19.802</text:p>
          </table:table-cell>
          <table:table-cell table:formula="of:=[.$A40]*[.AE$5]+(1-[.$A40])*[.AE$6]" office:value-type="float" office:value="20.39825">
            <text:p>20.39825</text:p>
          </table:table-cell>
          <table:table-cell table:formula="of:=[.$A40]*[.AF$5]+(1-[.$A40])*[.AF$6]" office:value-type="float" office:value="-3.8605">
            <text:p>-3.8605</text:p>
          </table:table-cell>
          <table:table-cell table:formula="of:=[.$A40]*[.AG$5]+(1-[.$A40])*[.AG$6]" office:value-type="float" office:value="-7.982">
            <text:p>-7.982</text:p>
          </table:table-cell>
          <table:table-cell table:formula="of:=[.$A40]*[.AH$5]+(1-[.$A40])*[.AH$6]" office:value-type="float" office:value="-9.601">
            <text:p>-9.601</text:p>
          </table:table-cell>
          <table:table-cell table:formula="of:=[.$A40]*[.AI$5]+(1-[.$A40])*[.AI$6]" office:value-type="float" office:value="25.9745">
            <text:p>25.9745</text:p>
          </table:table-cell>
          <table:table-cell table:formula="of:=[.$A40]*[.AJ$5]+(1-[.$A40])*[.AJ$6]" office:value-type="float" office:value="15.7085">
            <text:p>15.7085</text:p>
          </table:table-cell>
          <table:table-cell table:formula="of:=[.$A40]*[.AK$5]+(1-[.$A40])*[.AK$6]" office:value-type="float" office:value="13.495">
            <text:p>13.495</text:p>
          </table:table-cell>
          <table:table-cell table:formula="of:=[.$A40]*[.AL$5]+(1-[.$A40])*[.AL$6]" office:value-type="float" office:value="19.49225">
            <text:p>19.49225</text:p>
          </table:table-cell>
          <table:table-cell table:formula="of:=[.$A40]*[.AM$5]+(1-[.$A40])*[.AM$6]" office:value-type="float" office:value="11.00075">
            <text:p>11.00075</text:p>
          </table:table-cell>
          <table:table-cell table:formula="of:=[.$A40]*[.AN$5]+(1-[.$A40])*[.AN$6]" office:value-type="float" office:value="-28.45925">
            <text:p>-28.45925</text:p>
          </table:table-cell>
          <table:table-cell table:formula="of:=[.$A40]*[.AO$5]+(1-[.$A40])*[.AO$6]" office:value-type="float" office:value="13.625">
            <text:p>13.625</text:p>
          </table:table-cell>
          <table:table-cell table:formula="of:=[.$A40]*[.AP$5]+(1-[.$A40])*[.AP$6]" office:value-type="float" office:value="12.6875">
            <text:p>12.6875</text:p>
          </table:table-cell>
          <table:table-cell table:formula="of:=STDEVP([.J40:.AP40])" office:value-type="float" office:value="12.4710294403928">
            <text:p>12.4710294404</text:p>
          </table:table-cell>
          <table:table-cell table:formula="of:=(EXP(SUM([.J63:.AP63])/([.$AP$1]-[.$J$1]))-1)*100" office:value-type="float" office:value="11.1035758544941">
            <text:p>11.1035758545</text:p>
          </table:table-cell>
          <table:table-cell table:number-columns-repeated="980"/>
        </table:table-row>
        <table:table-row table:style-name="ro2">
          <table:table-cell office:value-type="float" office:value="0.7">
            <text:p>0.7</text:p>
          </table:table-cell>
          <table:table-cell table:number-columns-repeated="8"/>
          <table:table-cell table:formula="of:=[.$A41]*[.J$5]+(1-[.$A41])*[.J$6]" office:value-type="float" office:value="19.5015">
            <text:p>19.5015</text:p>
          </table:table-cell>
          <table:table-cell table:formula="of:=[.$A41]*[.K$5]+(1-[.$A41])*[.K$6]" office:value-type="float" office:value="16.7465">
            <text:p>16.7465</text:p>
          </table:table-cell>
          <table:table-cell table:formula="of:=[.$A41]*[.L$5]+(1-[.$A41])*[.L$6]" office:value-type="float" office:value="25.1145">
            <text:p>25.1145</text:p>
          </table:table-cell>
          <table:table-cell table:formula="of:=[.$A41]*[.M$5]+(1-[.$A41])*[.M$6]" office:value-type="float" office:value="2.872">
            <text:p>2.872</text:p>
          </table:table-cell>
          <table:table-cell table:formula="of:=[.$A41]*[.N$5]+(1-[.$A41])*[.N$6]" office:value-type="float" office:value="8.723">
            <text:p>8.723</text:p>
          </table:table-cell>
          <table:table-cell table:formula="of:=[.$A41]*[.O$5]+(1-[.$A41])*[.O$6]" office:value-type="float" office:value="20.4415">
            <text:p>20.4415</text:p>
          </table:table-cell>
          <table:table-cell table:formula="of:=[.$A41]*[.P$5]+(1-[.$A41])*[.P$6]" office:value-type="float" office:value="7.8095">
            <text:p>7.8095</text:p>
          </table:table-cell>
          <table:table-cell table:formula="of:=[.$A41]*[.Q$5]+(1-[.$A41])*[.Q$6]" office:value-type="float" office:value="34.4135">
            <text:p>34.4135</text:p>
          </table:table-cell>
          <table:table-cell table:formula="of:=[.$A41]*[.R$5]+(1-[.$A41])*[.R$6]" office:value-type="float" office:value="32.4325">
            <text:p>32.4325</text:p>
          </table:table-cell>
          <table:table-cell table:formula="of:=[.$A41]*[.S$5]+(1-[.$A41])*[.S$6]" office:value-type="float" office:value="11.8185">
            <text:p>11.8185</text:p>
          </table:table-cell>
          <table:table-cell table:formula="of:=[.$A41]*[.T$5]+(1-[.$A41])*[.T$6]" office:value-type="float" office:value="19.0525">
            <text:p>19.0525</text:p>
          </table:table-cell>
          <table:table-cell table:formula="of:=[.$A41]*[.U$5]+(1-[.$A41])*[.U$6]" office:value-type="float" office:value="16.2295">
            <text:p>16.2295</text:p>
          </table:table-cell>
          <table:table-cell table:formula="of:=[.$A41]*[.V$5]+(1-[.$A41])*[.V$6]" office:value-type="float" office:value="-9.6805">
            <text:p>-9.6805</text:p>
          </table:table-cell>
          <table:table-cell table:formula="of:=[.$A41]*[.W$5]+(1-[.$A41])*[.W$6]" office:value-type="float" office:value="14.5455">
            <text:p>14.5455</text:p>
          </table:table-cell>
          <table:table-cell table:formula="of:=[.$A41]*[.X$5]+(1-[.$A41])*[.X$6]" office:value-type="float" office:value="-2.4015">
            <text:p>-2.4015</text:p>
          </table:table-cell>
          <table:table-cell table:formula="of:=[.$A41]*[.Y$5]+(1-[.$A41])*[.Y$6]" office:value-type="float" office:value="15.765">
            <text:p>15.765</text:p>
          </table:table-cell>
          <table:table-cell table:formula="of:=[.$A41]*[.Z$5]+(1-[.$A41])*[.Z$6]" office:value-type="float" office:value="4.6225">
            <text:p>4.6225</text:p>
          </table:table-cell>
          <table:table-cell table:formula="of:=[.$A41]*[.AA$5]+(1-[.$A41])*[.AA$6]" office:value-type="float" office:value="18.936">
            <text:p>18.936</text:p>
          </table:table-cell>
          <table:table-cell table:formula="of:=[.$A41]*[.AB$5]+(1-[.$A41])*[.AB$6]" office:value-type="float" office:value="12.6305">
            <text:p>12.6305</text:p>
          </table:table-cell>
          <table:table-cell table:formula="of:=[.$A41]*[.AC$5]+(1-[.$A41])*[.AC$6]" office:value-type="float" office:value="15.744">
            <text:p>15.744</text:p>
          </table:table-cell>
          <table:table-cell table:formula="of:=[.$A41]*[.AD$5]+(1-[.$A41])*[.AD$6]" office:value-type="float" office:value="20.076">
            <text:p>20.076</text:p>
          </table:table-cell>
          <table:table-cell table:formula="of:=[.$A41]*[.AE$5]+(1-[.$A41])*[.AE$6]" office:value-type="float" office:value="21.0935">
            <text:p>21.0935</text:p>
          </table:table-cell>
          <table:table-cell table:formula="of:=[.$A41]*[.AF$5]+(1-[.$A41])*[.AF$6]" office:value-type="float" office:value="-5.099">
            <text:p>-5.099</text:p>
          </table:table-cell>
          <table:table-cell table:formula="of:=[.$A41]*[.AG$5]+(1-[.$A41])*[.AG$6]" office:value-type="float" office:value="-9.156">
            <text:p>-9.156</text:p>
          </table:table-cell>
          <table:table-cell table:formula="of:=[.$A41]*[.AH$5]+(1-[.$A41])*[.AH$6]" office:value-type="float" office:value="-10.858">
            <text:p>-10.858</text:p>
          </table:table-cell>
          <table:table-cell table:formula="of:=[.$A41]*[.AI$5]+(1-[.$A41])*[.AI$6]" office:value-type="float" office:value="27.281">
            <text:p>27.281</text:p>
          </table:table-cell>
          <table:table-cell table:formula="of:=[.$A41]*[.AJ$5]+(1-[.$A41])*[.AJ$6]" office:value-type="float" office:value="15.803">
            <text:p>15.803</text:p>
          </table:table-cell>
          <table:table-cell table:formula="of:=[.$A41]*[.AK$5]+(1-[.$A41])*[.AK$6]" office:value-type="float" office:value="12.99">
            <text:p>12.99</text:p>
          </table:table-cell>
          <table:table-cell table:formula="of:=[.$A41]*[.AL$5]+(1-[.$A41])*[.AL$6]" office:value-type="float" office:value="19.7155">
            <text:p>19.7155</text:p>
          </table:table-cell>
          <table:table-cell table:formula="of:=[.$A41]*[.AM$5]+(1-[.$A41])*[.AM$6]" office:value-type="float" office:value="10.6285">
            <text:p>10.6285</text:p>
          </table:table-cell>
          <table:table-cell table:formula="of:=[.$A41]*[.AN$5]+(1-[.$A41])*[.AN$6]" office:value-type="float" office:value="-30.1515">
            <text:p>-30.1515</text:p>
          </table:table-cell>
          <table:table-cell table:formula="of:=[.$A41]*[.AO$5]+(1-[.$A41])*[.AO$6]" office:value-type="float" office:value="15.97">
            <text:p>15.97</text:p>
          </table:table-cell>
          <table:table-cell table:formula="of:=[.$A41]*[.AP$5]+(1-[.$A41])*[.AP$6]" office:value-type="float" office:value="12.655">
            <text:p>12.655</text:p>
          </table:table-cell>
          <table:table-cell table:formula="of:=STDEVP([.J41:.AP41])" office:value-type="float" office:value="13.1966671099326">
            <text:p>13.1966671099</text:p>
          </table:table-cell>
          <table:table-cell table:formula="of:=(EXP(SUM([.J64:.AP64])/([.$AP$1]-[.$J$1]))-1)*100" office:value-type="float" office:value="11.1881813708975">
            <text:p>11.1881813709</text:p>
          </table:table-cell>
          <table:table-cell table:number-columns-repeated="980"/>
        </table:table-row>
        <table:table-row table:style-name="ro2">
          <table:table-cell office:value-type="float" office:value="0.75">
            <text:p>0.75</text:p>
          </table:table-cell>
          <table:table-cell table:number-columns-repeated="8"/>
          <table:table-cell table:formula="of:=[.$A42]*[.J$5]+(1-[.$A42])*[.J$6]" office:value-type="float" office:value="19.74375">
            <text:p>19.74375</text:p>
          </table:table-cell>
          <table:table-cell table:formula="of:=[.$A42]*[.K$5]+(1-[.$A42])*[.K$6]" office:value-type="float" office:value="16.48125">
            <text:p>16.48125</text:p>
          </table:table-cell>
          <table:table-cell table:formula="of:=[.$A42]*[.L$5]+(1-[.$A42])*[.L$6]" office:value-type="float" office:value="25.61625">
            <text:p>25.61625</text:p>
          </table:table-cell>
          <table:table-cell table:formula="of:=[.$A42]*[.M$5]+(1-[.$A42])*[.M$6]" office:value-type="float" office:value="1.89">
            <text:p>1.89</text:p>
          </table:table-cell>
          <table:table-cell table:formula="of:=[.$A42]*[.N$5]+(1-[.$A42])*[.N$6]" office:value-type="float" office:value="8.6725">
            <text:p>8.6725</text:p>
          </table:table-cell>
          <table:table-cell table:formula="of:=[.$A42]*[.O$5]+(1-[.$A42])*[.O$6]" office:value-type="float" office:value="20.96375">
            <text:p>20.96375</text:p>
          </table:table-cell>
          <table:table-cell table:formula="of:=[.$A42]*[.P$5]+(1-[.$A42])*[.P$6]" office:value-type="float" office:value="7.37875">
            <text:p>7.37875</text:p>
          </table:table-cell>
          <table:table-cell table:formula="of:=[.$A42]*[.Q$5]+(1-[.$A42])*[.Q$6]" office:value-type="float" office:value="36.06875">
            <text:p>36.06875</text:p>
          </table:table-cell>
          <table:table-cell table:formula="of:=[.$A42]*[.R$5]+(1-[.$A42])*[.R$6]" office:value-type="float" office:value="34.15625">
            <text:p>34.15625</text:p>
          </table:table-cell>
          <table:table-cell table:formula="of:=[.$A42]*[.S$5]+(1-[.$A42])*[.S$6]" office:value-type="float" office:value="12.09125">
            <text:p>12.09125</text:p>
          </table:table-cell>
          <table:table-cell table:formula="of:=[.$A42]*[.T$5]+(1-[.$A42])*[.T$6]" office:value-type="float" office:value="19.72625">
            <text:p>19.72625</text:p>
          </table:table-cell>
          <table:table-cell table:formula="of:=[.$A42]*[.U$5]+(1-[.$A42])*[.U$6]" office:value-type="float" office:value="16.83375">
            <text:p>16.83375</text:p>
          </table:table-cell>
          <table:table-cell table:formula="of:=[.$A42]*[.V$5]+(1-[.$A42])*[.V$6]" office:value-type="float" office:value="-10.53625">
            <text:p>-10.53625</text:p>
          </table:table-cell>
          <table:table-cell table:formula="of:=[.$A42]*[.W$5]+(1-[.$A42])*[.W$6]" office:value-type="float" office:value="15.98375">
            <text:p>15.98375</text:p>
          </table:table-cell>
          <table:table-cell table:formula="of:=[.$A42]*[.X$5]+(1-[.$A42])*[.X$6]" office:value-type="float" office:value="-2.26875">
            <text:p>-2.26875</text:p>
          </table:table-cell>
          <table:table-cell table:formula="of:=[.$A42]*[.Y$5]+(1-[.$A42])*[.Y$6]" office:value-type="float" office:value="16.7925">
            <text:p>16.7925</text:p>
          </table:table-cell>
          <table:table-cell table:formula="of:=[.$A42]*[.Z$5]+(1-[.$A42])*[.Z$6]" office:value-type="float" office:value="4.49625">
            <text:p>4.49625</text:p>
          </table:table-cell>
          <table:table-cell table:formula="of:=[.$A42]*[.AA$5]+(1-[.$A42])*[.AA$6]" office:value-type="float" office:value="19.75">
            <text:p>19.75</text:p>
          </table:table-cell>
          <table:table-cell table:formula="of:=[.$A42]*[.AB$5]+(1-[.$A42])*[.AB$6]" office:value-type="float" office:value="12.79625">
            <text:p>12.79625</text:p>
          </table:table-cell>
          <table:table-cell table:formula="of:=[.$A42]*[.AC$5]+(1-[.$A42])*[.AC$6]" office:value-type="float" office:value="15.875">
            <text:p>15.875</text:p>
          </table:table-cell>
          <table:table-cell table:formula="of:=[.$A42]*[.AD$5]+(1-[.$A42])*[.AD$6]" office:value-type="float" office:value="20.35">
            <text:p>20.35</text:p>
          </table:table-cell>
          <table:table-cell table:formula="of:=[.$A42]*[.AE$5]+(1-[.$A42])*[.AE$6]" office:value-type="float" office:value="21.78875">
            <text:p>21.78875</text:p>
          </table:table-cell>
          <table:table-cell table:formula="of:=[.$A42]*[.AF$5]+(1-[.$A42])*[.AF$6]" office:value-type="float" office:value="-6.3375">
            <text:p>-6.3375</text:p>
          </table:table-cell>
          <table:table-cell table:formula="of:=[.$A42]*[.AG$5]+(1-[.$A42])*[.AG$6]" office:value-type="float" office:value="-10.33">
            <text:p>-10.33</text:p>
          </table:table-cell>
          <table:table-cell table:formula="of:=[.$A42]*[.AH$5]+(1-[.$A42])*[.AH$6]" office:value-type="float" office:value="-12.115">
            <text:p>-12.115</text:p>
          </table:table-cell>
          <table:table-cell table:formula="of:=[.$A42]*[.AI$5]+(1-[.$A42])*[.AI$6]" office:value-type="float" office:value="28.5875">
            <text:p>28.5875</text:p>
          </table:table-cell>
          <table:table-cell table:formula="of:=[.$A42]*[.AJ$5]+(1-[.$A42])*[.AJ$6]" office:value-type="float" office:value="15.8975">
            <text:p>15.8975</text:p>
          </table:table-cell>
          <table:table-cell table:formula="of:=[.$A42]*[.AK$5]+(1-[.$A42])*[.AK$6]" office:value-type="float" office:value="12.485">
            <text:p>12.485</text:p>
          </table:table-cell>
          <table:table-cell table:formula="of:=[.$A42]*[.AL$5]+(1-[.$A42])*[.AL$6]" office:value-type="float" office:value="19.93875">
            <text:p>19.93875</text:p>
          </table:table-cell>
          <table:table-cell table:formula="of:=[.$A42]*[.AM$5]+(1-[.$A42])*[.AM$6]" office:value-type="float" office:value="10.25625">
            <text:p>10.25625</text:p>
          </table:table-cell>
          <table:table-cell table:formula="of:=[.$A42]*[.AN$5]+(1-[.$A42])*[.AN$6]" office:value-type="float" office:value="-31.84375">
            <text:p>-31.84375</text:p>
          </table:table-cell>
          <table:table-cell table:formula="of:=[.$A42]*[.AO$5]+(1-[.$A42])*[.AO$6]" office:value-type="float" office:value="18.315">
            <text:p>18.315</text:p>
          </table:table-cell>
          <table:table-cell table:formula="of:=[.$A42]*[.AP$5]+(1-[.$A42])*[.AP$6]" office:value-type="float" office:value="12.6225">
            <text:p>12.6225</text:p>
          </table:table-cell>
          <table:table-cell table:formula="of:=STDEVP([.J42:.AP42])" office:value-type="float" office:value="13.9444108405389">
            <text:p>13.9444108405</text:p>
          </table:table-cell>
          <table:table-cell table:formula="of:=(EXP(SUM([.J65:.AP65])/([.$AP$1]-[.$J$1]))-1)*100" office:value-type="float" office:value="11.2637107481406">
            <text:p>11.2637107481</text:p>
          </table:table-cell>
          <table:table-cell table:number-columns-repeated="980"/>
        </table:table-row>
        <table:table-row table:style-name="ro2">
          <table:table-cell office:value-type="float" office:value="0.8">
            <text:p>0.8</text:p>
          </table:table-cell>
          <table:table-cell table:number-columns-repeated="8"/>
          <table:table-cell table:formula="of:=[.$A43]*[.J$5]+(1-[.$A43])*[.J$6]" office:value-type="float" office:value="19.986">
            <text:p>19.986</text:p>
          </table:table-cell>
          <table:table-cell table:formula="of:=[.$A43]*[.K$5]+(1-[.$A43])*[.K$6]" office:value-type="float" office:value="16.216">
            <text:p>16.216</text:p>
          </table:table-cell>
          <table:table-cell table:formula="of:=[.$A43]*[.L$5]+(1-[.$A43])*[.L$6]" office:value-type="float" office:value="26.118">
            <text:p>26.118</text:p>
          </table:table-cell>
          <table:table-cell table:formula="of:=[.$A43]*[.M$5]+(1-[.$A43])*[.M$6]" office:value-type="float" office:value="0.907999999999999">
            <text:p>0.908</text:p>
          </table:table-cell>
          <table:table-cell table:formula="of:=[.$A43]*[.N$5]+(1-[.$A43])*[.N$6]" office:value-type="float" office:value="8.622">
            <text:p>8.622</text:p>
          </table:table-cell>
          <table:table-cell table:formula="of:=[.$A43]*[.O$5]+(1-[.$A43])*[.O$6]" office:value-type="float" office:value="21.486">
            <text:p>21.486</text:p>
          </table:table-cell>
          <table:table-cell table:formula="of:=[.$A43]*[.P$5]+(1-[.$A43])*[.P$6]" office:value-type="float" office:value="6.948">
            <text:p>6.948</text:p>
          </table:table-cell>
          <table:table-cell table:formula="of:=[.$A43]*[.Q$5]+(1-[.$A43])*[.Q$6]" office:value-type="float" office:value="37.724">
            <text:p>37.724</text:p>
          </table:table-cell>
          <table:table-cell table:formula="of:=[.$A43]*[.R$5]+(1-[.$A43])*[.R$6]" office:value-type="float" office:value="35.88">
            <text:p>35.88</text:p>
          </table:table-cell>
          <table:table-cell table:formula="of:=[.$A43]*[.S$5]+(1-[.$A43])*[.S$6]" office:value-type="float" office:value="12.364">
            <text:p>12.364</text:p>
          </table:table-cell>
          <table:table-cell table:formula="of:=[.$A43]*[.T$5]+(1-[.$A43])*[.T$6]" office:value-type="float" office:value="20.4">
            <text:p>20.4</text:p>
          </table:table-cell>
          <table:table-cell table:formula="of:=[.$A43]*[.U$5]+(1-[.$A43])*[.U$6]" office:value-type="float" office:value="17.438">
            <text:p>17.438</text:p>
          </table:table-cell>
          <table:table-cell table:formula="of:=[.$A43]*[.V$5]+(1-[.$A43])*[.V$6]" office:value-type="float" office:value="-11.392">
            <text:p>-11.392</text:p>
          </table:table-cell>
          <table:table-cell table:formula="of:=[.$A43]*[.W$5]+(1-[.$A43])*[.W$6]" office:value-type="float" office:value="17.422">
            <text:p>17.422</text:p>
          </table:table-cell>
          <table:table-cell table:formula="of:=[.$A43]*[.X$5]+(1-[.$A43])*[.X$6]" office:value-type="float" office:value="-2.136">
            <text:p>-2.136</text:p>
          </table:table-cell>
          <table:table-cell table:formula="of:=[.$A43]*[.Y$5]+(1-[.$A43])*[.Y$6]" office:value-type="float" office:value="17.82">
            <text:p>17.82</text:p>
          </table:table-cell>
          <table:table-cell table:formula="of:=[.$A43]*[.Z$5]+(1-[.$A43])*[.Z$6]" office:value-type="float" office:value="4.37">
            <text:p>4.37</text:p>
          </table:table-cell>
          <table:table-cell table:formula="of:=[.$A43]*[.AA$5]+(1-[.$A43])*[.AA$6]" office:value-type="float" office:value="20.564">
            <text:p>20.564</text:p>
          </table:table-cell>
          <table:table-cell table:formula="of:=[.$A43]*[.AB$5]+(1-[.$A43])*[.AB$6]" office:value-type="float" office:value="12.962">
            <text:p>12.962</text:p>
          </table:table-cell>
          <table:table-cell table:formula="of:=[.$A43]*[.AC$5]+(1-[.$A43])*[.AC$6]" office:value-type="float" office:value="16.006">
            <text:p>16.006</text:p>
          </table:table-cell>
          <table:table-cell table:formula="of:=[.$A43]*[.AD$5]+(1-[.$A43])*[.AD$6]" office:value-type="float" office:value="20.624">
            <text:p>20.624</text:p>
          </table:table-cell>
          <table:table-cell table:formula="of:=[.$A43]*[.AE$5]+(1-[.$A43])*[.AE$6]" office:value-type="float" office:value="22.484">
            <text:p>22.484</text:p>
          </table:table-cell>
          <table:table-cell table:formula="of:=[.$A43]*[.AF$5]+(1-[.$A43])*[.AF$6]" office:value-type="float" office:value="-7.576">
            <text:p>-7.576</text:p>
          </table:table-cell>
          <table:table-cell table:formula="of:=[.$A43]*[.AG$5]+(1-[.$A43])*[.AG$6]" office:value-type="float" office:value="-11.504">
            <text:p>-11.504</text:p>
          </table:table-cell>
          <table:table-cell table:formula="of:=[.$A43]*[.AH$5]+(1-[.$A43])*[.AH$6]" office:value-type="float" office:value="-13.372">
            <text:p>-13.372</text:p>
          </table:table-cell>
          <table:table-cell table:formula="of:=[.$A43]*[.AI$5]+(1-[.$A43])*[.AI$6]" office:value-type="float" office:value="29.894">
            <text:p>29.894</text:p>
          </table:table-cell>
          <table:table-cell table:formula="of:=[.$A43]*[.AJ$5]+(1-[.$A43])*[.AJ$6]" office:value-type="float" office:value="15.992">
            <text:p>15.992</text:p>
          </table:table-cell>
          <table:table-cell table:formula="of:=[.$A43]*[.AK$5]+(1-[.$A43])*[.AK$6]" office:value-type="float" office:value="11.98">
            <text:p>11.98</text:p>
          </table:table-cell>
          <table:table-cell table:formula="of:=[.$A43]*[.AL$5]+(1-[.$A43])*[.AL$6]" office:value-type="float" office:value="20.162">
            <text:p>20.162</text:p>
          </table:table-cell>
          <table:table-cell table:formula="of:=[.$A43]*[.AM$5]+(1-[.$A43])*[.AM$6]" office:value-type="float" office:value="9.884">
            <text:p>9.884</text:p>
          </table:table-cell>
          <table:table-cell table:formula="of:=[.$A43]*[.AN$5]+(1-[.$A43])*[.AN$6]" office:value-type="float" office:value="-33.536">
            <text:p>-33.536</text:p>
          </table:table-cell>
          <table:table-cell table:formula="of:=[.$A43]*[.AO$5]+(1-[.$A43])*[.AO$6]" office:value-type="float" office:value="20.66">
            <text:p>20.66</text:p>
          </table:table-cell>
          <table:table-cell table:formula="of:=[.$A43]*[.AP$5]+(1-[.$A43])*[.AP$6]" office:value-type="float" office:value="12.59">
            <text:p>12.59</text:p>
          </table:table-cell>
          <table:table-cell table:formula="of:=STDEVP([.J43:.AP43])" office:value-type="float" office:value="14.7108901138317">
            <text:p>14.7108901138</text:p>
          </table:table-cell>
          <table:table-cell table:formula="of:=(EXP(SUM([.J66:.AP66])/([.$AP$1]-[.$J$1]))-1)*100" office:value-type="float" office:value="11.3300945567507">
            <text:p>11.3300945568</text:p>
          </table:table-cell>
          <table:table-cell table:number-columns-repeated="980"/>
        </table:table-row>
        <table:table-row table:style-name="ro2">
          <table:table-cell office:value-type="float" office:value="0.85">
            <text:p>0.85</text:p>
          </table:table-cell>
          <table:table-cell table:number-columns-repeated="8"/>
          <table:table-cell table:formula="of:=[.$A44]*[.J$5]+(1-[.$A44])*[.J$6]" office:value-type="float" office:value="20.22825">
            <text:p>20.22825</text:p>
          </table:table-cell>
          <table:table-cell table:formula="of:=[.$A44]*[.K$5]+(1-[.$A44])*[.K$6]" office:value-type="float" office:value="15.95075">
            <text:p>15.95075</text:p>
          </table:table-cell>
          <table:table-cell table:formula="of:=[.$A44]*[.L$5]+(1-[.$A44])*[.L$6]" office:value-type="float" office:value="26.61975">
            <text:p>26.61975</text:p>
          </table:table-cell>
          <table:table-cell table:formula="of:=[.$A44]*[.M$5]+(1-[.$A44])*[.M$6]" office:value-type="float" office:value="-0.0739999999999994">
            <text:p>-0.074</text:p>
          </table:table-cell>
          <table:table-cell table:formula="of:=[.$A44]*[.N$5]+(1-[.$A44])*[.N$6]" office:value-type="float" office:value="8.5715">
            <text:p>8.5715</text:p>
          </table:table-cell>
          <table:table-cell table:formula="of:=[.$A44]*[.O$5]+(1-[.$A44])*[.O$6]" office:value-type="float" office:value="22.00825">
            <text:p>22.00825</text:p>
          </table:table-cell>
          <table:table-cell table:formula="of:=[.$A44]*[.P$5]+(1-[.$A44])*[.P$6]" office:value-type="float" office:value="6.51725">
            <text:p>6.51725</text:p>
          </table:table-cell>
          <table:table-cell table:formula="of:=[.$A44]*[.Q$5]+(1-[.$A44])*[.Q$6]" office:value-type="float" office:value="39.37925">
            <text:p>39.37925</text:p>
          </table:table-cell>
          <table:table-cell table:formula="of:=[.$A44]*[.R$5]+(1-[.$A44])*[.R$6]" office:value-type="float" office:value="37.60375">
            <text:p>37.60375</text:p>
          </table:table-cell>
          <table:table-cell table:formula="of:=[.$A44]*[.S$5]+(1-[.$A44])*[.S$6]" office:value-type="float" office:value="12.63675">
            <text:p>12.63675</text:p>
          </table:table-cell>
          <table:table-cell table:formula="of:=[.$A44]*[.T$5]+(1-[.$A44])*[.T$6]" office:value-type="float" office:value="21.07375">
            <text:p>21.07375</text:p>
          </table:table-cell>
          <table:table-cell table:formula="of:=[.$A44]*[.U$5]+(1-[.$A44])*[.U$6]" office:value-type="float" office:value="18.04225">
            <text:p>18.04225</text:p>
          </table:table-cell>
          <table:table-cell table:formula="of:=[.$A44]*[.V$5]+(1-[.$A44])*[.V$6]" office:value-type="float" office:value="-12.24775">
            <text:p>-12.24775</text:p>
          </table:table-cell>
          <table:table-cell table:formula="of:=[.$A44]*[.W$5]+(1-[.$A44])*[.W$6]" office:value-type="float" office:value="18.86025">
            <text:p>18.86025</text:p>
          </table:table-cell>
          <table:table-cell table:formula="of:=[.$A44]*[.X$5]+(1-[.$A44])*[.X$6]" office:value-type="float" office:value="-2.00325">
            <text:p>-2.00325</text:p>
          </table:table-cell>
          <table:table-cell table:formula="of:=[.$A44]*[.Y$5]+(1-[.$A44])*[.Y$6]" office:value-type="float" office:value="18.8475">
            <text:p>18.8475</text:p>
          </table:table-cell>
          <table:table-cell table:formula="of:=[.$A44]*[.Z$5]+(1-[.$A44])*[.Z$6]" office:value-type="float" office:value="4.24375">
            <text:p>4.24375</text:p>
          </table:table-cell>
          <table:table-cell table:formula="of:=[.$A44]*[.AA$5]+(1-[.$A44])*[.AA$6]" office:value-type="float" office:value="21.378">
            <text:p>21.378</text:p>
          </table:table-cell>
          <table:table-cell table:formula="of:=[.$A44]*[.AB$5]+(1-[.$A44])*[.AB$6]" office:value-type="float" office:value="13.12775">
            <text:p>13.12775</text:p>
          </table:table-cell>
          <table:table-cell table:formula="of:=[.$A44]*[.AC$5]+(1-[.$A44])*[.AC$6]" office:value-type="float" office:value="16.137">
            <text:p>16.137</text:p>
          </table:table-cell>
          <table:table-cell table:formula="of:=[.$A44]*[.AD$5]+(1-[.$A44])*[.AD$6]" office:value-type="float" office:value="20.898">
            <text:p>20.898</text:p>
          </table:table-cell>
          <table:table-cell table:formula="of:=[.$A44]*[.AE$5]+(1-[.$A44])*[.AE$6]" office:value-type="float" office:value="23.17925">
            <text:p>23.17925</text:p>
          </table:table-cell>
          <table:table-cell table:formula="of:=[.$A44]*[.AF$5]+(1-[.$A44])*[.AF$6]" office:value-type="float" office:value="-8.8145">
            <text:p>-8.8145</text:p>
          </table:table-cell>
          <table:table-cell table:formula="of:=[.$A44]*[.AG$5]+(1-[.$A44])*[.AG$6]" office:value-type="float" office:value="-12.678">
            <text:p>-12.678</text:p>
          </table:table-cell>
          <table:table-cell table:formula="of:=[.$A44]*[.AH$5]+(1-[.$A44])*[.AH$6]" office:value-type="float" office:value="-14.629">
            <text:p>-14.629</text:p>
          </table:table-cell>
          <table:table-cell table:formula="of:=[.$A44]*[.AI$5]+(1-[.$A44])*[.AI$6]" office:value-type="float" office:value="31.2005">
            <text:p>31.2005</text:p>
          </table:table-cell>
          <table:table-cell table:formula="of:=[.$A44]*[.AJ$5]+(1-[.$A44])*[.AJ$6]" office:value-type="float" office:value="16.0865">
            <text:p>16.0865</text:p>
          </table:table-cell>
          <table:table-cell table:formula="of:=[.$A44]*[.AK$5]+(1-[.$A44])*[.AK$6]" office:value-type="float" office:value="11.475">
            <text:p>11.475</text:p>
          </table:table-cell>
          <table:table-cell table:formula="of:=[.$A44]*[.AL$5]+(1-[.$A44])*[.AL$6]" office:value-type="float" office:value="20.38525">
            <text:p>20.38525</text:p>
          </table:table-cell>
          <table:table-cell table:formula="of:=[.$A44]*[.AM$5]+(1-[.$A44])*[.AM$6]" office:value-type="float" office:value="9.51175">
            <text:p>9.51175</text:p>
          </table:table-cell>
          <table:table-cell table:formula="of:=[.$A44]*[.AN$5]+(1-[.$A44])*[.AN$6]" office:value-type="float" office:value="-35.22825">
            <text:p>-35.22825</text:p>
          </table:table-cell>
          <table:table-cell table:formula="of:=[.$A44]*[.AO$5]+(1-[.$A44])*[.AO$6]" office:value-type="float" office:value="23.005">
            <text:p>23.005</text:p>
          </table:table-cell>
          <table:table-cell table:formula="of:=[.$A44]*[.AP$5]+(1-[.$A44])*[.AP$6]" office:value-type="float" office:value="12.5575">
            <text:p>12.5575</text:p>
          </table:table-cell>
          <table:table-cell table:formula="of:=STDEVP([.J44:.AP44])" office:value-type="float" office:value="15.4933245484903">
            <text:p>15.4933245485</text:p>
          </table:table-cell>
          <table:table-cell table:formula="of:=(EXP(SUM([.J67:.AP67])/([.$AP$1]-[.$J$1]))-1)*100" office:value-type="float" office:value="11.3872498257904">
            <text:p>11.3872498258</text:p>
          </table:table-cell>
          <table:table-cell table:number-columns-repeated="980"/>
        </table:table-row>
        <table:table-row table:style-name="ro2">
          <table:table-cell office:value-type="float" office:value="0.9">
            <text:p>0.9</text:p>
          </table:table-cell>
          <table:table-cell table:number-columns-repeated="8"/>
          <table:table-cell table:formula="of:=[.$A45]*[.J$5]+(1-[.$A45])*[.J$6]" office:value-type="float" office:value="20.4705">
            <text:p>20.4705</text:p>
          </table:table-cell>
          <table:table-cell table:formula="of:=[.$A45]*[.K$5]+(1-[.$A45])*[.K$6]" office:value-type="float" office:value="15.6855">
            <text:p>15.6855</text:p>
          </table:table-cell>
          <table:table-cell table:formula="of:=[.$A45]*[.L$5]+(1-[.$A45])*[.L$6]" office:value-type="float" office:value="27.1215">
            <text:p>27.1215</text:p>
          </table:table-cell>
          <table:table-cell table:formula="of:=[.$A45]*[.M$5]+(1-[.$A45])*[.M$6]" office:value-type="float" office:value="-1.056">
            <text:p>-1.056</text:p>
          </table:table-cell>
          <table:table-cell table:formula="of:=[.$A45]*[.N$5]+(1-[.$A45])*[.N$6]" office:value-type="float" office:value="8.521">
            <text:p>8.521</text:p>
          </table:table-cell>
          <table:table-cell table:formula="of:=[.$A45]*[.O$5]+(1-[.$A45])*[.O$6]" office:value-type="float" office:value="22.5305">
            <text:p>22.5305</text:p>
          </table:table-cell>
          <table:table-cell table:formula="of:=[.$A45]*[.P$5]+(1-[.$A45])*[.P$6]" office:value-type="float" office:value="6.0865">
            <text:p>6.0865</text:p>
          </table:table-cell>
          <table:table-cell table:formula="of:=[.$A45]*[.Q$5]+(1-[.$A45])*[.Q$6]" office:value-type="float" office:value="41.0345">
            <text:p>41.0345</text:p>
          </table:table-cell>
          <table:table-cell table:formula="of:=[.$A45]*[.R$5]+(1-[.$A45])*[.R$6]" office:value-type="float" office:value="39.3275">
            <text:p>39.3275</text:p>
          </table:table-cell>
          <table:table-cell table:formula="of:=[.$A45]*[.S$5]+(1-[.$A45])*[.S$6]" office:value-type="float" office:value="12.9095">
            <text:p>12.9095</text:p>
          </table:table-cell>
          <table:table-cell table:formula="of:=[.$A45]*[.T$5]+(1-[.$A45])*[.T$6]" office:value-type="float" office:value="21.7475">
            <text:p>21.7475</text:p>
          </table:table-cell>
          <table:table-cell table:formula="of:=[.$A45]*[.U$5]+(1-[.$A45])*[.U$6]" office:value-type="float" office:value="18.6465">
            <text:p>18.6465</text:p>
          </table:table-cell>
          <table:table-cell table:formula="of:=[.$A45]*[.V$5]+(1-[.$A45])*[.V$6]" office:value-type="float" office:value="-13.1035">
            <text:p>-13.1035</text:p>
          </table:table-cell>
          <table:table-cell table:formula="of:=[.$A45]*[.W$5]+(1-[.$A45])*[.W$6]" office:value-type="float" office:value="20.2985">
            <text:p>20.2985</text:p>
          </table:table-cell>
          <table:table-cell table:formula="of:=[.$A45]*[.X$5]+(1-[.$A45])*[.X$6]" office:value-type="float" office:value="-1.8705">
            <text:p>-1.8705</text:p>
          </table:table-cell>
          <table:table-cell table:formula="of:=[.$A45]*[.Y$5]+(1-[.$A45])*[.Y$6]" office:value-type="float" office:value="19.875">
            <text:p>19.875</text:p>
          </table:table-cell>
          <table:table-cell table:formula="of:=[.$A45]*[.Z$5]+(1-[.$A45])*[.Z$6]" office:value-type="float" office:value="4.1175">
            <text:p>4.1175</text:p>
          </table:table-cell>
          <table:table-cell table:formula="of:=[.$A45]*[.AA$5]+(1-[.$A45])*[.AA$6]" office:value-type="float" office:value="22.192">
            <text:p>22.192</text:p>
          </table:table-cell>
          <table:table-cell table:formula="of:=[.$A45]*[.AB$5]+(1-[.$A45])*[.AB$6]" office:value-type="float" office:value="13.2935">
            <text:p>13.2935</text:p>
          </table:table-cell>
          <table:table-cell table:formula="of:=[.$A45]*[.AC$5]+(1-[.$A45])*[.AC$6]" office:value-type="float" office:value="16.268">
            <text:p>16.268</text:p>
          </table:table-cell>
          <table:table-cell table:formula="of:=[.$A45]*[.AD$5]+(1-[.$A45])*[.AD$6]" office:value-type="float" office:value="21.172">
            <text:p>21.172</text:p>
          </table:table-cell>
          <table:table-cell table:formula="of:=[.$A45]*[.AE$5]+(1-[.$A45])*[.AE$6]" office:value-type="float" office:value="23.8745">
            <text:p>23.8745</text:p>
          </table:table-cell>
          <table:table-cell table:formula="of:=[.$A45]*[.AF$5]+(1-[.$A45])*[.AF$6]" office:value-type="float" office:value="-10.053">
            <text:p>-10.053</text:p>
          </table:table-cell>
          <table:table-cell table:formula="of:=[.$A45]*[.AG$5]+(1-[.$A45])*[.AG$6]" office:value-type="float" office:value="-13.852">
            <text:p>-13.852</text:p>
          </table:table-cell>
          <table:table-cell table:formula="of:=[.$A45]*[.AH$5]+(1-[.$A45])*[.AH$6]" office:value-type="float" office:value="-15.886">
            <text:p>-15.886</text:p>
          </table:table-cell>
          <table:table-cell table:formula="of:=[.$A45]*[.AI$5]+(1-[.$A45])*[.AI$6]" office:value-type="float" office:value="32.507">
            <text:p>32.507</text:p>
          </table:table-cell>
          <table:table-cell table:formula="of:=[.$A45]*[.AJ$5]+(1-[.$A45])*[.AJ$6]" office:value-type="float" office:value="16.181">
            <text:p>16.181</text:p>
          </table:table-cell>
          <table:table-cell table:formula="of:=[.$A45]*[.AK$5]+(1-[.$A45])*[.AK$6]" office:value-type="float" office:value="10.97">
            <text:p>10.97</text:p>
          </table:table-cell>
          <table:table-cell table:formula="of:=[.$A45]*[.AL$5]+(1-[.$A45])*[.AL$6]" office:value-type="float" office:value="20.6085">
            <text:p>20.6085</text:p>
          </table:table-cell>
          <table:table-cell table:formula="of:=[.$A45]*[.AM$5]+(1-[.$A45])*[.AM$6]" office:value-type="float" office:value="9.1395">
            <text:p>9.1395</text:p>
          </table:table-cell>
          <table:table-cell table:formula="of:=[.$A45]*[.AN$5]+(1-[.$A45])*[.AN$6]" office:value-type="float" office:value="-36.9205">
            <text:p>-36.9205</text:p>
          </table:table-cell>
          <table:table-cell table:formula="of:=[.$A45]*[.AO$5]+(1-[.$A45])*[.AO$6]" office:value-type="float" office:value="25.35">
            <text:p>25.35</text:p>
          </table:table-cell>
          <table:table-cell table:formula="of:=[.$A45]*[.AP$5]+(1-[.$A45])*[.AP$6]" office:value-type="float" office:value="12.525">
            <text:p>12.525</text:p>
          </table:table-cell>
          <table:table-cell table:formula="of:=STDEVP([.J45:.AP45])" office:value-type="float" office:value="16.2894151693855">
            <text:p>16.2894151694</text:p>
          </table:table-cell>
          <table:table-cell table:formula="of:=(EXP(SUM([.J68:.AP68])/([.$AP$1]-[.$J$1]))-1)*100" office:value-type="float" office:value="11.4350794142433">
            <text:p>11.4350794142</text:p>
          </table:table-cell>
          <table:table-cell table:number-columns-repeated="980"/>
        </table:table-row>
        <table:table-row table:style-name="ro2">
          <table:table-cell office:value-type="float" office:value="0.95">
            <text:p>0.95</text:p>
          </table:table-cell>
          <table:table-cell table:number-columns-repeated="8"/>
          <table:table-cell table:formula="of:=[.$A46]*[.J$5]+(1-[.$A46])*[.J$6]" office:value-type="float" office:value="20.71275">
            <text:p>20.71275</text:p>
          </table:table-cell>
          <table:table-cell table:formula="of:=[.$A46]*[.K$5]+(1-[.$A46])*[.K$6]" office:value-type="float" office:value="15.42025">
            <text:p>15.42025</text:p>
          </table:table-cell>
          <table:table-cell table:formula="of:=[.$A46]*[.L$5]+(1-[.$A46])*[.L$6]" office:value-type="float" office:value="27.62325">
            <text:p>27.62325</text:p>
          </table:table-cell>
          <table:table-cell table:formula="of:=[.$A46]*[.M$5]+(1-[.$A46])*[.M$6]" office:value-type="float" office:value="-2.038">
            <text:p>-2.038</text:p>
          </table:table-cell>
          <table:table-cell table:formula="of:=[.$A46]*[.N$5]+(1-[.$A46])*[.N$6]" office:value-type="float" office:value="8.4705">
            <text:p>8.4705</text:p>
          </table:table-cell>
          <table:table-cell table:formula="of:=[.$A46]*[.O$5]+(1-[.$A46])*[.O$6]" office:value-type="float" office:value="23.05275">
            <text:p>23.05275</text:p>
          </table:table-cell>
          <table:table-cell table:formula="of:=[.$A46]*[.P$5]+(1-[.$A46])*[.P$6]" office:value-type="float" office:value="5.65575">
            <text:p>5.65575</text:p>
          </table:table-cell>
          <table:table-cell table:formula="of:=[.$A46]*[.Q$5]+(1-[.$A46])*[.Q$6]" office:value-type="float" office:value="42.68975">
            <text:p>42.68975</text:p>
          </table:table-cell>
          <table:table-cell table:formula="of:=[.$A46]*[.R$5]+(1-[.$A46])*[.R$6]" office:value-type="float" office:value="41.05125">
            <text:p>41.05125</text:p>
          </table:table-cell>
          <table:table-cell table:formula="of:=[.$A46]*[.S$5]+(1-[.$A46])*[.S$6]" office:value-type="float" office:value="13.18225">
            <text:p>13.18225</text:p>
          </table:table-cell>
          <table:table-cell table:formula="of:=[.$A46]*[.T$5]+(1-[.$A46])*[.T$6]" office:value-type="float" office:value="22.42125">
            <text:p>22.42125</text:p>
          </table:table-cell>
          <table:table-cell table:formula="of:=[.$A46]*[.U$5]+(1-[.$A46])*[.U$6]" office:value-type="float" office:value="19.25075">
            <text:p>19.25075</text:p>
          </table:table-cell>
          <table:table-cell table:formula="of:=[.$A46]*[.V$5]+(1-[.$A46])*[.V$6]" office:value-type="float" office:value="-13.95925">
            <text:p>-13.95925</text:p>
          </table:table-cell>
          <table:table-cell table:formula="of:=[.$A46]*[.W$5]+(1-[.$A46])*[.W$6]" office:value-type="float" office:value="21.73675">
            <text:p>21.73675</text:p>
          </table:table-cell>
          <table:table-cell table:formula="of:=[.$A46]*[.X$5]+(1-[.$A46])*[.X$6]" office:value-type="float" office:value="-1.73775">
            <text:p>-1.73775</text:p>
          </table:table-cell>
          <table:table-cell table:formula="of:=[.$A46]*[.Y$5]+(1-[.$A46])*[.Y$6]" office:value-type="float" office:value="20.9025">
            <text:p>20.9025</text:p>
          </table:table-cell>
          <table:table-cell table:formula="of:=[.$A46]*[.Z$5]+(1-[.$A46])*[.Z$6]" office:value-type="float" office:value="3.99125">
            <text:p>3.99125</text:p>
          </table:table-cell>
          <table:table-cell table:formula="of:=[.$A46]*[.AA$5]+(1-[.$A46])*[.AA$6]" office:value-type="float" office:value="23.006">
            <text:p>23.006</text:p>
          </table:table-cell>
          <table:table-cell table:formula="of:=[.$A46]*[.AB$5]+(1-[.$A46])*[.AB$6]" office:value-type="float" office:value="13.45925">
            <text:p>13.45925</text:p>
          </table:table-cell>
          <table:table-cell table:formula="of:=[.$A46]*[.AC$5]+(1-[.$A46])*[.AC$6]" office:value-type="float" office:value="16.399">
            <text:p>16.399</text:p>
          </table:table-cell>
          <table:table-cell table:formula="of:=[.$A46]*[.AD$5]+(1-[.$A46])*[.AD$6]" office:value-type="float" office:value="21.446">
            <text:p>21.446</text:p>
          </table:table-cell>
          <table:table-cell table:formula="of:=[.$A46]*[.AE$5]+(1-[.$A46])*[.AE$6]" office:value-type="float" office:value="24.56975">
            <text:p>24.56975</text:p>
          </table:table-cell>
          <table:table-cell table:formula="of:=[.$A46]*[.AF$5]+(1-[.$A46])*[.AF$6]" office:value-type="float" office:value="-11.2915">
            <text:p>-11.2915</text:p>
          </table:table-cell>
          <table:table-cell table:formula="of:=[.$A46]*[.AG$5]+(1-[.$A46])*[.AG$6]" office:value-type="float" office:value="-15.026">
            <text:p>-15.026</text:p>
          </table:table-cell>
          <table:table-cell table:formula="of:=[.$A46]*[.AH$5]+(1-[.$A46])*[.AH$6]" office:value-type="float" office:value="-17.143">
            <text:p>-17.143</text:p>
          </table:table-cell>
          <table:table-cell table:formula="of:=[.$A46]*[.AI$5]+(1-[.$A46])*[.AI$6]" office:value-type="float" office:value="33.8135">
            <text:p>33.8135</text:p>
          </table:table-cell>
          <table:table-cell table:formula="of:=[.$A46]*[.AJ$5]+(1-[.$A46])*[.AJ$6]" office:value-type="float" office:value="16.2755">
            <text:p>16.2755</text:p>
          </table:table-cell>
          <table:table-cell table:formula="of:=[.$A46]*[.AK$5]+(1-[.$A46])*[.AK$6]" office:value-type="float" office:value="10.465">
            <text:p>10.465</text:p>
          </table:table-cell>
          <table:table-cell table:formula="of:=[.$A46]*[.AL$5]+(1-[.$A46])*[.AL$6]" office:value-type="float" office:value="20.83175">
            <text:p>20.83175</text:p>
          </table:table-cell>
          <table:table-cell table:formula="of:=[.$A46]*[.AM$5]+(1-[.$A46])*[.AM$6]" office:value-type="float" office:value="8.76725">
            <text:p>8.76725</text:p>
          </table:table-cell>
          <table:table-cell table:formula="of:=[.$A46]*[.AN$5]+(1-[.$A46])*[.AN$6]" office:value-type="float" office:value="-38.61275">
            <text:p>-38.61275</text:p>
          </table:table-cell>
          <table:table-cell table:formula="of:=[.$A46]*[.AO$5]+(1-[.$A46])*[.AO$6]" office:value-type="float" office:value="27.695">
            <text:p>27.695</text:p>
          </table:table-cell>
          <table:table-cell table:formula="of:=[.$A46]*[.AP$5]+(1-[.$A46])*[.AP$6]" office:value-type="float" office:value="12.4925">
            <text:p>12.4925</text:p>
          </table:table-cell>
          <table:table-cell table:formula="of:=STDEVP([.J46:.AP46])" office:value-type="float" office:value="17.0972544851064">
            <text:p>17.0972544851</text:p>
          </table:table-cell>
          <table:table-cell table:formula="of:=(EXP(SUM([.J69:.AP69])/([.$AP$1]-[.$J$1]))-1)*100" office:value-type="float" office:value="11.4734712485852">
            <text:p>11.4734712486</text:p>
          </table:table-cell>
          <table:table-cell table:number-columns-repeated="980"/>
        </table:table-row>
        <table:table-row table:style-name="ro2">
          <table:table-cell office:value-type="float" office:value="1">
            <text:p>1</text:p>
          </table:table-cell>
          <table:table-cell table:number-columns-repeated="8"/>
          <table:table-cell table:formula="of:=[.$A47]*[.J$5]+(1-[.$A47])*[.J$6]" office:value-type="float" office:value="20.955">
            <text:p>20.955</text:p>
          </table:table-cell>
          <table:table-cell table:formula="of:=[.$A47]*[.K$5]+(1-[.$A47])*[.K$6]" office:value-type="float" office:value="15.155">
            <text:p>15.155</text:p>
          </table:table-cell>
          <table:table-cell table:formula="of:=[.$A47]*[.L$5]+(1-[.$A47])*[.L$6]" office:value-type="float" office:value="28.125">
            <text:p>28.125</text:p>
          </table:table-cell>
          <table:table-cell table:formula="of:=[.$A47]*[.M$5]+(1-[.$A47])*[.M$6]" office:value-type="float" office:value="-3.02">
            <text:p>-3.02</text:p>
          </table:table-cell>
          <table:table-cell table:formula="of:=[.$A47]*[.N$5]+(1-[.$A47])*[.N$6]" office:value-type="float" office:value="8.42">
            <text:p>8.42</text:p>
          </table:table-cell>
          <table:table-cell table:formula="of:=[.$A47]*[.O$5]+(1-[.$A47])*[.O$6]" office:value-type="float" office:value="23.575">
            <text:p>23.575</text:p>
          </table:table-cell>
          <table:table-cell table:formula="of:=[.$A47]*[.P$5]+(1-[.$A47])*[.P$6]" office:value-type="float" office:value="5.225">
            <text:p>5.225</text:p>
          </table:table-cell>
          <table:table-cell table:formula="of:=[.$A47]*[.Q$5]+(1-[.$A47])*[.Q$6]" office:value-type="float" office:value="44.345">
            <text:p>44.345</text:p>
          </table:table-cell>
          <table:table-cell table:formula="of:=[.$A47]*[.R$5]+(1-[.$A47])*[.R$6]" office:value-type="float" office:value="42.775">
            <text:p>42.775</text:p>
          </table:table-cell>
          <table:table-cell table:formula="of:=[.$A47]*[.S$5]+(1-[.$A47])*[.S$6]" office:value-type="float" office:value="13.455">
            <text:p>13.455</text:p>
          </table:table-cell>
          <table:table-cell table:formula="of:=[.$A47]*[.T$5]+(1-[.$A47])*[.T$6]" office:value-type="float" office:value="23.095">
            <text:p>23.095</text:p>
          </table:table-cell>
          <table:table-cell table:formula="of:=[.$A47]*[.U$5]+(1-[.$A47])*[.U$6]" office:value-type="float" office:value="19.855">
            <text:p>19.855</text:p>
          </table:table-cell>
          <table:table-cell table:formula="of:=[.$A47]*[.V$5]+(1-[.$A47])*[.V$6]" office:value-type="float" office:value="-14.815">
            <text:p>-14.815</text:p>
          </table:table-cell>
          <table:table-cell table:formula="of:=[.$A47]*[.W$5]+(1-[.$A47])*[.W$6]" office:value-type="float" office:value="23.175">
            <text:p>23.175</text:p>
          </table:table-cell>
          <table:table-cell table:formula="of:=[.$A47]*[.X$5]+(1-[.$A47])*[.X$6]" office:value-type="float" office:value="-1.605">
            <text:p>-1.605</text:p>
          </table:table-cell>
          <table:table-cell table:formula="of:=[.$A47]*[.Y$5]+(1-[.$A47])*[.Y$6]" office:value-type="float" office:value="21.93">
            <text:p>21.93</text:p>
          </table:table-cell>
          <table:table-cell table:formula="of:=[.$A47]*[.Z$5]+(1-[.$A47])*[.Z$6]" office:value-type="float" office:value="3.865">
            <text:p>3.865</text:p>
          </table:table-cell>
          <table:table-cell table:formula="of:=[.$A47]*[.AA$5]+(1-[.$A47])*[.AA$6]" office:value-type="float" office:value="23.82">
            <text:p>23.82</text:p>
          </table:table-cell>
          <table:table-cell table:formula="of:=[.$A47]*[.AB$5]+(1-[.$A47])*[.AB$6]" office:value-type="float" office:value="13.625">
            <text:p>13.625</text:p>
          </table:table-cell>
          <table:table-cell table:formula="of:=[.$A47]*[.AC$5]+(1-[.$A47])*[.AC$6]" office:value-type="float" office:value="16.53">
            <text:p>16.53</text:p>
          </table:table-cell>
          <table:table-cell table:formula="of:=[.$A47]*[.AD$5]+(1-[.$A47])*[.AD$6]" office:value-type="float" office:value="21.72">
            <text:p>21.72</text:p>
          </table:table-cell>
          <table:table-cell table:formula="of:=[.$A47]*[.AE$5]+(1-[.$A47])*[.AE$6]" office:value-type="float" office:value="25.265">
            <text:p>25.265</text:p>
          </table:table-cell>
          <table:table-cell table:formula="of:=[.$A47]*[.AF$5]+(1-[.$A47])*[.AF$6]" office:value-type="float" office:value="-12.53">
            <text:p>-12.53</text:p>
          </table:table-cell>
          <table:table-cell table:formula="of:=[.$A47]*[.AG$5]+(1-[.$A47])*[.AG$6]" office:value-type="float" office:value="-16.2">
            <text:p>-16.2</text:p>
          </table:table-cell>
          <table:table-cell table:formula="of:=[.$A47]*[.AH$5]+(1-[.$A47])*[.AH$6]" office:value-type="float" office:value="-18.4">
            <text:p>-18.4</text:p>
          </table:table-cell>
          <table:table-cell table:formula="of:=[.$A47]*[.AI$5]+(1-[.$A47])*[.AI$6]" office:value-type="float" office:value="35.12">
            <text:p>35.12</text:p>
          </table:table-cell>
          <table:table-cell table:formula="of:=[.$A47]*[.AJ$5]+(1-[.$A47])*[.AJ$6]" office:value-type="float" office:value="16.37">
            <text:p>16.37</text:p>
          </table:table-cell>
          <table:table-cell table:formula="of:=[.$A47]*[.AK$5]+(1-[.$A47])*[.AK$6]" office:value-type="float" office:value="9.96">
            <text:p>9.96</text:p>
          </table:table-cell>
          <table:table-cell table:formula="of:=[.$A47]*[.AL$5]+(1-[.$A47])*[.AL$6]" office:value-type="float" office:value="21.055">
            <text:p>21.055</text:p>
          </table:table-cell>
          <table:table-cell table:formula="of:=[.$A47]*[.AM$5]+(1-[.$A47])*[.AM$6]" office:value-type="float" office:value="8.395">
            <text:p>8.395</text:p>
          </table:table-cell>
          <table:table-cell table:formula="of:=[.$A47]*[.AN$5]+(1-[.$A47])*[.AN$6]" office:value-type="float" office:value="-40.305">
            <text:p>-40.305</text:p>
          </table:table-cell>
          <table:table-cell table:formula="of:=[.$A47]*[.AO$5]+(1-[.$A47])*[.AO$6]" office:value-type="float" office:value="30.04">
            <text:p>30.04</text:p>
          </table:table-cell>
          <table:table-cell table:formula="of:=[.$A47]*[.AP$5]+(1-[.$A47])*[.AP$6]" office:value-type="float" office:value="12.46">
            <text:p>12.46</text:p>
          </table:table-cell>
          <table:table-cell table:formula="of:=STDEVP([.J47:.AP47])" office:value-type="float" office:value="17.9152532404235">
            <text:p>17.9152532404</text:p>
          </table:table-cell>
          <table:table-cell table:formula="of:=(EXP(SUM([.J70:.AP70])/([.$AP$1]-[.$J$1]))-1)*100" office:value-type="float" office:value="11.5022974106221">
            <text:p>11.5022974106</text:p>
          </table:table-cell>
          <table:table-cell table:number-columns-repeated="98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ln(1+r) Allocations</text:p>
          </table:table-cell>
          <table:table-cell table:number-columns-repeated="1023"/>
        </table:table-row>
        <table:table-row table:style-name="ro2">
          <table:table-cell table:style-name="ce4" office:value-type="float" office:value="0">
            <text:p>0</text:p>
          </table:table-cell>
          <table:table-cell table:number-columns-repeated="8"/>
          <table:table-cell table:formula="of:=LN(1+[.J27]/100)" office:value-type="float" office:value="0.149367831650823">
            <text:p>0.1493678317</text:p>
          </table:table-cell>
          <table:table-cell table:formula="of:=LN(1+[.K27]/100)" office:value-type="float" office:value="0.186147561627484">
            <text:p>0.1861475616</text:p>
          </table:table-cell>
          <table:table-cell table:formula="of:=LN(1+[.L27]/100)" office:value-type="float" office:value="0.166276859625099">
            <text:p>0.1662768596</text:p>
          </table:table-cell>
          <table:table-cell table:formula="of:=LN(1+[.M27]/100)" office:value-type="float" office:value="0.153750599805918">
            <text:p>0.1537505998</text:p>
          </table:table-cell>
          <table:table-cell table:formula="of:=LN(1+[.N27]/100)" office:value-type="float" office:value="0.0901148894422603">
            <text:p>0.0901148894</text:p>
          </table:table-cell>
          <table:table-cell table:formula="of:=LN(1+[.O27]/100)" office:value-type="float" office:value="0.123367413950284">
            <text:p>0.123367414</text:p>
          </table:table-cell>
          <table:table-cell table:formula="of:=LN(1+[.P27]/100)" office:value-type="float" office:value="0.129623767793506">
            <text:p>0.1296237678</text:p>
          </table:table-cell>
          <table:table-cell table:formula="of:=LN(1+[.Q27]/100)" office:value-type="float" office:value="0.106519843377673">
            <text:p>0.1065198434</text:p>
          </table:table-cell>
          <table:table-cell table:formula="of:=LN(1+[.R27]/100)" office:value-type="float" office:value="0.0797349680188535">
            <text:p>0.079734968</text:p>
          </table:table-cell>
          <table:table-cell table:formula="of:=LN(1+[.S27]/100)" office:value-type="float" office:value="0.0769610411361284">
            <text:p>0.0769610411</text:p>
          </table:table-cell>
          <table:table-cell table:formula="of:=LN(1+[.T27]/100)" office:value-type="float" office:value="0.091849653629879">
            <text:p>0.0918496536</text:p>
          </table:table-cell>
          <table:table-cell table:formula="of:=LN(1+[.U27]/100)" office:value-type="float" office:value="0.0748291406206491">
            <text:p>0.0748291406</text:p>
          </table:table-cell>
          <table:table-cell table:formula="of:=LN(1+[.V27]/100)" office:value-type="float" office:value="0.0227394869694893">
            <text:p>0.022739487</text:p>
          </table:table-cell>
          <table:table-cell table:formula="of:=LN(1+[.W27]/100)" office:value-type="float" office:value="-0.0575231862436661">
            <text:p>-0.0575231862</text:p>
          </table:table-cell>
          <table:table-cell table:formula="of:=LN(1+[.X27]/100)" office:value-type="float" office:value="-0.0435340020237284">
            <text:p>-0.043534002</text:p>
          </table:table-cell>
          <table:table-cell table:formula="of:=LN(1+[.Y27]/100)" office:value-type="float" office:value="0.013705647056112">
            <text:p>0.0137056471</text:p>
          </table:table-cell>
          <table:table-cell table:formula="of:=LN(1+[.Z27]/100)" office:value-type="float" office:value="0.0619414015401834">
            <text:p>0.0619414015</text:p>
          </table:table-cell>
          <table:table-cell table:formula="of:=LN(1+[.AA27]/100)" office:value-type="float" office:value="0.0726926853934406">
            <text:p>0.0726926854</text:p>
          </table:table-cell>
          <table:table-cell table:formula="of:=LN(1+[.AB27]/100)" office:value-type="float" office:value="0.0981243979931989">
            <text:p>0.098124398</text:p>
          </table:table-cell>
          <table:table-cell table:formula="of:=LN(1+[.AC27]/100)" office:value-type="float" office:value="0.130238476923729">
            <text:p>0.1302384769</text:p>
          </table:table-cell>
          <table:table-cell table:formula="of:=LN(1+[.AD27]/100)" office:value-type="float" office:value="0.150486833273936">
            <text:p>0.1504868333</text:p>
          </table:table-cell>
          <table:table-cell table:formula="of:=LN(1+[.AE27]/100)" office:value-type="float" office:value="0.107598010598018">
            <text:p>0.1075980106</text:p>
          </table:table-cell>
          <table:table-cell table:formula="of:=LN(1+[.AF27]/100)" office:value-type="float" office:value="0.115469249806114">
            <text:p>0.1154692498</text:p>
          </table:table-cell>
          <table:table-cell table:formula="of:=LN(1+[.AG27]/100)" office:value-type="float" office:value="0.0702720529853317">
            <text:p>0.070272053</text:p>
          </table:table-cell>
          <table:table-cell table:formula="of:=LN(1+[.AH27]/100)" office:value-type="float" office:value="0.0652257849177073">
            <text:p>0.0652257849</text:p>
          </table:table-cell>
          <table:table-cell table:formula="of:=LN(1+[.AI27]/100)" office:value-type="float" office:value="0.086085948913129">
            <text:p>0.0860859489</text:p>
          </table:table-cell>
          <table:table-cell table:formula="of:=LN(1+[.AJ27]/100)" office:value-type="float" office:value="0.135229949260104">
            <text:p>0.1352299493</text:p>
          </table:table-cell>
          <table:table-cell table:formula="of:=LN(1+[.AK27]/100)" office:value-type="float" office:value="0.182821431835606">
            <text:p>0.1828214318</text:p>
          </table:table-cell>
          <table:table-cell table:formula="of:=LN(1+[.AL27]/100)" office:value-type="float" office:value="0.153493320957109">
            <text:p>0.153493321</text:p>
          </table:table-cell>
          <table:table-cell table:formula="of:=LN(1+[.AM27]/100)" office:value-type="float" office:value="0.147039742649315">
            <text:p>0.1470397426</text:p>
          </table:table-cell>
          <table:table-cell table:formula="of:=LN(1+[.AN27]/100)" office:value-type="float" office:value="-0.0667810336903512">
            <text:p>-0.0667810337</text:p>
          </table:table-cell>
          <table:table-cell table:formula="of:=LN(1+[.AO27]/100)" office:value-type="float" office:value="-0.1846442521636">
            <text:p>-0.1846442522</text:p>
          </table:table-cell>
          <table:table-cell table:formula="of:=LN(1+[.AP27]/100)" office:value-type="float" office:value="0.123190610555198">
            <text:p>0.1231906106</text:p>
          </table:table-cell>
          <table:table-cell table:number-columns-repeated="982"/>
        </table:table-row>
        <table:table-row table:style-name="ro2">
          <table:table-cell table:style-name="ce4" office:value-type="float" office:value="0.05">
            <text:p>0.05</text:p>
          </table:table-cell>
          <table:table-cell table:number-columns-repeated="8"/>
          <table:table-cell table:formula="of:=LN(1+[.J28]/100)" office:value-type="float" office:value="0.151452041776924">
            <text:p>0.1514520418</text:p>
          </table:table-cell>
          <table:table-cell table:formula="of:=LN(1+[.K28]/100)" office:value-type="float" office:value="0.18394315795448">
            <text:p>0.183943158</text:p>
          </table:table-cell>
          <table:table-cell table:formula="of:=LN(1+[.L28]/100)" office:value-type="float" office:value="0.170516736604583">
            <text:p>0.1705167366</text:p>
          </table:table-cell>
          <table:table-cell table:formula="of:=LN(1+[.M28]/100)" office:value-type="float" office:value="0.145294435956878">
            <text:p>0.145294436</text:p>
          </table:table-cell>
          <table:table-cell table:formula="of:=LN(1+[.N28]/100)" office:value-type="float" office:value="0.0896533007004859">
            <text:p>0.0896533007</text:p>
          </table:table-cell>
          <table:table-cell table:formula="of:=LN(1+[.O28]/100)" office:value-type="float" office:value="0.127973161738775">
            <text:p>0.1279731617</text:p>
          </table:table-cell>
          <table:table-cell table:formula="of:=LN(1+[.P28]/100)" office:value-type="float" office:value="0.125832771643839">
            <text:p>0.1258327716</text:p>
          </table:table-cell>
          <table:table-cell table:formula="of:=LN(1+[.Q28]/100)" office:value-type="float" office:value="0.1212902116518">
            <text:p>0.1212902117</text:p>
          </table:table-cell>
          <table:table-cell table:formula="of:=LN(1+[.R28]/100)" office:value-type="float" office:value="0.0955260655902206">
            <text:p>0.0955260656</text:p>
          </table:table-cell>
          <table:table-cell table:formula="of:=LN(1+[.S28]/100)" office:value-type="float" office:value="0.0794833204764569">
            <text:p>0.0794833205</text:p>
          </table:table-cell>
          <table:table-cell table:formula="of:=LN(1+[.T28]/100)" office:value-type="float" office:value="0.0979770750213148">
            <text:p>0.097977075</text:p>
          </table:table-cell>
          <table:table-cell table:formula="of:=LN(1+[.U28]/100)" office:value-type="float" office:value="0.0804203286734435">
            <text:p>0.0804203287</text:p>
          </table:table-cell>
          <table:table-cell table:formula="of:=LN(1+[.V28]/100)" office:value-type="float" office:value="0.0143392005108798">
            <text:p>0.0143392005</text:p>
          </table:table-cell>
          <table:table-cell table:formula="of:=LN(1+[.W28]/100)" office:value-type="float" office:value="-0.0424039743574256">
            <text:p>-0.0424039744</text:p>
          </table:table-cell>
          <table:table-cell table:formula="of:=LN(1+[.X28]/100)" office:value-type="float" office:value="-0.0421483946334167">
            <text:p>-0.0421483946</text:p>
          </table:table-cell>
          <table:table-cell table:formula="of:=LN(1+[.Y28]/100)" office:value-type="float" office:value="0.0237897661227381">
            <text:p>0.0237897661</text:p>
          </table:table-cell>
          <table:table-cell table:formula="of:=LN(1+[.Z28]/100)" office:value-type="float" office:value="0.0607540252081606">
            <text:p>0.0607540252</text:p>
          </table:table-cell>
          <table:table-cell table:formula="of:=LN(1+[.AA28]/100)" office:value-type="float" office:value="0.0802334587101698">
            <text:p>0.0802334587</text:p>
          </table:table-cell>
          <table:table-cell table:formula="of:=LN(1+[.AB28]/100)" office:value-type="float" office:value="0.0996258538719274">
            <text:p>0.0996258539</text:p>
          </table:table-cell>
          <table:table-cell table:formula="of:=LN(1+[.AC28]/100)" office:value-type="float" office:value="0.131387846870968">
            <text:p>0.1313878469</text:p>
          </table:table-cell>
          <table:table-cell table:formula="of:=LN(1+[.AD28]/100)" office:value-type="float" office:value="0.152841251471447">
            <text:p>0.1528412515</text:p>
          </table:table-cell>
          <table:table-cell table:formula="of:=LN(1+[.AE28]/100)" office:value-type="float" office:value="0.113821867244225">
            <text:p>0.1138218672</text:p>
          </table:table-cell>
          <table:table-cell table:formula="of:=LN(1+[.AF28]/100)" office:value-type="float" office:value="0.10437352874645">
            <text:p>0.1043735287</text:p>
          </table:table-cell>
          <table:table-cell table:formula="of:=LN(1+[.AG28]/100)" office:value-type="float" office:value="0.0592684084570592">
            <text:p>0.0592684085</text:p>
          </table:table-cell>
          <table:table-cell table:formula="of:=LN(1+[.AH28]/100)" office:value-type="float" office:value="0.0533796165032392">
            <text:p>0.0533796165</text:p>
          </table:table-cell>
          <table:table-cell table:formula="of:=LN(1+[.AI28]/100)" office:value-type="float" office:value="0.0980020081269271">
            <text:p>0.0980020081</text:p>
          </table:table-cell>
          <table:table-cell table:formula="of:=LN(1+[.AJ28]/100)" office:value-type="float" office:value="0.136055080443832">
            <text:p>0.1360550804</text:p>
          </table:table-cell>
          <table:table-cell table:formula="of:=LN(1+[.AK28]/100)" office:value-type="float" office:value="0.178606330546474">
            <text:p>0.1786063305</text:p>
          </table:table-cell>
          <table:table-cell table:formula="of:=LN(1+[.AL28]/100)" office:value-type="float" office:value="0.155406319752825">
            <text:p>0.1554063198</text:p>
          </table:table-cell>
          <table:table-cell table:formula="of:=LN(1+[.AM28]/100)" office:value-type="float" office:value="0.143821084205156">
            <text:p>0.1438210842</text:p>
          </table:table-cell>
          <table:table-cell table:formula="of:=LN(1+[.AN28]/100)" office:value-type="float" office:value="-0.0850378710886221">
            <text:p>-0.0850378711</text:p>
          </table:table-cell>
          <table:table-cell table:formula="of:=LN(1+[.AO28]/100)" office:value-type="float" office:value="-0.156829264033019">
            <text:p>-0.156829264</text:p>
          </table:table-cell>
          <table:table-cell table:formula="of:=LN(1+[.AP28]/100)" office:value-type="float" office:value="0.122903238350955">
            <text:p>0.1229032384</text:p>
          </table:table-cell>
          <table:table-cell table:number-columns-repeated="982"/>
        </table:table-row>
        <table:table-row table:style-name="ro2">
          <table:table-cell table:style-name="ce4" office:value-type="float" office:value="0.1">
            <text:p>0.1</text:p>
          </table:table-cell>
          <table:table-cell table:number-columns-repeated="8"/>
          <table:table-cell table:formula="of:=LN(1+[.J29]/100)" office:value-type="float" office:value="0.153531917004449">
            <text:p>0.153531917</text:p>
          </table:table-cell>
          <table:table-cell table:formula="of:=LN(1+[.K29]/100)" office:value-type="float" office:value="0.181733884148207">
            <text:p>0.1817338841</text:p>
          </table:table-cell>
          <table:table-cell table:formula="of:=LN(1+[.L29]/100)" office:value-type="float" office:value="0.174738712897274">
            <text:p>0.1747387129</text:p>
          </table:table-cell>
          <table:table-cell table:formula="of:=LN(1+[.M29]/100)" office:value-type="float" office:value="0.136766155134452">
            <text:p>0.1367661551</text:p>
          </table:table-cell>
          <table:table-cell table:formula="of:=LN(1+[.N29]/100)" office:value-type="float" office:value="0.0891914987961478">
            <text:p>0.0891914988</text:p>
          </table:table-cell>
          <table:table-cell table:formula="of:=LN(1+[.O29]/100)" office:value-type="float" office:value="0.132557793830991">
            <text:p>0.1325577938</text:p>
          </table:table-cell>
          <table:table-cell table:formula="of:=LN(1+[.P29]/100)" office:value-type="float" office:value="0.12202734913475">
            <text:p>0.1220273491</text:p>
          </table:table-cell>
          <table:table-cell table:formula="of:=LN(1+[.Q29]/100)" office:value-type="float" office:value="0.135845587808041">
            <text:p>0.1358455878</text:p>
          </table:table-cell>
          <table:table-cell table:formula="of:=LN(1+[.R29]/100)" office:value-type="float" office:value="0.111071675890691">
            <text:p>0.1110716759</text:p>
          </table:table-cell>
          <table:table-cell table:formula="of:=LN(1+[.S29]/100)" office:value-type="float" office:value="0.0819992539264669">
            <text:p>0.0819992539</text:p>
          </table:table-cell>
          <table:table-cell table:formula="of:=LN(1+[.T29]/100)" office:value-type="float" office:value="0.104067179659272">
            <text:p>0.1040671797</text:p>
          </table:table-cell>
          <table:table-cell table:formula="of:=LN(1+[.U29]/100)" office:value-type="float" office:value="0.085980429078743">
            <text:p>0.0859804291</text:p>
          </table:table-cell>
          <table:table-cell table:formula="of:=LN(1+[.V29]/100)" office:value-type="float" office:value="0.00586775102788277">
            <text:p>0.005867751</text:p>
          </table:table-cell>
          <table:table-cell table:formula="of:=LN(1+[.W29]/100)" office:value-type="float" office:value="-0.0275099525682093">
            <text:p>-0.0275099526</text:p>
          </table:table-cell>
          <table:table-cell table:formula="of:=LN(1+[.X29]/100)" office:value-type="float" office:value="-0.0407647044946933">
            <text:p>-0.0407647045</text:p>
          </table:table-cell>
          <table:table-cell table:formula="of:=LN(1+[.Y29]/100)" office:value-type="float" office:value="0.0337732101069213">
            <text:p>0.0337732101</text:p>
          </table:table-cell>
          <table:table-cell table:formula="of:=LN(1+[.Z29]/100)" office:value-type="float" office:value="0.0595652373373904">
            <text:p>0.0595652373</text:p>
          </table:table-cell>
          <table:table-cell table:formula="of:=LN(1+[.AA29]/100)" office:value-type="float" office:value="0.0877177940849764">
            <text:p>0.0877177941</text:p>
          </table:table-cell>
          <table:table-cell table:formula="of:=LN(1+[.AB29]/100)" office:value-type="float" office:value="0.101125058760241">
            <text:p>0.1011250588</text:p>
          </table:table-cell>
          <table:table-cell table:formula="of:=LN(1+[.AC29]/100)" office:value-type="float" office:value="0.132535897283419">
            <text:p>0.1325358973</text:p>
          </table:table-cell>
          <table:table-cell table:formula="of:=LN(1+[.AD29]/100)" office:value-type="float" office:value="0.155190139401921">
            <text:p>0.1551901394</text:p>
          </table:table-cell>
          <table:table-cell table:formula="of:=LN(1+[.AE29]/100)" office:value-type="float" office:value="0.120007226974664">
            <text:p>0.120007227</text:p>
          </table:table-cell>
          <table:table-cell table:formula="of:=LN(1+[.AF29]/100)" office:value-type="float" office:value="0.0931533099774777">
            <text:p>0.09315331</text:p>
          </table:table-cell>
          <table:table-cell table:formula="of:=LN(1+[.AG29]/100)" office:value-type="float" office:value="0.0481423353260142">
            <text:p>0.0481423353</text:p>
          </table:table-cell>
          <table:table-cell table:formula="of:=LN(1+[.AH29]/100)" office:value-type="float" office:value="0.0413914323597499">
            <text:p>0.0413914324</text:p>
          </table:table-cell>
          <table:table-cell table:formula="of:=LN(1+[.AI29]/100)" office:value-type="float" office:value="0.109777745318242">
            <text:p>0.1097777453</text:p>
          </table:table-cell>
          <table:table-cell table:formula="of:=LN(1+[.AJ29]/100)" office:value-type="float" office:value="0.136879531347372">
            <text:p>0.1368795313</text:p>
          </table:table-cell>
          <table:table-cell table:formula="of:=LN(1+[.AK29]/100)" office:value-type="float" office:value="0.17437338694478">
            <text:p>0.1743733869</text:p>
          </table:table-cell>
          <table:table-cell table:formula="of:=LN(1+[.AL29]/100)" office:value-type="float" office:value="0.157315665970415">
            <text:p>0.157315666</text:p>
          </table:table-cell>
          <table:table-cell table:formula="of:=LN(1+[.AM29]/100)" office:value-type="float" office:value="0.14059203253758">
            <text:p>0.1405920325</text:p>
          </table:table-cell>
          <table:table-cell table:formula="of:=LN(1+[.AN29]/100)" office:value-type="float" office:value="-0.103634228771035">
            <text:p>-0.1036342288</text:p>
          </table:table-cell>
          <table:table-cell table:formula="of:=LN(1+[.AO29]/100)" office:value-type="float" office:value="-0.129767058059065">
            <text:p>-0.1297670581</text:p>
          </table:table-cell>
          <table:table-cell table:formula="of:=LN(1+[.AP29]/100)" office:value-type="float" office:value="0.122615783540188">
            <text:p>0.1226157835</text:p>
          </table:table-cell>
          <table:table-cell table:number-columns-repeated="982"/>
        </table:table-row>
        <table:table-row table:style-name="ro2">
          <table:table-cell table:style-name="ce4" office:value-type="float" office:value="0.15">
            <text:p>0.15</text:p>
          </table:table-cell>
          <table:table-cell table:number-columns-repeated="8"/>
          <table:table-cell table:formula="of:=LN(1+[.J30]/100)" office:value-type="float" office:value="0.155607475328081">
            <text:p>0.1556074753</text:p>
          </table:table-cell>
          <table:table-cell table:formula="of:=LN(1+[.K30]/100)" office:value-type="float" office:value="0.179519718642084">
            <text:p>0.1795197186</text:p>
          </table:table-cell>
          <table:table-cell table:formula="of:=LN(1+[.L30]/100)" office:value-type="float" office:value="0.178942939020686">
            <text:p>0.178942939</text:p>
          </table:table-cell>
          <table:table-cell table:formula="of:=LN(1+[.M30]/100)" office:value-type="float" office:value="0.128164516675272">
            <text:p>0.1281645167</text:p>
          </table:table-cell>
          <table:table-cell table:formula="of:=LN(1+[.N30]/100)" office:value-type="float" office:value="0.0887294835322769">
            <text:p>0.0887294835</text:p>
          </table:table-cell>
          <table:table-cell table:formula="of:=LN(1+[.O30]/100)" office:value-type="float" office:value="0.137121502959397">
            <text:p>0.137121503</text:p>
          </table:table-cell>
          <table:table-cell table:formula="of:=LN(1+[.P30]/100)" office:value-type="float" office:value="0.118207390049765">
            <text:p>0.11820739</text:p>
          </table:table-cell>
          <table:table-cell table:formula="of:=LN(1+[.Q30]/100)" office:value-type="float" office:value="0.150192140854325">
            <text:p>0.1501921409</text:p>
          </table:table-cell>
          <table:table-cell table:formula="of:=LN(1+[.R30]/100)" office:value-type="float" office:value="0.12637931488174">
            <text:p>0.1263793149</text:p>
          </table:table-cell>
          <table:table-cell table:formula="of:=LN(1+[.S30]/100)" office:value-type="float" office:value="0.084508873337731">
            <text:p>0.0845088733</text:p>
          </table:table-cell>
          <table:table-cell table:formula="of:=LN(1+[.T30]/100)" office:value-type="float" office:value="0.110120419321038">
            <text:p>0.1101204193</text:p>
          </table:table-cell>
          <table:table-cell table:formula="of:=LN(1+[.U30]/100)" office:value-type="float" office:value="0.0915097856276886">
            <text:p>0.0915097856</text:p>
          </table:table-cell>
          <table:table-cell table:formula="of:=LN(1+[.V30]/100)" office:value-type="float" office:value="-0.00267607750346519">
            <text:p>-0.0026760775</text:p>
          </table:table-cell>
          <table:table-cell table:formula="of:=LN(1+[.W30]/100)" office:value-type="float" office:value="-0.0128345111052394">
            <text:p>-0.0128345111</text:p>
          </table:table-cell>
          <table:table-cell table:formula="of:=LN(1+[.X30]/100)" office:value-type="float" office:value="-0.0393829263091239">
            <text:p>-0.0393829263</text:p>
          </table:table-cell>
          <table:table-cell table:formula="of:=LN(1+[.Y30]/100)" office:value-type="float" office:value="0.0436579693394631">
            <text:p>0.0436579693</text:p>
          </table:table-cell>
          <table:table-cell table:formula="of:=LN(1+[.Z30]/100)" office:value-type="float" office:value="0.0583750345678372">
            <text:p>0.0583750346</text:p>
          </table:table-cell>
          <table:table-cell table:formula="of:=LN(1+[.AA30]/100)" office:value-type="float" office:value="0.095146530050798">
            <text:p>0.0951465301</text:p>
          </table:table-cell>
          <table:table-cell table:formula="of:=LN(1+[.AB30]/100)" office:value-type="float" office:value="0.102622019397429">
            <text:p>0.1026220194</text:p>
          </table:table-cell>
          <table:table-cell table:formula="of:=LN(1+[.AC30]/100)" office:value-type="float" office:value="0.133682631187395">
            <text:p>0.1336826312</text:p>
          </table:table-cell>
          <table:table-cell table:formula="of:=LN(1+[.AD30]/100)" office:value-type="float" office:value="0.157533522984457">
            <text:p>0.157533523</text:p>
          </table:table-cell>
          <table:table-cell table:formula="of:=LN(1+[.AE30]/100)" office:value-type="float" office:value="0.126154563099306">
            <text:p>0.1261545631</text:p>
          </table:table-cell>
          <table:table-cell table:formula="of:=LN(1+[.AF30]/100)" office:value-type="float" office:value="0.0818057679535962">
            <text:p>0.081805768</text:p>
          </table:table-cell>
          <table:table-cell table:formula="of:=LN(1+[.AG30]/100)" office:value-type="float" office:value="0.0368910785837487">
            <text:p>0.0368910786</text:p>
          </table:table-cell>
          <table:table-cell table:formula="of:=LN(1+[.AH30]/100)" office:value-type="float" office:value="0.0292577860669348">
            <text:p>0.0292577861</text:p>
          </table:table-cell>
          <table:table-cell table:formula="of:=LN(1+[.AI30]/100)" office:value-type="float" office:value="0.121416426888804">
            <text:p>0.1214164269</text:p>
          </table:table-cell>
          <table:table-cell table:formula="of:=LN(1+[.AJ30]/100)" office:value-type="float" office:value="0.137703303091514">
            <text:p>0.1377033031</text:p>
          </table:table-cell>
          <table:table-cell table:formula="of:=LN(1+[.AK30]/100)" office:value-type="float" office:value="0.170122449336957">
            <text:p>0.1701224493</text:p>
          </table:table-cell>
          <table:table-cell table:formula="of:=LN(1+[.AL30]/100)" office:value-type="float" office:value="0.159221373531378">
            <text:p>0.1592213735</text:p>
          </table:table-cell>
          <table:table-cell table:formula="of:=LN(1+[.AM30]/100)" office:value-type="float" office:value="0.137352520308519">
            <text:p>0.1373525203</text:p>
          </table:table-cell>
          <table:table-cell table:formula="of:=LN(1+[.AN30]/100)" office:value-type="float" office:value="-0.122582974453412">
            <text:p>-0.1225829745</text:p>
          </table:table-cell>
          <table:table-cell table:formula="of:=LN(1+[.AO30]/100)" office:value-type="float" office:value="-0.103417959198489">
            <text:p>-0.1034179592</text:p>
          </table:table-cell>
          <table:table-cell table:formula="of:=LN(1+[.AP30]/100)" office:value-type="float" office:value="0.122328246075394">
            <text:p>0.1223282461</text:p>
          </table:table-cell>
          <table:table-cell table:number-columns-repeated="982"/>
        </table:table-row>
        <table:table-row table:style-name="ro2">
          <table:table-cell office:value-type="float" office:value="0.2">
            <text:p>0.2</text:p>
          </table:table-cell>
          <table:table-cell table:number-columns-repeated="8"/>
          <table:table-cell table:formula="of:=LN(1+[.J31]/100)" office:value-type="float" office:value="0.157678734630686">
            <text:p>0.1576787346</text:p>
          </table:table-cell>
          <table:table-cell table:formula="of:=LN(1+[.K31]/100)" office:value-type="float" office:value="0.177300639725958">
            <text:p>0.1773006397</text:p>
          </table:table-cell>
          <table:table-cell table:formula="of:=LN(1+[.L31]/100)" office:value-type="float" office:value="0.183129563601848">
            <text:p>0.1831295636</text:p>
          </table:table-cell>
          <table:table-cell table:formula="of:=LN(1+[.M31]/100)" office:value-type="float" office:value="0.119488247622385">
            <text:p>0.1194882476</text:p>
          </table:table-cell>
          <table:table-cell table:formula="of:=LN(1+[.N31]/100)" office:value-type="float" office:value="0.0882672547116319">
            <text:p>0.0882672547</text:p>
          </table:table-cell>
          <table:table-cell table:formula="of:=LN(1+[.O31]/100)" office:value-type="float" office:value="0.141664479229706">
            <text:p>0.1416644792</text:p>
          </table:table-cell>
          <table:table-cell table:formula="of:=LN(1+[.P31]/100)" office:value-type="float" office:value="0.114372782904498">
            <text:p>0.1143727829</text:p>
          </table:table-cell>
          <table:table-cell table:formula="of:=LN(1+[.Q31]/100)" office:value-type="float" office:value="0.164335778028478">
            <text:p>0.164335778</text:p>
          </table:table-cell>
          <table:table-cell table:formula="of:=LN(1+[.R31]/100)" office:value-type="float" office:value="0.141456158553994">
            <text:p>0.1414561586</text:p>
          </table:table-cell>
          <table:table-cell table:formula="of:=LN(1+[.S31]/100)" office:value-type="float" office:value="0.0870122103226159">
            <text:p>0.0870122103</text:p>
          </table:table-cell>
          <table:table-cell table:formula="of:=LN(1+[.T31]/100)" office:value-type="float" office:value="0.116137237629042">
            <text:p>0.1161372376</text:p>
          </table:table-cell>
          <table:table-cell table:formula="of:=LN(1+[.U31]/100)" office:value-type="float" office:value="0.0970087364399062">
            <text:p>0.0970087364</text:p>
          </table:table-cell>
          <table:table-cell table:formula="of:=LN(1+[.V31]/100)" office:value-type="float" office:value="-0.0112935325447972">
            <text:p>-0.0112935325</text:p>
          </table:table-cell>
          <table:table-cell table:formula="of:=LN(1+[.W31]/100)" office:value-type="float" office:value="0.00162867299181987">
            <text:p>0.001628673</text:p>
          </table:table-cell>
          <table:table-cell table:formula="of:=LN(1+[.X31]/100)" office:value-type="float" office:value="-0.0380030548002074">
            <text:p>-0.0380030548</text:p>
          </table:table-cell>
          <table:table-cell table:formula="of:=LN(1+[.Y31]/100)" office:value-type="float" office:value="0.053445975705626">
            <text:p>0.0534459757</text:p>
          </table:table-cell>
          <table:table-cell table:formula="of:=LN(1+[.Z31]/100)" office:value-type="float" office:value="0.0571834135274539">
            <text:p>0.0571834135</text:p>
          </table:table-cell>
          <table:table-cell table:formula="of:=LN(1+[.AA31]/100)" office:value-type="float" office:value="0.1025204865904">
            <text:p>0.1025204866</text:p>
          </table:table-cell>
          <table:table-cell table:formula="of:=LN(1+[.AB31]/100)" office:value-type="float" office:value="0.104116742492564">
            <text:p>0.1041167425</text:p>
          </table:table-cell>
          <table:table-cell table:formula="of:=LN(1+[.AC31]/100)" office:value-type="float" office:value="0.134828051598806">
            <text:p>0.1348280516</text:p>
          </table:table-cell>
          <table:table-cell table:formula="of:=LN(1+[.AD31]/100)" office:value-type="float" office:value="0.159871427956363">
            <text:p>0.159871428</text:p>
          </table:table-cell>
          <table:table-cell table:formula="of:=LN(1+[.AE31]/100)" office:value-type="float" office:value="0.132264340252584">
            <text:p>0.1322643403</text:p>
          </table:table-cell>
          <table:table-cell table:formula="of:=LN(1+[.AF31]/100)" office:value-type="float" office:value="0.0703279798330295">
            <text:p>0.0703279798</text:p>
          </table:table-cell>
          <table:table-cell table:formula="of:=LN(1+[.AG31]/100)" office:value-type="float" office:value="0.0255117891687234">
            <text:p>0.0255117892</text:p>
          </table:table-cell>
          <table:table-cell table:formula="of:=LN(1+[.AH31]/100)" office:value-type="float" office:value="0.0169751042059616">
            <text:p>0.0169751042</text:p>
          </table:table-cell>
          <table:table-cell table:formula="of:=LN(1+[.AI31]/100)" office:value-type="float" office:value="0.132921206498828">
            <text:p>0.1329212065</text:p>
          </table:table-cell>
          <table:table-cell table:formula="of:=LN(1+[.AJ31]/100)" office:value-type="float" office:value="0.138526396794283">
            <text:p>0.1385263968</text:p>
          </table:table-cell>
          <table:table-cell table:formula="of:=LN(1+[.AK31]/100)" office:value-type="float" office:value="0.165853364086647">
            <text:p>0.1658533641</text:p>
          </table:table-cell>
          <table:table-cell table:formula="of:=LN(1+[.AL31]/100)" office:value-type="float" office:value="0.161123456277775">
            <text:p>0.1611234563</text:p>
          </table:table-cell>
          <table:table-cell table:formula="of:=LN(1+[.AM31]/100)" office:value-type="float" office:value="0.134102479523353">
            <text:p>0.1341024795</text:p>
          </table:table-cell>
          <table:table-cell table:formula="of:=LN(1+[.AN31]/100)" office:value-type="float" office:value="-0.141897721528577">
            <text:p>-0.1418977215</text:p>
          </table:table-cell>
          <table:table-cell table:formula="of:=LN(1+[.AO31]/100)" office:value-type="float" office:value="-0.0777453486248529">
            <text:p>-0.0777453486</text:p>
          </table:table-cell>
          <table:table-cell table:formula="of:=LN(1+[.AP31]/100)" office:value-type="float" office:value="0.122040625909025">
            <text:p>0.1220406259</text:p>
          </table:table-cell>
          <table:table-cell table:number-columns-repeated="982"/>
        </table:table-row>
        <table:table-row table:style-name="ro2">
          <table:table-cell office:value-type="float" office:value="0.25">
            <text:p>0.25</text:p>
          </table:table-cell>
          <table:table-cell table:number-columns-repeated="8"/>
          <table:table-cell table:formula="of:=LN(1+[.J32]/100)" office:value-type="float" office:value="0.159745712684242">
            <text:p>0.1597457127</text:p>
          </table:table-cell>
          <table:table-cell table:formula="of:=LN(1+[.K32]/100)" office:value-type="float" office:value="0.175076625544823">
            <text:p>0.1750766255</text:p>
          </table:table-cell>
          <table:table-cell table:formula="of:=LN(1+[.L32]/100)" office:value-type="float" office:value="0.187298733408824">
            <text:p>0.1872987334</text:p>
          </table:table-cell>
          <table:table-cell table:formula="of:=LN(1+[.M32]/100)" office:value-type="float" office:value="0.110736041594666">
            <text:p>0.1107360416</text:p>
          </table:table-cell>
          <table:table-cell table:formula="of:=LN(1+[.N32]/100)" office:value-type="float" office:value="0.0878048121366971">
            <text:p>0.0878048121</text:p>
          </table:table-cell>
          <table:table-cell table:formula="of:=LN(1+[.O32]/100)" office:value-type="float" office:value="0.146186910168401">
            <text:p>0.1461869102</text:p>
          </table:table-cell>
          <table:table-cell table:formula="of:=LN(1+[.P32]/100)" office:value-type="float" office:value="0.110523414927123">
            <text:p>0.1105234149</text:p>
          </table:table-cell>
          <table:table-cell table:formula="of:=LN(1+[.Q32]/100)" office:value-type="float" office:value="0.178282159402186">
            <text:p>0.1782821594</text:p>
          </table:table-cell>
          <table:table-cell table:formula="of:=LN(1+[.R32]/100)" office:value-type="float" office:value="0.156309063126986">
            <text:p>0.1563090631</text:p>
          </table:table-cell>
          <table:table-cell table:formula="of:=LN(1+[.S32]/100)" office:value-type="float" office:value="0.0895092962566713">
            <text:p>0.0895092963</text:p>
          </table:table-cell>
          <table:table-cell table:formula="of:=LN(1+[.T32]/100)" office:value-type="float" office:value="0.122118070245946">
            <text:p>0.1221180702</text:p>
          </table:table-cell>
          <table:table-cell table:formula="of:=LN(1+[.U32]/100)" office:value-type="float" office:value="0.102477614087576">
            <text:p>0.1024776141</text:p>
          </table:table-cell>
          <table:table-cell table:formula="of:=LN(1+[.V32]/100)" office:value-type="float" office:value="-0.0199858940885124">
            <text:p>-0.0199858941</text:p>
          </table:table-cell>
          <table:table-cell table:formula="of:=LN(1+[.W32]/100)" office:value-type="float" office:value="0.0158856522302133">
            <text:p>0.0158856522</text:p>
          </table:table-cell>
          <table:table-cell table:formula="of:=LN(1+[.X32]/100)" office:value-type="float" office:value="-0.0366250847132552">
            <text:p>-0.0366250847</text:p>
          </table:table-cell>
          <table:table-cell table:formula="of:=LN(1+[.Y32]/100)" office:value-type="float" office:value="0.0631391049112857">
            <text:p>0.0631391049</text:p>
          </table:table-cell>
          <table:table-cell table:formula="of:=LN(1+[.Z32]/100)" office:value-type="float" office:value="0.0559903708321241">
            <text:p>0.0559903708</text:p>
          </table:table-cell>
          <table:table-cell table:formula="of:=LN(1+[.AA32]/100)" office:value-type="float" office:value="0.109840465679532">
            <text:p>0.1098404657</text:p>
          </table:table-cell>
          <table:table-cell table:formula="of:=LN(1+[.AB32]/100)" office:value-type="float" office:value="0.105609234724675">
            <text:p>0.1056092347</text:p>
          </table:table-cell>
          <table:table-cell table:formula="of:=LN(1+[.AC32]/100)" office:value-type="float" office:value="0.135972161523215">
            <text:p>0.1359721615</text:p>
          </table:table-cell>
          <table:table-cell table:formula="of:=LN(1+[.AD32]/100)" office:value-type="float" office:value="0.162203879874854">
            <text:p>0.1622038799</text:p>
          </table:table-cell>
          <table:table-cell table:formula="of:=LN(1+[.AE32]/100)" office:value-type="float" office:value="0.138337014604132">
            <text:p>0.1383370146</text:p>
          </table:table-cell>
          <table:table-cell table:formula="of:=LN(1+[.AF32]/100)" office:value-type="float" office:value="0.0587169209587841">
            <text:p>0.058716921</text:p>
          </table:table-cell>
          <table:table-cell table:formula="of:=LN(1+[.AG32]/100)" office:value-type="float" office:value="0.0140015196358136">
            <text:p>0.0140015196</text:p>
          </table:table-cell>
          <table:table-cell table:formula="of:=LN(1+[.AH32]/100)" office:value-type="float" office:value="0.00453968004203189">
            <text:p>0.00453968</text:p>
          </table:table-cell>
          <table:table-cell table:formula="of:=LN(1+[.AI32]/100)" office:value-type="float" office:value="0.144295130196494">
            <text:p>0.1442951302</text:p>
          </table:table-cell>
          <table:table-cell table:formula="of:=LN(1+[.AJ32]/100)" office:value-type="float" office:value="0.139348813570944">
            <text:p>0.1393488136</text:p>
          </table:table-cell>
          <table:table-cell table:formula="of:=LN(1+[.AK32]/100)" office:value-type="float" office:value="0.16156597558139">
            <text:p>0.1615659756</text:p>
          </table:table-cell>
          <table:table-cell table:formula="of:=LN(1+[.AL32]/100)" office:value-type="float" office:value="0.163021927972829">
            <text:p>0.163021928</text:p>
          </table:table-cell>
          <table:table-cell table:formula="of:=LN(1+[.AM32]/100)" office:value-type="float" office:value="0.130841841522339">
            <text:p>0.1308418415</text:p>
          </table:table-cell>
          <table:table-cell table:formula="of:=LN(1+[.AN32]/100)" office:value-type="float" office:value="-0.161592887818521">
            <text:p>-0.1615928878</text:p>
          </table:table-cell>
          <table:table-cell table:formula="of:=LN(1+[.AO32]/100)" office:value-type="float" office:value="-0.0527153576719944">
            <text:p>-0.0527153577</text:p>
          </table:table-cell>
          <table:table-cell table:formula="of:=LN(1+[.AP32]/100)" office:value-type="float" office:value="0.121752922993495">
            <text:p>0.121752923</text:p>
          </table:table-cell>
          <table:table-cell table:number-columns-repeated="982"/>
        </table:table-row>
        <table:table-row table:style-name="ro2">
          <table:table-cell office:value-type="float" office:value="0.3">
            <text:p>0.3</text:p>
          </table:table-cell>
          <table:table-cell table:number-columns-repeated="8"/>
          <table:table-cell table:formula="of:=LN(1+[.J33]/100)" office:value-type="float" office:value="0.16180842715075">
            <text:p>0.1618084272</text:p>
          </table:table-cell>
          <table:table-cell table:formula="of:=LN(1+[.K33]/100)" office:value-type="float" office:value="0.172847654097533">
            <text:p>0.1728476541</text:p>
          </table:table-cell>
          <table:table-cell table:formula="of:=LN(1+[.L33]/100)" office:value-type="float" office:value="0.191450593381589">
            <text:p>0.1914505934</text:p>
          </table:table-cell>
          <table:table-cell table:formula="of:=LN(1+[.M33]/100)" office:value-type="float" office:value="0.101906557606309">
            <text:p>0.1019065576</text:p>
          </table:table-cell>
          <table:table-cell table:formula="of:=LN(1+[.N33]/100)" office:value-type="float" office:value="0.0873421556096828">
            <text:p>0.0873421556</text:p>
          </table:table-cell>
          <table:table-cell table:formula="of:=LN(1+[.O33]/100)" office:value-type="float" office:value="0.150688980769178">
            <text:p>0.1506889808</text:p>
          </table:table-cell>
          <table:table-cell table:formula="of:=LN(1+[.P33]/100)" office:value-type="float" office:value="0.106659172038478">
            <text:p>0.106659172</text:p>
          </table:table-cell>
          <table:table-cell table:formula="of:=LN(1+[.Q33]/100)" office:value-type="float" office:value="0.192036711480524">
            <text:p>0.1920367115</text:p>
          </table:table-cell>
          <table:table-cell table:formula="of:=LN(1+[.R33]/100)" office:value-type="float" office:value="0.170944583770616">
            <text:p>0.1709445838</text:p>
          </table:table-cell>
          <table:table-cell table:formula="of:=LN(1+[.S33]/100)" office:value-type="float" office:value="0.0920001622809899">
            <text:p>0.0920001623</text:p>
          </table:table-cell>
          <table:table-cell table:formula="of:=LN(1+[.T33]/100)" office:value-type="float" office:value="0.12806334506394">
            <text:p>0.1280633451</text:p>
          </table:table-cell>
          <table:table-cell table:formula="of:=LN(1+[.U33]/100)" office:value-type="float" office:value="0.107916745716123">
            <text:p>0.1079167457</text:p>
          </table:table-cell>
          <table:table-cell table:formula="of:=LN(1+[.V33]/100)" office:value-type="float" office:value="-0.0287544757988003">
            <text:p>-0.0287544758</text:p>
          </table:table-cell>
          <table:table-cell table:formula="of:=LN(1+[.W33]/100)" office:value-type="float" office:value="0.0299422238717067">
            <text:p>0.0299422239</text:p>
          </table:table-cell>
          <table:table-cell table:formula="of:=LN(1+[.X33]/100)" office:value-type="float" office:value="-0.0352490108152715">
            <text:p>-0.0352490108</text:p>
          </table:table-cell>
          <table:table-cell table:formula="of:=LN(1+[.Y33]/100)" office:value-type="float" office:value="0.072739178640305">
            <text:p>0.0727391786</text:p>
          </table:table-cell>
          <table:table-cell table:formula="of:=LN(1+[.Z33]/100)" office:value-type="float" office:value="0.0547959030856055">
            <text:p>0.0547959031</text:p>
          </table:table-cell>
          <table:table-cell table:formula="of:=LN(1+[.AA33]/100)" office:value-type="float" office:value="0.117107251810352">
            <text:p>0.1171072518</text:p>
          </table:table-cell>
          <table:table-cell table:formula="of:=LN(1+[.AB33]/100)" office:value-type="float" office:value="0.107099502742933">
            <text:p>0.1070995027</text:p>
          </table:table-cell>
          <table:table-cell table:formula="of:=LN(1+[.AC33]/100)" office:value-type="float" office:value="0.137114963955875">
            <text:p>0.137114964</text:p>
          </table:table-cell>
          <table:table-cell table:formula="of:=LN(1+[.AD33]/100)" office:value-type="float" office:value="0.164530904118728">
            <text:p>0.1645309041</text:p>
          </table:table-cell>
          <table:table-cell table:formula="of:=LN(1+[.AE33]/100)" office:value-type="float" office:value="0.144373034063162">
            <text:p>0.1443730341</text:p>
          </table:table-cell>
          <table:table-cell table:formula="of:=LN(1+[.AF33]/100)" office:value-type="float" office:value="0.0469694600741533">
            <text:p>0.0469694601</text:p>
          </table:table-cell>
          <table:table-cell table:formula="of:=LN(1+[.AG33]/100)" office:value-type="float" office:value="0.00235721957367809">
            <text:p>0.0023572196</text:p>
          </table:table-cell>
          <table:table-cell table:formula="of:=LN(1+[.AH33]/100)" office:value-type="float" office:value="-0.00805233319082841">
            <text:p>-0.0080523332</text:p>
          </table:table-cell>
          <table:table-cell table:formula="of:=LN(1+[.AI33]/100)" office:value-type="float" office:value="0.155541141258985">
            <text:p>0.1555411413</text:p>
          </table:table-cell>
          <table:table-cell table:formula="of:=LN(1+[.AJ33]/100)" office:value-type="float" office:value="0.140170554534013">
            <text:p>0.1401705545</text:p>
          </table:table-cell>
          <table:table-cell table:formula="of:=LN(1+[.AK33]/100)" office:value-type="float" office:value="0.157260126198583">
            <text:p>0.1572601262</text:p>
          </table:table-cell>
          <table:table-cell table:formula="of:=LN(1+[.AL33]/100)" office:value-type="float" office:value="0.164916802301526">
            <text:p>0.1649168023</text:p>
          </table:table-cell>
          <table:table-cell table:formula="of:=LN(1+[.AM33]/100)" office:value-type="float" office:value="0.127570536971914">
            <text:p>0.127570537</text:p>
          </table:table-cell>
          <table:table-cell table:formula="of:=LN(1+[.AN33]/100)" office:value-type="float" office:value="-0.181683760229431">
            <text:p>-0.1816837602</text:p>
          </table:table-cell>
          <table:table-cell table:formula="of:=LN(1+[.AO33]/100)" office:value-type="float" office:value="-0.0282965991551138">
            <text:p>-0.0282965992</text:p>
          </table:table-cell>
          <table:table-cell table:formula="of:=LN(1+[.AP33]/100)" office:value-type="float" office:value="0.121465137281176">
            <text:p>0.1214651373</text:p>
          </table:table-cell>
          <table:table-cell table:number-columns-repeated="982"/>
        </table:table-row>
        <table:table-row table:style-name="ro2">
          <table:table-cell office:value-type="float" office:value="0.35">
            <text:p>0.35</text:p>
          </table:table-cell>
          <table:table-cell table:number-columns-repeated="8"/>
          <table:table-cell table:formula="of:=LN(1+[.J34]/100)" office:value-type="float" office:value="0.163866895583142">
            <text:p>0.1638668956</text:p>
          </table:table-cell>
          <table:table-cell table:formula="of:=LN(1+[.K34]/100)" office:value-type="float" office:value="0.170613703235491">
            <text:p>0.1706137032</text:p>
          </table:table-cell>
          <table:table-cell table:formula="of:=LN(1+[.L34]/100)" office:value-type="float" office:value="0.195585286662265">
            <text:p>0.1955852867</text:p>
          </table:table-cell>
          <table:table-cell table:formula="of:=LN(1+[.M34]/100)" office:value-type="float" office:value="0.0929984188337523">
            <text:p>0.0929984188</text:p>
          </table:table-cell>
          <table:table-cell table:formula="of:=LN(1+[.N34]/100)" office:value-type="float" office:value="0.0868792849325248">
            <text:p>0.0868792849</text:p>
          </table:table-cell>
          <table:table-cell table:formula="of:=LN(1+[.O34]/100)" office:value-type="float" office:value="0.155170873538355">
            <text:p>0.1551708735</text:p>
          </table:table-cell>
          <table:table-cell table:formula="of:=LN(1+[.P34]/100)" office:value-type="float" office:value="0.102779938831774">
            <text:p>0.1027799388</text:p>
          </table:table-cell>
          <table:table-cell table:formula="of:=LN(1+[.Q34]/100)" office:value-type="float" office:value="0.205604639878818">
            <text:p>0.2056046399</text:p>
          </table:table-cell>
          <table:table-cell table:formula="of:=LN(1+[.R34]/100)" office:value-type="float" office:value="0.185368991976246">
            <text:p>0.185368992</text:p>
          </table:table-cell>
          <table:table-cell table:formula="of:=LN(1+[.S34]/100)" office:value-type="float" office:value="0.0944848393045371">
            <text:p>0.0944848393</text:p>
          </table:table-cell>
          <table:table-cell table:formula="of:=LN(1+[.T34]/100)" office:value-type="float" office:value="0.133973482388441">
            <text:p>0.1339734824</text:p>
          </table:table-cell>
          <table:table-cell table:formula="of:=LN(1+[.U34]/100)" office:value-type="float" office:value="0.113326453161655">
            <text:p>0.1133264532</text:p>
          </table:table-cell>
          <table:table-cell table:formula="of:=LN(1+[.V34]/100)" office:value-type="float" office:value="-0.0376006262031336">
            <text:p>-0.0376006262</text:p>
          </table:table-cell>
          <table:table-cell table:formula="of:=LN(1+[.W34]/100)" office:value-type="float" office:value="0.0438039440860912">
            <text:p>0.0438039441</text:p>
          </table:table-cell>
          <table:table-cell table:formula="of:=LN(1+[.X34]/100)" office:value-type="float" office:value="-0.0338748278948338">
            <text:p>-0.0338748279</text:p>
          </table:table-cell>
          <table:table-cell table:formula="of:=LN(1+[.Y34]/100)" office:value-type="float" office:value="0.0822479666093322">
            <text:p>0.0822479666</text:p>
          </table:table-cell>
          <table:table-cell table:formula="of:=LN(1+[.Z34]/100)" office:value-type="float" office:value="0.0536000068794704">
            <text:p>0.0536000069</text:p>
          </table:table-cell>
          <table:table-cell table:formula="of:=LN(1+[.AA34]/100)" office:value-type="float" office:value="0.124321612495966">
            <text:p>0.1243216125</text:p>
          </table:table-cell>
          <table:table-cell table:formula="of:=LN(1+[.AB34]/100)" office:value-type="float" office:value="0.108587553166824">
            <text:p>0.1085875532</text:p>
          </table:table-cell>
          <table:table-cell table:formula="of:=LN(1+[.AC34]/100)" office:value-type="float" office:value="0.138256461881788">
            <text:p>0.1382564619</text:p>
          </table:table-cell>
          <table:table-cell table:formula="of:=LN(1+[.AD34]/100)" office:value-type="float" office:value="0.166852525890023">
            <text:p>0.1668525259</text:p>
          </table:table-cell>
          <table:table-cell table:formula="of:=LN(1+[.AE34]/100)" office:value-type="float" office:value="0.150372838476707">
            <text:p>0.1503728385</text:p>
          </table:table-cell>
          <table:table-cell table:formula="of:=LN(1+[.AF34]/100)" office:value-type="float" office:value="0.0350823542538381">
            <text:p>0.0350823543</text:p>
          </table:table-cell>
          <table:table-cell table:formula="of:=LN(1+[.AG34]/100)" office:value-type="float" office:value="-0.00942426924784141">
            <text:p>-0.0094242692</text:p>
          </table:table-cell>
          <table:table-cell table:formula="of:=LN(1+[.AH34]/100)" office:value-type="float" office:value="-0.0208049294331883">
            <text:p>-0.0208049294</text:p>
          </table:table-cell>
          <table:table-cell table:formula="of:=LN(1+[.AI34]/100)" office:value-type="float" office:value="0.166662084764321">
            <text:p>0.1666620848</text:p>
          </table:table-cell>
          <table:table-cell table:formula="of:=LN(1+[.AJ34]/100)" office:value-type="float" office:value="0.140991620793265">
            <text:p>0.1409916208</text:p>
          </table:table-cell>
          <table:table-cell table:formula="of:=LN(1+[.AK34]/100)" office:value-type="float" office:value="0.152935656270713">
            <text:p>0.1529356563</text:p>
          </table:table-cell>
          <table:table-cell table:formula="of:=LN(1+[.AL34]/100)" office:value-type="float" office:value="0.166808092871205">
            <text:p>0.1668080929</text:p>
          </table:table-cell>
          <table:table-cell table:formula="of:=LN(1+[.AM34]/100)" office:value-type="float" office:value="0.124288495855845">
            <text:p>0.1242884959</text:p>
          </table:table-cell>
          <table:table-cell table:formula="of:=LN(1+[.AN34]/100)" office:value-type="float" office:value="-0.202186566035848">
            <text:p>-0.202186566</text:p>
          </table:table-cell>
          <table:table-cell table:formula="of:=LN(1+[.AO34]/100)" office:value-type="float" office:value="-0.00445993072209334">
            <text:p>-0.0044599307</text:p>
          </table:table-cell>
          <table:table-cell table:formula="of:=LN(1+[.AP34]/100)" office:value-type="float" office:value="0.121177268724399">
            <text:p>0.1211772687</text:p>
          </table:table-cell>
          <table:table-cell table:number-columns-repeated="982"/>
        </table:table-row>
        <table:table-row table:style-name="ro2">
          <table:table-cell office:value-type="float" office:value="0.4">
            <text:p>0.4</text:p>
          </table:table-cell>
          <table:table-cell table:number-columns-repeated="8"/>
          <table:table-cell table:formula="of:=LN(1+[.J35]/100)" office:value-type="float" office:value="0.165921135426174">
            <text:p>0.1659211354</text:p>
          </table:table-cell>
          <table:table-cell table:formula="of:=LN(1+[.K35]/100)" office:value-type="float" office:value="0.16837475066133">
            <text:p>0.1683747507</text:p>
          </table:table-cell>
          <table:table-cell table:formula="of:=LN(1+[.L35]/100)" office:value-type="float" office:value="0.199702954624729">
            <text:p>0.1997029546</text:p>
          </table:table-cell>
          <table:table-cell table:formula="of:=LN(1+[.M35]/100)" office:value-type="float" office:value="0.0840102113271656">
            <text:p>0.0840102113</text:p>
          </table:table-cell>
          <table:table-cell table:formula="of:=LN(1+[.N35]/100)" office:value-type="float" office:value="0.0864161999068835">
            <text:p>0.0864161999</text:p>
          </table:table-cell>
          <table:table-cell table:formula="of:=LN(1+[.O35]/100)" office:value-type="float" office:value="0.159632768539264">
            <text:p>0.1596327685</text:p>
          </table:table-cell>
          <table:table-cell table:formula="of:=LN(1+[.P35]/100)" office:value-type="float" office:value="0.0988855985519199">
            <text:p>0.0988855986</text:p>
          </table:table-cell>
          <table:table-cell table:formula="of:=LN(1+[.Q35]/100)" office:value-type="float" office:value="0.218990941150966">
            <text:p>0.2189909412</text:p>
          </table:table-cell>
          <table:table-cell table:formula="of:=LN(1+[.R35]/100)" office:value-type="float" office:value="0.199588291692673">
            <text:p>0.1995882917</text:p>
          </table:table-cell>
          <table:table-cell table:formula="of:=LN(1+[.S35]/100)" office:value-type="float" office:value="0.0969633580064528">
            <text:p>0.096963358</text:p>
          </table:table-cell>
          <table:table-cell table:formula="of:=LN(1+[.T35]/100)" office:value-type="float" office:value="0.139848895116399">
            <text:p>0.1398488951</text:p>
          </table:table-cell>
          <table:table-cell table:formula="of:=LN(1+[.U35]/100)" office:value-type="float" office:value="0.118707053065223">
            <text:p>0.1187070531</text:p>
          </table:table-cell>
          <table:table-cell table:formula="of:=LN(1+[.V35]/100)" office:value-type="float" office:value="-0.0465257299369338">
            <text:p>-0.0465257299</text:p>
          </table:table-cell>
          <table:table-cell table:formula="of:=LN(1+[.W35]/100)" office:value-type="float" office:value="0.0574761411370626">
            <text:p>0.0574761411</text:p>
          </table:table-cell>
          <table:table-cell table:formula="of:=LN(1+[.X35]/100)" office:value-type="float" office:value="-0.032502530761974">
            <text:p>-0.0325025308</text:p>
          </table:table-cell>
          <table:table-cell table:formula="of:=LN(1+[.Y35]/100)" office:value-type="float" office:value="0.0916671885258239">
            <text:p>0.0916671885</text:p>
          </table:table-cell>
          <table:table-cell table:formula="of:=LN(1+[.Z35]/100)" office:value-type="float" office:value="0.0524026787930484">
            <text:p>0.0524026788</text:p>
          </table:table-cell>
          <table:table-cell table:formula="of:=LN(1+[.AA35]/100)" office:value-type="float" office:value="0.131484298756896">
            <text:p>0.1314842988</text:p>
          </table:table-cell>
          <table:table-cell table:formula="of:=LN(1+[.AB35]/100)" office:value-type="float" office:value="0.110073392586331">
            <text:p>0.1100733926</text:p>
          </table:table-cell>
          <table:table-cell table:formula="of:=LN(1+[.AC35]/100)" office:value-type="float" office:value="0.13939665827574">
            <text:p>0.1393966583</text:p>
          </table:table-cell>
          <table:table-cell table:formula="of:=LN(1+[.AD35]/100)" office:value-type="float" office:value="0.169168770215654">
            <text:p>0.1691687702</text:p>
          </table:table-cell>
          <table:table-cell table:formula="of:=LN(1+[.AE35]/100)" office:value-type="float" office:value="0.156336859821961">
            <text:p>0.1563368598</text:p>
          </table:table-cell>
          <table:table-cell table:formula="of:=LN(1+[.AF35]/100)" office:value-type="float" office:value="0.0230522435301529">
            <text:p>0.0230522435</text:p>
          </table:table-cell>
          <table:table-cell table:formula="of:=LN(1+[.AG35]/100)" office:value-type="float" office:value="-0.0213462180195984">
            <text:p>-0.021346218</text:p>
          </table:table-cell>
          <table:table-cell table:formula="of:=LN(1+[.AH35]/100)" office:value-type="float" office:value="-0.0337222574050321">
            <text:p>-0.0337222574</text:p>
          </table:table-cell>
          <table:table-cell table:formula="of:=LN(1+[.AI35]/100)" office:value-type="float" office:value="0.17766071191176">
            <text:p>0.1776607119</text:p>
          </table:table-cell>
          <table:table-cell table:formula="of:=LN(1+[.AJ35]/100)" office:value-type="float" office:value="0.141812013455745">
            <text:p>0.1418120135</text:p>
          </table:table-cell>
          <table:table-cell table:formula="of:=LN(1+[.AK35]/100)" office:value-type="float" office:value="0.148592404049827">
            <text:p>0.148592404</text:p>
          </table:table-cell>
          <table:table-cell table:formula="of:=LN(1+[.AL35]/100)" office:value-type="float" office:value="0.168695813212142">
            <text:p>0.1686958132</text:p>
          </table:table-cell>
          <table:table-cell table:formula="of:=LN(1+[.AM35]/100)" office:value-type="float" office:value="0.120995647466239">
            <text:p>0.1209956475</text:p>
          </table:table-cell>
          <table:table-cell table:formula="of:=LN(1+[.AN35]/100)" office:value-type="float" office:value="-0.223118551626705">
            <text:p>-0.2231185516</text:p>
          </table:table-cell>
          <table:table-cell table:formula="of:=LN(1+[.AO35]/100)" office:value-type="float" office:value="0.0188217542405877">
            <text:p>0.0188217542</text:p>
          </table:table-cell>
          <table:table-cell table:formula="of:=LN(1+[.AP35]/100)" office:value-type="float" office:value="0.120889317275453">
            <text:p>0.1208893173</text:p>
          </table:table-cell>
          <table:table-cell table:number-columns-repeated="982"/>
        </table:table-row>
        <table:table-row table:style-name="ro2">
          <table:table-cell office:value-type="float" office:value="0.45">
            <text:p>0.45</text:p>
          </table:table-cell>
          <table:table-cell table:number-columns-repeated="8"/>
          <table:table-cell table:formula="of:=LN(1+[.J36]/100)" office:value-type="float" office:value="0.167971164017317">
            <text:p>0.167971164</text:p>
          </table:table-cell>
          <table:table-cell table:formula="of:=LN(1+[.K36]/100)" office:value-type="float" office:value="0.166130773927582">
            <text:p>0.1661307739</text:p>
          </table:table-cell>
          <table:table-cell table:formula="of:=LN(1+[.L36]/100)" office:value-type="float" office:value="0.203803736903623">
            <text:p>0.2038037369</text:p>
          </table:table-cell>
          <table:table-cell table:formula="of:=LN(1+[.M36]/100)" office:value-type="float" office:value="0.0749404826635193">
            <text:p>0.0749404827</text:p>
          </table:table-cell>
          <table:table-cell table:formula="of:=LN(1+[.N36]/100)" office:value-type="float" office:value="0.0859529003341438">
            <text:p>0.0859529003</text:p>
          </table:table-cell>
          <table:table-cell table:formula="of:=LN(1+[.O36]/100)" office:value-type="float" office:value="0.164074843435663">
            <text:p>0.1640748434</text:p>
          </table:table-cell>
          <table:table-cell table:formula="of:=LN(1+[.P36]/100)" office:value-type="float" office:value="0.094976033074433">
            <text:p>0.0949760331</text:p>
          </table:table-cell>
          <table:table-cell table:formula="of:=LN(1+[.Q36]/100)" office:value-type="float" office:value="0.232200413836465">
            <text:p>0.2322004138</text:p>
          </table:table-cell>
          <table:table-cell table:formula="of:=LN(1+[.R36]/100)" office:value-type="float" office:value="0.213608234330871">
            <text:p>0.2136082343</text:p>
          </table:table-cell>
          <table:table-cell table:formula="of:=LN(1+[.S36]/100)" office:value-type="float" office:value="0.0994357488383241">
            <text:p>0.0994357488</text:p>
          </table:table-cell>
          <table:table-cell table:formula="of:=LN(1+[.T36]/100)" office:value-type="float" office:value="0.145689988909391">
            <text:p>0.1456899889</text:p>
          </table:table-cell>
          <table:table-cell table:formula="of:=LN(1+[.U36]/100)" office:value-type="float" office:value="0.124058856984041">
            <text:p>0.124058857</text:p>
          </table:table-cell>
          <table:table-cell table:formula="of:=LN(1+[.V36]/100)" office:value-type="float" office:value="-0.0555312090442839">
            <text:p>-0.055531209</text:p>
          </table:table-cell>
          <table:table-cell table:formula="of:=LN(1+[.W36]/100)" office:value-type="float" office:value="0.0709639276787873">
            <text:p>0.0709639277</text:p>
          </table:table-cell>
          <table:table-cell table:formula="of:=LN(1+[.X36]/100)" office:value-type="float" office:value="-0.0311321142480618">
            <text:p>-0.0311321142</text:p>
          </table:table-cell>
          <table:table-cell table:formula="of:=LN(1+[.Y36]/100)" office:value-type="float" office:value="0.100998515954708">
            <text:p>0.100998516</text:p>
          </table:table-cell>
          <table:table-cell table:formula="of:=LN(1+[.Z36]/100)" office:value-type="float" office:value="0.0512039153933671">
            <text:p>0.0512039154</text:p>
          </table:table-cell>
          <table:table-cell table:formula="of:=LN(1+[.AA36]/100)" office:value-type="float" office:value="0.138596045590258">
            <text:p>0.1385960456</text:p>
          </table:table-cell>
          <table:table-cell table:formula="of:=LN(1+[.AB36]/100)" office:value-type="float" office:value="0.111557027562101">
            <text:p>0.1115570276</text:p>
          </table:table-cell>
          <table:table-cell table:formula="of:=LN(1+[.AC36]/100)" office:value-type="float" office:value="0.140535556102357">
            <text:p>0.1405355561</text:p>
          </table:table-cell>
          <table:table-cell table:formula="of:=LN(1+[.AD36]/100)" office:value-type="float" office:value="0.171479661949033">
            <text:p>0.1714796619</text:p>
          </table:table-cell>
          <table:table-cell table:formula="of:=LN(1+[.AE36]/100)" office:value-type="float" office:value="0.162265522392906">
            <text:p>0.1622655224</text:p>
          </table:table-cell>
          <table:table-cell table:formula="of:=LN(1+[.AF36]/100)" office:value-type="float" office:value="0.0108756451920386">
            <text:p>0.0108756452</text:p>
          </table:table-cell>
          <table:table-cell table:formula="of:=LN(1+[.AG36]/100)" office:value-type="float" office:value="-0.0334120163452423">
            <text:p>-0.0334120163</text:p>
          </table:table-cell>
          <table:table-cell table:formula="of:=LN(1+[.AH36]/100)" office:value-type="float" office:value="-0.0468086287082108">
            <text:p>-0.0468086287</text:p>
          </table:table-cell>
          <table:table-cell table:formula="of:=LN(1+[.AI36]/100)" office:value-type="float" office:value="0.188539684107184">
            <text:p>0.1885396841</text:p>
          </table:table-cell>
          <table:table-cell table:formula="of:=LN(1+[.AJ36]/100)" office:value-type="float" office:value="0.142631733625774">
            <text:p>0.1426317336</text:p>
          </table:table-cell>
          <table:table-cell table:formula="of:=LN(1+[.AK36]/100)" office:value-type="float" office:value="0.144230205671232">
            <text:p>0.1442302057</text:p>
          </table:table-cell>
          <table:table-cell table:formula="of:=LN(1+[.AL36]/100)" office:value-type="float" office:value="0.170579976778136">
            <text:p>0.1705799768</text:p>
          </table:table-cell>
          <table:table-cell table:formula="of:=LN(1+[.AM36]/100)" office:value-type="float" office:value="0.117691920394403">
            <text:p>0.1176919204</text:p>
          </table:table-cell>
          <table:table-cell table:formula="of:=LN(1+[.AN36]/100)" office:value-type="float" office:value="-0.244498069670642">
            <text:p>-0.2444980697</text:p>
          </table:table-cell>
          <table:table-cell table:formula="of:=LN(1+[.AO36]/100)" office:value-type="float" office:value="0.0415737119099283">
            <text:p>0.0415737119</text:p>
          </table:table-cell>
          <table:table-cell table:formula="of:=LN(1+[.AP36]/100)" office:value-type="float" office:value="0.120601282886587">
            <text:p>0.1206012829</text:p>
          </table:table-cell>
          <table:table-cell table:number-columns-repeated="982"/>
        </table:table-row>
        <table:table-row table:style-name="ro2">
          <table:table-cell office:value-type="float" office:value="0.5">
            <text:p>0.5</text:p>
          </table:table-cell>
          <table:table-cell table:number-columns-repeated="8"/>
          <table:table-cell table:formula="of:=LN(1+[.J37]/100)" office:value-type="float" office:value="0.170016998587632">
            <text:p>0.1700169986</text:p>
          </table:table-cell>
          <table:table-cell table:formula="of:=LN(1+[.K37]/100)" office:value-type="float" office:value="0.16388175043532">
            <text:p>0.1638817504</text:p>
          </table:table-cell>
          <table:table-cell table:formula="of:=LN(1+[.L37]/100)" office:value-type="float" office:value="0.207887771422759">
            <text:p>0.2078877714</text:p>
          </table:table-cell>
          <table:table-cell table:formula="of:=LN(1+[.M37]/100)" office:value-type="float" office:value="0.0657877405380032">
            <text:p>0.0657877405</text:p>
          </table:table-cell>
          <table:table-cell table:formula="of:=LN(1+[.N37]/100)" office:value-type="float" office:value="0.0854893860154145">
            <text:p>0.085489386</text:p>
          </table:table-cell>
          <table:table-cell table:formula="of:=LN(1+[.O37]/100)" office:value-type="float" office:value="0.16849727353418">
            <text:p>0.1684972735</text:p>
          </table:table-cell>
          <table:table-cell table:formula="of:=LN(1+[.P37]/100)" office:value-type="float" office:value="0.0910511228839413">
            <text:p>0.0910511229</text:p>
          </table:table-cell>
          <table:table-cell table:formula="of:=LN(1+[.Q37]/100)" office:value-type="float" office:value="0.245237668787275">
            <text:p>0.2452376688</text:p>
          </table:table-cell>
          <table:table-cell table:formula="of:=LN(1+[.R37]/100)" office:value-type="float" office:value="0.227434332731366">
            <text:p>0.2274343327</text:p>
          </table:table-cell>
          <table:table-cell table:formula="of:=LN(1+[.S37]/100)" office:value-type="float" office:value="0.10190204202643">
            <text:p>0.101902042</text:p>
          </table:table-cell>
          <table:table-cell table:formula="of:=LN(1+[.T37]/100)" office:value-type="float" office:value="0.151497162361695">
            <text:p>0.1514971624</text:p>
          </table:table-cell>
          <table:table-cell table:formula="of:=LN(1+[.U37]/100)" office:value-type="float" office:value="0.129382171499735">
            <text:p>0.1293821715</text:p>
          </table:table-cell>
          <table:table-cell table:formula="of:=LN(1+[.V37]/100)" office:value-type="float" office:value="-0.0646185243377419">
            <text:p>-0.0646185243</text:p>
          </table:table-cell>
          <table:table-cell table:formula="of:=LN(1+[.W37]/100)" office:value-type="float" office:value="0.0842722122341763">
            <text:p>0.0842722122</text:p>
          </table:table-cell>
          <table:table-cell table:formula="of:=LN(1+[.X37]/100)" office:value-type="float" office:value="-0.0297635732056874">
            <text:p>-0.0297635732</text:p>
          </table:table-cell>
          <table:table-cell table:formula="of:=LN(1+[.Y37]/100)" office:value-type="float" office:value="0.110243574098759">
            <text:p>0.1102435741</text:p>
          </table:table-cell>
          <table:table-cell table:formula="of:=LN(1+[.Z37]/100)" office:value-type="float" office:value="0.050003713235094">
            <text:p>0.0500037132</text:p>
          </table:table-cell>
          <table:table-cell table:formula="of:=LN(1+[.AA37]/100)" office:value-type="float" office:value="0.145657572422363">
            <text:p>0.1456575724</text:p>
          </table:table-cell>
          <table:table-cell table:formula="of:=LN(1+[.AB37]/100)" office:value-type="float" office:value="0.113038464625626">
            <text:p>0.1130384646</text:p>
          </table:table-cell>
          <table:table-cell table:formula="of:=LN(1+[.AC37]/100)" office:value-type="float" office:value="0.141673158316146">
            <text:p>0.1416731583</text:p>
          </table:table-cell>
          <table:table-cell table:formula="of:=LN(1+[.AD37]/100)" office:value-type="float" office:value="0.173785225771668">
            <text:p>0.1737852258</text:p>
          </table:table-cell>
          <table:table-cell table:formula="of:=LN(1+[.AE37]/100)" office:value-type="float" office:value="0.16815924298145">
            <text:p>0.168159243</text:p>
          </table:table-cell>
          <table:table-cell table:formula="of:=LN(1+[.AF37]/100)" office:value-type="float" office:value="-0.00145105226731469">
            <text:p>-0.0014510523</text:p>
          </table:table-cell>
          <table:table-cell table:formula="of:=LN(1+[.AG37]/100)" office:value-type="float" office:value="-0.0456251780262756">
            <text:p>-0.045625178</text:p>
          </table:table-cell>
          <table:table-cell table:formula="of:=LN(1+[.AH37]/100)" office:value-type="float" office:value="-0.0600685264661195">
            <text:p>-0.0600685265</text:p>
          </table:table-cell>
          <table:table-cell table:formula="of:=LN(1+[.AI37]/100)" office:value-type="float" office:value="0.199301576828639">
            <text:p>0.1993015768</text:p>
          </table:table-cell>
          <table:table-cell table:formula="of:=LN(1+[.AJ37]/100)" office:value-type="float" office:value="0.143450782404961">
            <text:p>0.1434507824</text:p>
          </table:table-cell>
          <table:table-cell table:formula="of:=LN(1+[.AK37]/100)" office:value-type="float" office:value="0.139848895116399">
            <text:p>0.1398488951</text:p>
          </table:table-cell>
          <table:table-cell table:formula="of:=LN(1+[.AL37]/100)" office:value-type="float" office:value="0.172460596947079">
            <text:p>0.1724605969</text:p>
          </table:table-cell>
          <table:table-cell table:formula="of:=LN(1+[.AM37]/100)" office:value-type="float" office:value="0.114377242521551">
            <text:p>0.1143772425</text:p>
          </table:table-cell>
          <table:table-cell table:formula="of:=LN(1+[.AN37]/100)" office:value-type="float" office:value="-0.266344675804424">
            <text:p>-0.2663446758</text:p>
          </table:table-cell>
          <table:table-cell table:formula="of:=LN(1+[.AO37]/100)" office:value-type="float" office:value="0.0638195127129541">
            <text:p>0.0638195127</text:p>
          </table:table-cell>
          <table:table-cell table:formula="of:=LN(1+[.AP37]/100)" office:value-type="float" office:value="0.120313165510009">
            <text:p>0.1203131655</text:p>
          </table:table-cell>
          <table:table-cell table:number-columns-repeated="982"/>
        </table:table-row>
        <table:table-row table:style-name="ro2">
          <table:table-cell office:value-type="float" office:value="0.55">
            <text:p>0.55</text:p>
          </table:table-cell>
          <table:table-cell table:number-columns-repeated="8"/>
          <table:table-cell table:formula="of:=LN(1+[.J38]/100)" office:value-type="float" office:value="0.172058656262641">
            <text:p>0.1720586563</text:p>
          </table:table-cell>
          <table:table-cell table:formula="of:=LN(1+[.K38]/100)" office:value-type="float" office:value="0.161627657432801">
            <text:p>0.1616276574</text:p>
          </table:table-cell>
          <table:table-cell table:formula="of:=LN(1+[.L38]/100)" office:value-type="float" office:value="0.211955194422964">
            <text:p>0.2119551944</text:p>
          </table:table-cell>
          <table:table-cell table:formula="of:=LN(1+[.M38]/100)" office:value-type="float" office:value="0.0565504512903866">
            <text:p>0.0565504513</text:p>
          </table:table-cell>
          <table:table-cell table:formula="of:=LN(1+[.N38]/100)" office:value-type="float" office:value="0.0850256567515275">
            <text:p>0.0850256568</text:p>
          </table:table-cell>
          <table:table-cell table:formula="of:=LN(1+[.O38]/100)" office:value-type="float" office:value="0.17290023182583">
            <text:p>0.1729002318</text:p>
          </table:table-cell>
          <table:table-cell table:formula="of:=LN(1+[.P38]/100)" office:value-type="float" office:value="0.0871107470522615">
            <text:p>0.0871107471</text:p>
          </table:table-cell>
          <table:table-cell table:formula="of:=LN(1+[.Q38]/100)" office:value-type="float" office:value="0.258107138830126">
            <text:p>0.2581071388</text:p>
          </table:table-cell>
          <table:table-cell table:formula="of:=LN(1+[.R38]/100)" office:value-type="float" office:value="0.241071874179128">
            <text:p>0.2410718742</text:p>
          </table:table-cell>
          <table:table-cell table:formula="of:=LN(1+[.S38]/100)" office:value-type="float" office:value="0.104362267573959">
            <text:p>0.1043622676</text:p>
          </table:table-cell>
          <table:table-cell table:formula="of:=LN(1+[.T38]/100)" office:value-type="float" office:value="0.157270807163502">
            <text:p>0.1572708072</text:p>
          </table:table-cell>
          <table:table-cell table:formula="of:=LN(1+[.U38]/100)" office:value-type="float" office:value="0.134677298323734">
            <text:p>0.1346772983</text:p>
          </table:table-cell>
          <table:table-cell table:formula="of:=LN(1+[.V38]/100)" office:value-type="float" office:value="-0.0737891768205083">
            <text:p>-0.0737891768</text:p>
          </table:table-cell>
          <table:table-cell table:formula="of:=LN(1+[.W38]/100)" office:value-type="float" office:value="0.097405709919352">
            <text:p>0.0974057099</text:p>
          </table:table-cell>
          <table:table-cell table:formula="of:=LN(1+[.X38]/100)" office:value-type="float" office:value="-0.0283969025085447">
            <text:p>-0.0283969025</text:p>
          </table:table-cell>
          <table:table-cell table:formula="of:=LN(1+[.Y38]/100)" office:value-type="float" office:value="0.119403943497423">
            <text:p>0.1194039435</text:p>
          </table:table-cell>
          <table:table-cell table:formula="of:=LN(1+[.Z38]/100)" office:value-type="float" office:value="0.0488020688604757">
            <text:p>0.0488020689</text:p>
          </table:table-cell>
          <table:table-cell table:formula="of:=LN(1+[.AA38]/100)" office:value-type="float" office:value="0.15266958354546">
            <text:p>0.1526695835</text:p>
          </table:table-cell>
          <table:table-cell table:formula="of:=LN(1+[.AB38]/100)" office:value-type="float" office:value="0.114517710279415">
            <text:p>0.1145177103</text:p>
          </table:table-cell>
          <table:table-cell table:formula="of:=LN(1+[.AC38]/100)" office:value-type="float" office:value="0.14280946786154">
            <text:p>0.1428094679</text:p>
          </table:table-cell>
          <table:table-cell table:formula="of:=LN(1+[.AD38]/100)" office:value-type="float" office:value="0.176085486194745">
            <text:p>0.1760854862</text:p>
          </table:table-cell>
          <table:table-cell table:formula="of:=LN(1+[.AE38]/100)" office:value-type="float" office:value="0.174018431053249">
            <text:p>0.1740184311</text:p>
          </table:table-cell>
          <table:table-cell table:formula="of:=LN(1+[.AF38]/100)" office:value-type="float" office:value="-0.0139315955805574">
            <text:p>-0.0139315956</text:p>
          </table:table-cell>
          <table:table-cell table:formula="of:=LN(1+[.AG38]/100)" office:value-type="float" office:value="-0.0579893472047713">
            <text:p>-0.0579893472</text:p>
          </table:table-cell>
          <table:table-cell table:formula="of:=LN(1+[.AH38]/100)" office:value-type="float" office:value="-0.0735066145439212">
            <text:p>-0.0735066145</text:p>
          </table:table-cell>
          <table:table-cell table:formula="of:=LN(1+[.AI38]/100)" office:value-type="float" office:value="0.209948883286075">
            <text:p>0.2099488833</text:p>
          </table:table-cell>
          <table:table-cell table:formula="of:=LN(1+[.AJ38]/100)" office:value-type="float" office:value="0.14426916089221">
            <text:p>0.1442691609</text:p>
          </table:table-cell>
          <table:table-cell table:formula="of:=LN(1+[.AK38]/100)" office:value-type="float" office:value="0.135448304175049">
            <text:p>0.1354483042</text:p>
          </table:table-cell>
          <table:table-cell table:formula="of:=LN(1+[.AL38]/100)" office:value-type="float" office:value="0.174337687021531">
            <text:p>0.174337687</text:p>
          </table:table-cell>
          <table:table-cell table:formula="of:=LN(1+[.AM38]/100)" office:value-type="float" office:value="0.111051541009357">
            <text:p>0.111051541</text:p>
          </table:table-cell>
          <table:table-cell table:formula="of:=LN(1+[.AN38]/100)" office:value-type="float" office:value="-0.288679236120928">
            <text:p>-0.2886792361</text:p>
          </table:table-cell>
          <table:table-cell table:formula="of:=LN(1+[.AO38]/100)" office:value-type="float" office:value="0.0855811880902058">
            <text:p>0.0855811881</text:p>
          </table:table-cell>
          <table:table-cell table:formula="of:=LN(1+[.AP38]/100)" office:value-type="float" office:value="0.120024965097882">
            <text:p>0.1200249651</text:p>
          </table:table-cell>
          <table:table-cell table:number-columns-repeated="982"/>
        </table:table-row>
        <table:table-row table:style-name="ro2">
          <table:table-cell office:value-type="float" office:value="0.6">
            <text:p>0.6</text:p>
          </table:table-cell>
          <table:table-cell table:number-columns-repeated="8"/>
          <table:table-cell table:formula="of:=LN(1+[.J39]/100)" office:value-type="float" office:value="0.174096154063185">
            <text:p>0.1740961541</text:p>
          </table:table-cell>
          <table:table-cell table:formula="of:=LN(1+[.K39]/100)" office:value-type="float" office:value="0.159368472014077">
            <text:p>0.159368472</text:p>
          </table:table-cell>
          <table:table-cell table:formula="of:=LN(1+[.L39]/100)" office:value-type="float" office:value="0.216006140489341">
            <text:p>0.2160061405</text:p>
          </table:table-cell>
          <table:table-cell table:formula="of:=LN(1+[.M39]/100)" office:value-type="float" office:value="0.0472270383626818">
            <text:p>0.0472270384</text:p>
          </table:table-cell>
          <table:table-cell table:formula="of:=LN(1+[.N39]/100)" office:value-type="float" office:value="0.0845617123430376">
            <text:p>0.0845617123</text:p>
          </table:table-cell>
          <table:table-cell table:formula="of:=LN(1+[.O39]/100)" office:value-type="float" office:value="0.177283889026616">
            <text:p>0.177283889</text:p>
          </table:table-cell>
          <table:table-cell table:formula="of:=LN(1+[.P39]/100)" office:value-type="float" office:value="0.0831547832160417">
            <text:p>0.0831547832</text:p>
          </table:table-cell>
          <table:table-cell table:formula="of:=LN(1+[.Q39]/100)" office:value-type="float" office:value="0.270813087814939">
            <text:p>0.2708130878</text:p>
          </table:table-cell>
          <table:table-cell table:formula="of:=LN(1+[.R39]/100)" office:value-type="float" office:value="0.254525932542878">
            <text:p>0.2545259325</text:p>
          </table:table-cell>
          <table:table-cell table:formula="of:=LN(1+[.S39]/100)" office:value-type="float" office:value="0.106816455263198">
            <text:p>0.1068164553</text:p>
          </table:table-cell>
          <table:table-cell table:formula="of:=LN(1+[.T39]/100)" office:value-type="float" office:value="0.163011308259455">
            <text:p>0.1630113083</text:p>
          </table:table-cell>
          <table:table-cell table:formula="of:=LN(1+[.U39]/100)" office:value-type="float" office:value="0.139944534399872">
            <text:p>0.1399445344</text:p>
          </table:table-cell>
          <table:table-cell table:formula="of:=LN(1+[.V39]/100)" office:value-type="float" office:value="-0.0830447091744113">
            <text:p>-0.0830447092</text:p>
          </table:table-cell>
          <table:table-cell table:formula="of:=LN(1+[.W39]/100)" office:value-type="float" office:value="0.110368952472945">
            <text:p>0.1103689525</text:p>
          </table:table-cell>
          <table:table-cell table:formula="of:=LN(1+[.X39]/100)" office:value-type="float" office:value="-0.0270320970513177">
            <text:p>-0.0270320971</text:p>
          </table:table-cell>
          <table:table-cell table:formula="of:=LN(1+[.Y39]/100)" office:value-type="float" office:value="0.12848116164854">
            <text:p>0.1284811616</text:p>
          </table:table-cell>
          <table:table-cell table:formula="of:=LN(1+[.Z39]/100)" office:value-type="float" office:value="0.0475989787992789">
            <text:p>0.0475989788</text:p>
          </table:table-cell>
          <table:table-cell table:formula="of:=LN(1+[.AA39]/100)" office:value-type="float" office:value="0.159632768539264">
            <text:p>0.1596327685</text:p>
          </table:table-cell>
          <table:table-cell table:formula="of:=LN(1+[.AB39]/100)" office:value-type="float" office:value="0.115994770997157">
            <text:p>0.115994771</text:p>
          </table:table-cell>
          <table:table-cell table:formula="of:=LN(1+[.AC39]/100)" office:value-type="float" office:value="0.14394448767295">
            <text:p>0.1439444877</text:p>
          </table:table-cell>
          <table:table-cell table:formula="of:=LN(1+[.AD39]/100)" office:value-type="float" office:value="0.178380467560692">
            <text:p>0.1783804676</text:p>
          </table:table-cell>
          <table:table-cell table:formula="of:=LN(1+[.AE39]/100)" office:value-type="float" office:value="0.179843488918415">
            <text:p>0.1798434889</text:p>
          </table:table-cell>
          <table:table-cell table:formula="of:=LN(1+[.AF39]/100)" office:value-type="float" office:value="-0.0265698735426183">
            <text:p>-0.0265698735</text:p>
          </table:table-cell>
          <table:table-cell table:formula="of:=LN(1+[.AG39]/100)" office:value-type="float" office:value="-0.0705083048906155">
            <text:p>-0.0705083049</text:p>
          </table:table-cell>
          <table:table-cell table:formula="of:=LN(1+[.AH39]/100)" office:value-type="float" office:value="-0.0871277473967665">
            <text:p>-0.0871277474</text:p>
          </table:table-cell>
          <table:table-cell table:formula="of:=LN(1+[.AI39]/100)" office:value-type="float" office:value="0.220484017888304">
            <text:p>0.2204840179</text:p>
          </table:table-cell>
          <table:table-cell table:formula="of:=LN(1+[.AJ39]/100)" office:value-type="float" office:value="0.145086870183729">
            <text:p>0.1450868702</text:p>
          </table:table-cell>
          <table:table-cell table:formula="of:=LN(1+[.AK39]/100)" office:value-type="float" office:value="0.131028262406404">
            <text:p>0.1310282624</text:p>
          </table:table-cell>
          <table:table-cell table:formula="of:=LN(1+[.AL39]/100)" office:value-type="float" office:value="0.176211260229281">
            <text:p>0.1762112602</text:p>
          </table:table-cell>
          <table:table-cell table:formula="of:=LN(1+[.AM39]/100)" office:value-type="float" office:value="0.107714742290356">
            <text:p>0.1077147423</text:p>
          </table:table-cell>
          <table:table-cell table:formula="of:=LN(1+[.AN39]/100)" office:value-type="float" office:value="-0.311524046937352">
            <text:p>-0.3115240469</text:p>
          </table:table-cell>
          <table:table-cell table:formula="of:=LN(1+[.AO39]/100)" office:value-type="float" office:value="0.106879361627096">
            <text:p>0.1068793616</text:p>
          </table:table-cell>
          <table:table-cell table:formula="of:=LN(1+[.AP39]/100)" office:value-type="float" office:value="0.119736681602333">
            <text:p>0.1197366816</text:p>
          </table:table-cell>
          <table:table-cell table:number-columns-repeated="982"/>
        </table:table-row>
        <table:table-row table:style-name="ro2">
          <table:table-cell office:value-type="float" office:value="0.65">
            <text:p>0.65</text:p>
          </table:table-cell>
          <table:table-cell table:number-columns-repeated="8"/>
          <table:table-cell table:formula="of:=LN(1+[.J40]/100)" office:value-type="float" office:value="0.176129508906279">
            <text:p>0.1761295089</text:p>
          </table:table-cell>
          <table:table-cell table:formula="of:=LN(1+[.K40]/100)" office:value-type="float" office:value="0.157104171117603">
            <text:p>0.1571041711</text:p>
          </table:table-cell>
          <table:table-cell table:formula="of:=LN(1+[.L40]/100)" office:value-type="float" office:value="0.220040742577998">
            <text:p>0.2200407426</text:p>
          </table:table-cell>
          <table:table-cell table:formula="of:=LN(1+[.M40]/100)" office:value-type="float" office:value="0.0378158806842254">
            <text:p>0.0378158807</text:p>
          </table:table-cell>
          <table:table-cell table:formula="of:=LN(1+[.N40]/100)" office:value-type="float" office:value="0.0840975525902217">
            <text:p>0.0840975526</text:p>
          </table:table-cell>
          <table:table-cell table:formula="of:=LN(1+[.O40]/100)" office:value-type="float" office:value="0.181648413617247">
            <text:p>0.1816484136</text:p>
          </table:table-cell>
          <table:table-cell table:formula="of:=LN(1+[.P40]/100)" office:value-type="float" office:value="0.0791831075539616">
            <text:p>0.0791831076</text:p>
          </table:table-cell>
          <table:table-cell table:formula="of:=LN(1+[.Q40]/100)" office:value-type="float" office:value="0.283359619095574">
            <text:p>0.2833596191</text:p>
          </table:table-cell>
          <table:table-cell table:formula="of:=LN(1+[.R40]/100)" office:value-type="float" office:value="0.267801379608566">
            <text:p>0.2678013796</text:p>
          </table:table-cell>
          <table:table-cell table:formula="of:=LN(1+[.S40]/100)" office:value-type="float" office:value="0.109264634657698">
            <text:p>0.1092646347</text:p>
          </table:table-cell>
          <table:table-cell table:formula="of:=LN(1+[.T40]/100)" office:value-type="float" office:value="0.168719044002655">
            <text:p>0.168719044</text:p>
          </table:table-cell>
          <table:table-cell table:formula="of:=LN(1+[.U40]/100)" office:value-type="float" office:value="0.145184172004323">
            <text:p>0.145184172</text:p>
          </table:table-cell>
          <table:table-cell table:formula="of:=LN(1+[.V40]/100)" office:value-type="float" office:value="-0.0923867073173974">
            <text:p>-0.0923867073</text:p>
          </table:table-cell>
          <table:table-cell table:formula="of:=LN(1+[.W40]/100)" office:value-type="float" office:value="0.123166297643604">
            <text:p>0.1231662976</text:p>
          </table:table-cell>
          <table:table-cell table:formula="of:=LN(1+[.X40]/100)" office:value-type="float" office:value="-0.0256691517495649">
            <text:p>-0.0256691517</text:p>
          </table:table-cell>
          <table:table-cell table:formula="of:=LN(1+[.Y40]/100)" office:value-type="float" office:value="0.137476724557118">
            <text:p>0.1374767246</text:p>
          </table:table-cell>
          <table:table-cell table:formula="of:=LN(1+[.Z40]/100)" office:value-type="float" office:value="0.0463944395687304">
            <text:p>0.0463944396</text:p>
          </table:table-cell>
          <table:table-cell table:formula="of:=LN(1+[.AA40]/100)" office:value-type="float" office:value="0.166547802677914">
            <text:p>0.1665478027</text:p>
          </table:table-cell>
          <table:table-cell table:formula="of:=LN(1+[.AB40]/100)" office:value-type="float" office:value="0.117469653223905">
            <text:p>0.1174696532</text:p>
          </table:table-cell>
          <table:table-cell table:formula="of:=LN(1+[.AC40]/100)" office:value-type="float" office:value="0.145078220674805">
            <text:p>0.1450782207</text:p>
          </table:table-cell>
          <table:table-cell table:formula="of:=LN(1+[.AD40]/100)" office:value-type="float" office:value="0.180670194044724">
            <text:p>0.180670194</text:p>
          </table:table-cell>
          <table:table-cell table:formula="of:=LN(1+[.AE40]/100)" office:value-type="float" office:value="0.185634811897276">
            <text:p>0.1856348119</text:p>
          </table:table-cell>
          <table:table-cell table:formula="of:=LN(1+[.AF40]/100)" office:value-type="float" office:value="-0.0393699242847085">
            <text:p>-0.0393699243</text:p>
          </table:table-cell>
          <table:table-cell table:formula="of:=LN(1+[.AG40]/100)" office:value-type="float" office:value="-0.0831859759025284">
            <text:p>-0.0831859759</text:p>
          </table:table-cell>
          <table:table-cell table:formula="of:=LN(1+[.AH40]/100)" office:value-type="float" office:value="-0.100936980598047">
            <text:p>-0.1009369806</text:p>
          </table:table-cell>
          <table:table-cell table:formula="of:=LN(1+[.AI40]/100)" office:value-type="float" office:value="0.230909319529217">
            <text:p>0.2309093195</text:p>
          </table:table-cell>
          <table:table-cell table:formula="of:=LN(1+[.AJ40]/100)" office:value-type="float" office:value="0.145903911373038">
            <text:p>0.1459039114</text:p>
          </table:table-cell>
          <table:table-cell table:formula="of:=LN(1+[.AK40]/100)" office:value-type="float" office:value="0.126588597099574">
            <text:p>0.1265885971</text:p>
          </table:table-cell>
          <table:table-cell table:formula="of:=LN(1+[.AL40]/100)" office:value-type="float" office:value="0.178081329723906">
            <text:p>0.1780813297</text:p>
          </table:table-cell>
          <table:table-cell table:formula="of:=LN(1+[.AM40]/100)" office:value-type="float" office:value="0.104366772058173">
            <text:p>0.1043667721</text:p>
          </table:table-cell>
          <table:table-cell table:formula="of:=LN(1+[.AN40]/100)" office:value-type="float" office:value="-0.33490296856666">
            <text:p>-0.3349029686</text:p>
          </table:table-cell>
          <table:table-cell table:formula="of:=LN(1+[.AO40]/100)" office:value-type="float" office:value="0.127733366509552">
            <text:p>0.1277333665</text:p>
          </table:table-cell>
          <table:table-cell table:formula="of:=LN(1+[.AP40]/100)" office:value-type="float" office:value="0.119448314975445">
            <text:p>0.119448315</text:p>
          </table:table-cell>
          <table:table-cell table:number-columns-repeated="982"/>
        </table:table-row>
        <table:table-row table:style-name="ro2">
          <table:table-cell office:value-type="float" office:value="0.7">
            <text:p>0.7</text:p>
          </table:table-cell>
          <table:table-cell table:number-columns-repeated="8"/>
          <table:table-cell table:formula="of:=LN(1+[.J41]/100)" office:value-type="float" office:value="0.17815873760595">
            <text:p>0.1781587376</text:p>
          </table:table-cell>
          <table:table-cell table:formula="of:=LN(1+[.K41]/100)" office:value-type="float" office:value="0.154834731524825">
            <text:p>0.1548347315</text:p>
          </table:table-cell>
          <table:table-cell table:formula="of:=LN(1+[.L41]/100)" office:value-type="float" office:value="0.224059132042226">
            <text:p>0.224059132</text:p>
          </table:table-cell>
          <table:table-cell table:formula="of:=LN(1+[.M41]/100)" office:value-type="float" office:value="0.0283153109800465">
            <text:p>0.028315311</text:p>
          </table:table-cell>
          <table:table-cell table:formula="of:=LN(1+[.N41]/100)" office:value-type="float" office:value="0.0836331772930789">
            <text:p>0.0836331773</text:p>
          </table:table-cell>
          <table:table-cell table:formula="of:=LN(1+[.O41]/100)" office:value-type="float" office:value="0.185993971881995">
            <text:p>0.1859939719</text:p>
          </table:table-cell>
          <table:table-cell table:formula="of:=LN(1+[.P41]/100)" office:value-type="float" office:value="0.0751955947634783">
            <text:p>0.0751955948</text:p>
          </table:table-cell>
          <table:table-cell table:formula="of:=LN(1+[.Q41]/100)" office:value-type="float" office:value="0.295750683485125">
            <text:p>0.2957506835</text:p>
          </table:table-cell>
          <table:table-cell table:formula="of:=LN(1+[.R41]/100)" office:value-type="float" office:value="0.280902895670354">
            <text:p>0.2809028957</text:p>
          </table:table-cell>
          <table:table-cell table:formula="of:=LN(1+[.S41]/100)" office:value-type="float" office:value="0.111706835104408">
            <text:p>0.1117068351</text:p>
          </table:table-cell>
          <table:table-cell table:formula="of:=LN(1+[.T41]/100)" office:value-type="float" office:value="0.174394386304301">
            <text:p>0.1743943863</text:p>
          </table:table-cell>
          <table:table-cell table:formula="of:=LN(1+[.U41]/100)" office:value-type="float" office:value="0.150396498842906">
            <text:p>0.1503964988</text:p>
          </table:table-cell>
          <table:table-cell table:formula="of:=LN(1+[.V41]/100)" office:value-type="float" office:value="-0.101816802034461">
            <text:p>-0.101816802</text:p>
          </table:table-cell>
          <table:table-cell table:formula="of:=LN(1+[.W41]/100)" office:value-type="float" office:value="0.13580193798438">
            <text:p>0.135801938</text:p>
          </table:table-cell>
          <table:table-cell table:formula="of:=LN(1+[.X41]/100)" office:value-type="float" office:value="-0.0243080615396056">
            <text:p>-0.0243080615</text:p>
          </table:table-cell>
          <table:table-cell table:formula="of:=LN(1+[.Y41]/100)" office:value-type="float" office:value="0.14639208821507">
            <text:p>0.1463920882</text:p>
          </table:table-cell>
          <table:table-cell table:formula="of:=LN(1+[.Z41]/100)" office:value-type="float" office:value="0.0451884476734567">
            <text:p>0.0451884477</text:p>
          </table:table-cell>
          <table:table-cell table:formula="of:=LN(1+[.AA41]/100)" office:value-type="float" office:value="0.173415347322958">
            <text:p>0.1734153473</text:p>
          </table:table-cell>
          <table:table-cell table:formula="of:=LN(1+[.AB41]/100)" office:value-type="float" office:value="0.11894236337623">
            <text:p>0.1189423634</text:p>
          </table:table-cell>
          <table:table-cell table:formula="of:=LN(1+[.AC41]/100)" office:value-type="float" office:value="0.146210669781596">
            <text:p>0.1462106698</text:p>
          </table:table-cell>
          <table:table-cell table:formula="of:=LN(1+[.AD41]/100)" office:value-type="float" office:value="0.182954689656371">
            <text:p>0.1829546897</text:p>
          </table:table-cell>
          <table:table-cell table:formula="of:=LN(1+[.AE41]/100)" office:value-type="float" office:value="0.191392788481369">
            <text:p>0.1913927885</text:p>
          </table:table-cell>
          <table:table-cell table:formula="of:=LN(1+[.AF41]/100)" office:value-type="float" office:value="-0.0523359430199296">
            <text:p>-0.052335943</text:p>
          </table:table-cell>
          <table:table-cell table:formula="of:=LN(1+[.AG41]/100)" office:value-type="float" office:value="-0.0960264362547446">
            <text:p>-0.0960264363</text:p>
          </table:table-cell>
          <table:table-cell table:formula="of:=LN(1+[.AH41]/100)" office:value-type="float" office:value="-0.114939582104821">
            <text:p>-0.1149395821</text:p>
          </table:table-cell>
          <table:table-cell table:formula="of:=LN(1+[.AI41]/100)" office:value-type="float" office:value="0.24122705470448">
            <text:p>0.2412270547</text:p>
          </table:table-cell>
          <table:table-cell table:formula="of:=LN(1+[.AJ41]/100)" office:value-type="float" office:value="0.146720285550981">
            <text:p>0.1467202856</text:p>
          </table:table-cell>
          <table:table-cell table:formula="of:=LN(1+[.AK41]/100)" office:value-type="float" office:value="0.122129133233063">
            <text:p>0.1221291332</text:p>
          </table:table-cell>
          <table:table-cell table:formula="of:=LN(1+[.AL41]/100)" office:value-type="float" office:value="0.179947908585327">
            <text:p>0.1799479086</text:p>
          </table:table-cell>
          <table:table-cell table:formula="of:=LN(1+[.AM41]/100)" office:value-type="float" office:value="0.101007555257597">
            <text:p>0.1010075553</text:p>
          </table:table-cell>
          <table:table-cell table:formula="of:=LN(1+[.AN41]/100)" office:value-type="float" office:value="-0.358841575104107">
            <text:p>-0.3588415751</text:p>
          </table:table-cell>
          <table:table-cell table:formula="of:=LN(1+[.AO41]/100)" office:value-type="float" office:value="0.14816135098052">
            <text:p>0.148161351</text:p>
          </table:table-cell>
          <table:table-cell table:formula="of:=LN(1+[.AP41]/100)" office:value-type="float" office:value="0.119159865169258">
            <text:p>0.1191598652</text:p>
          </table:table-cell>
          <table:table-cell table:number-columns-repeated="982"/>
        </table:table-row>
        <table:table-row table:style-name="ro2">
          <table:table-cell office:value-type="float" office:value="0.75">
            <text:p>0.75</text:p>
          </table:table-cell>
          <table:table-cell table:number-columns-repeated="8"/>
          <table:table-cell table:formula="of:=LN(1+[.J42]/100)" office:value-type="float" office:value="0.180183856874074">
            <text:p>0.1801838569</text:p>
          </table:table-cell>
          <table:table-cell table:formula="of:=LN(1+[.K42]/100)" office:value-type="float" office:value="0.152560129858747">
            <text:p>0.1525601299</text:p>
          </table:table-cell>
          <table:table-cell table:formula="of:=LN(1+[.L42]/100)" office:value-type="float" office:value="0.22806143865816">
            <text:p>0.2280614387</text:p>
          </table:table-cell>
          <table:table-cell table:formula="of:=LN(1+[.M42]/100)" office:value-type="float" office:value="0.0187236139981025">
            <text:p>0.018723614</text:p>
          </table:table-cell>
          <table:table-cell table:formula="of:=LN(1+[.N42]/100)" office:value-type="float" office:value="0.0831685862513293">
            <text:p>0.0831685863</text:p>
          </table:table-cell>
          <table:table-cell table:formula="of:=LN(1+[.O42]/100)" office:value-type="float" office:value="0.190320727946707">
            <text:p>0.1903207279</text:p>
          </table:table-cell>
          <table:table-cell table:formula="of:=LN(1+[.P42]/100)" office:value-type="float" office:value="0.0711921180371047">
            <text:p>0.071192118</text:p>
          </table:table-cell>
          <table:table-cell table:formula="of:=LN(1+[.Q42]/100)" office:value-type="float" office:value="0.307990086724328">
            <text:p>0.3079900867</text:p>
          </table:table-cell>
          <table:table-cell table:formula="of:=LN(1+[.R42]/100)" office:value-type="float" office:value="0.293834979436743">
            <text:p>0.2938349794</text:p>
          </table:table-cell>
          <table:table-cell table:formula="of:=LN(1+[.S42]/100)" office:value-type="float" office:value="0.114143085735788">
            <text:p>0.1141430857</text:p>
          </table:table-cell>
          <table:table-cell table:formula="of:=LN(1+[.T42]/100)" office:value-type="float" office:value="0.180037700779105">
            <text:p>0.1800377008</text:p>
          </table:table-cell>
          <table:table-cell table:formula="of:=LN(1+[.U42]/100)" office:value-type="float" office:value="0.155581798145893">
            <text:p>0.1555817981</text:p>
          </table:table-cell>
          <table:table-cell table:formula="of:=LN(1+[.V42]/100)" office:value-type="float" office:value="-0.111336670686211">
            <text:p>-0.1113366707</text:p>
          </table:table-cell>
          <table:table-cell table:formula="of:=LN(1+[.W42]/100)" office:value-type="float" office:value="0.148279909098388">
            <text:p>0.1482799091</text:p>
          </table:table-cell>
          <table:table-cell table:formula="of:=LN(1+[.X42]/100)" office:value-type="float" office:value="-0.022948821378408">
            <text:p>-0.0229488214</text:p>
          </table:table-cell>
          <table:table-cell table:formula="of:=LN(1+[.Y42]/100)" office:value-type="float" office:value="0.155228670015568">
            <text:p>0.15522867</text:p>
          </table:table-cell>
          <table:table-cell table:formula="of:=LN(1+[.Z42]/100)" office:value-type="float" office:value="0.0439809996054222">
            <text:p>0.0439809996</text:p>
          </table:table-cell>
          <table:table-cell table:formula="of:=LN(1+[.AA42]/100)" office:value-type="float" office:value="0.180236050302933">
            <text:p>0.1802360503</text:p>
          </table:table-cell>
          <table:table-cell table:formula="of:=LN(1+[.AB42]/100)" office:value-type="float" office:value="0.120412907842399">
            <text:p>0.1204129078</text:p>
          </table:table-cell>
          <table:table-cell table:formula="of:=LN(1+[.AC42]/100)" office:value-type="float" office:value="0.147341837897928">
            <text:p>0.1473418379</text:p>
          </table:table-cell>
          <table:table-cell table:formula="of:=LN(1+[.AD42]/100)" office:value-type="float" office:value="0.18523397824099">
            <text:p>0.1852339782</text:p>
          </table:table-cell>
          <table:table-cell table:formula="of:=LN(1+[.AE42]/100)" office:value-type="float" office:value="0.19711780048982">
            <text:p>0.1971178005</text:p>
          </table:table-cell>
          <table:table-cell table:formula="of:=LN(1+[.AF42]/100)" office:value-type="float" office:value="-0.0654722902976622">
            <text:p>-0.0654722903</text:p>
          </table:table-cell>
          <table:table-cell table:formula="of:=LN(1+[.AG42]/100)" office:value-type="float" office:value="-0.109033921024135">
            <text:p>-0.109033921</text:p>
          </table:table-cell>
          <table:table-cell table:formula="of:=LN(1+[.AH42]/100)" office:value-type="float" office:value="-0.12914104432323">
            <text:p>-0.1291410443</text:p>
          </table:table-cell>
          <table:table-cell table:formula="of:=LN(1+[.AI42]/100)" office:value-type="float" office:value="0.251439420469057">
            <text:p>0.2514394205</text:p>
          </table:table-cell>
          <table:table-cell table:formula="of:=LN(1+[.AJ42]/100)" office:value-type="float" office:value="0.147535993805731">
            <text:p>0.1475359938</text:p>
          </table:table-cell>
          <table:table-cell table:formula="of:=LN(1+[.AK42]/100)" office:value-type="float" office:value="0.117649693433371">
            <text:p>0.1176496934</text:p>
          </table:table-cell>
          <table:table-cell table:formula="of:=LN(1+[.AL42]/100)" office:value-type="float" office:value="0.181811009820359">
            <text:p>0.1818110098</text:p>
          </table:table-cell>
          <table:table-cell table:formula="of:=LN(1+[.AM42]/100)" office:value-type="float" office:value="0.0976370160744875">
            <text:p>0.0976370161</text:p>
          </table:table-cell>
          <table:table-cell table:formula="of:=LN(1+[.AN42]/100)" office:value-type="float" office:value="-0.383367322586189">
            <text:p>-0.3833673226</text:p>
          </table:table-cell>
          <table:table-cell table:formula="of:=LN(1+[.AO42]/100)" office:value-type="float" office:value="0.168180373238923">
            <text:p>0.1681803732</text:p>
          </table:table-cell>
          <table:table-cell table:formula="of:=LN(1+[.AP42]/100)" office:value-type="float" office:value="0.118871332135773">
            <text:p>0.1188713321</text:p>
          </table:table-cell>
          <table:table-cell table:number-columns-repeated="982"/>
        </table:table-row>
        <table:table-row table:style-name="ro2">
          <table:table-cell office:value-type="float" office:value="0.8">
            <text:p>0.8</text:p>
          </table:table-cell>
          <table:table-cell table:number-columns-repeated="8"/>
          <table:table-cell table:formula="of:=LN(1+[.J43]/100)" office:value-type="float" office:value="0.182204883321203">
            <text:p>0.1822048833</text:p>
          </table:table-cell>
          <table:table-cell table:formula="of:=LN(1+[.K43]/100)" office:value-type="float" office:value="0.150280342582491">
            <text:p>0.1502803426</text:p>
          </table:table-cell>
          <table:table-cell table:formula="of:=LN(1+[.L43]/100)" office:value-type="float" office:value="0.232047790649932">
            <text:p>0.2320477906</text:p>
          </table:table-cell>
          <table:table-cell table:formula="of:=LN(1+[.M43]/100)" office:value-type="float" office:value="0.00903902465066984">
            <text:p>0.0090390247</text:p>
          </table:table-cell>
          <table:table-cell table:formula="of:=LN(1+[.N43]/100)" office:value-type="float" office:value="0.0827037792644135">
            <text:p>0.0827037793</text:p>
          </table:table-cell>
          <table:table-cell table:formula="of:=LN(1+[.O43]/100)" office:value-type="float" office:value="0.194628843815999">
            <text:p>0.1946288438</text:p>
          </table:table-cell>
          <table:table-cell table:formula="of:=LN(1+[.P43]/100)" office:value-type="float" office:value="0.0671725490382142">
            <text:p>0.067172549</text:p>
          </table:table-cell>
          <table:table-cell table:formula="of:=LN(1+[.Q43]/100)" office:value-type="float" office:value="0.32008149649844">
            <text:p>0.3200814965</text:p>
          </table:table-cell>
          <table:table-cell table:formula="of:=LN(1+[.R43]/100)" office:value-type="float" office:value="0.306601957304292">
            <text:p>0.3066019573</text:p>
          </table:table-cell>
          <table:table-cell table:formula="of:=LN(1+[.S43]/100)" office:value-type="float" office:value="0.116573415471892">
            <text:p>0.1165734155</text:p>
          </table:table-cell>
          <table:table-cell table:formula="of:=LN(1+[.T43]/100)" office:value-type="float" office:value="0.185649346886629">
            <text:p>0.1856493469</text:p>
          </table:table-cell>
          <table:table-cell table:formula="of:=LN(1+[.U43]/100)" office:value-type="float" office:value="0.16074034876035">
            <text:p>0.1607403488</text:p>
          </table:table-cell>
          <table:table-cell table:formula="of:=LN(1+[.V43]/100)" office:value-type="float" office:value="-0.12094803899954">
            <text:p>-0.120948039</text:p>
          </table:table-cell>
          <table:table-cell table:formula="of:=LN(1+[.W43]/100)" office:value-type="float" office:value="0.160604097376337">
            <text:p>0.1606040974</text:p>
          </table:table-cell>
          <table:table-cell table:formula="of:=LN(1+[.X43]/100)" office:value-type="float" office:value="-0.0215914262434762">
            <text:p>-0.0215914262</text:p>
          </table:table-cell>
          <table:table-cell table:formula="of:=LN(1+[.Y43]/100)" office:value-type="float" office:value="0.16398785010545">
            <text:p>0.1639878501</text:p>
          </table:table-cell>
          <table:table-cell table:formula="of:=LN(1+[.Z43]/100)" office:value-type="float" office:value="0.0427720918438691">
            <text:p>0.0427720918</text:p>
          </table:table-cell>
          <table:table-cell table:formula="of:=LN(1+[.AA43]/100)" office:value-type="float" office:value="0.187010546280086">
            <text:p>0.1870105463</text:p>
          </table:table-cell>
          <table:table-cell table:formula="of:=LN(1+[.AB43]/100)" office:value-type="float" office:value="0.121881292982538">
            <text:p>0.121881293</text:p>
          </table:table-cell>
          <table:table-cell table:formula="of:=LN(1+[.AC43]/100)" office:value-type="float" office:value="0.148471727918557">
            <text:p>0.1484717279</text:p>
          </table:table-cell>
          <table:table-cell table:formula="of:=LN(1+[.AD43]/100)" office:value-type="float" office:value="0.187508083481255">
            <text:p>0.1875080835</text:p>
          </table:table-cell>
          <table:table-cell table:formula="of:=LN(1+[.AE43]/100)" office:value-type="float" office:value="0.20281022322127">
            <text:p>0.2028102232</text:p>
          </table:table-cell>
          <table:table-cell table:formula="of:=LN(1+[.AF43]/100)" office:value-type="float" office:value="-0.078783500807374">
            <text:p>-0.0787835008</text:p>
          </table:table-cell>
          <table:table-cell table:formula="of:=LN(1+[.AG43]/100)" office:value-type="float" office:value="-0.122212832735769">
            <text:p>-0.1222128327</text:p>
          </table:table-cell>
          <table:table-cell table:formula="of:=LN(1+[.AH43]/100)" office:value-type="float" office:value="-0.143547097043067">
            <text:p>-0.143547097</text:p>
          </table:table-cell>
          <table:table-cell table:formula="of:=LN(1+[.AI43]/100)" office:value-type="float" office:value="0.261548547245257">
            <text:p>0.2615485472</text:p>
          </table:table-cell>
          <table:table-cell table:formula="of:=LN(1+[.AJ43]/100)" office:value-type="float" office:value="0.148351037222801">
            <text:p>0.1483510372</text:p>
          </table:table-cell>
          <table:table-cell table:formula="of:=LN(1+[.AK43]/100)" office:value-type="float" office:value="0.113150097932656">
            <text:p>0.1131500979</text:p>
          </table:table-cell>
          <table:table-cell table:formula="of:=LN(1+[.AL43]/100)" office:value-type="float" office:value="0.18367064636325">
            <text:p>0.1836706464</text:p>
          </table:table-cell>
          <table:table-cell table:formula="of:=LN(1+[.AM43]/100)" office:value-type="float" office:value="0.0942550779255041">
            <text:p>0.0942550779</text:p>
          </table:table-cell>
          <table:table-cell table:formula="of:=LN(1+[.AN43]/100)" office:value-type="float" office:value="-0.40850973829439">
            <text:p>-0.4085097383</text:p>
          </table:table-cell>
          <table:table-cell table:formula="of:=LN(1+[.AO43]/100)" office:value-type="float" office:value="0.187806487024524">
            <text:p>0.187806487</text:p>
          </table:table-cell>
          <table:table-cell table:formula="of:=LN(1+[.AP43]/100)" office:value-type="float" office:value="0.118582715826948">
            <text:p>0.1185827158</text:p>
          </table:table-cell>
          <table:table-cell table:number-columns-repeated="982"/>
        </table:table-row>
        <table:table-row table:style-name="ro2">
          <table:table-cell office:value-type="float" office:value="0.85">
            <text:p>0.85</text:p>
          </table:table-cell>
          <table:table-cell table:number-columns-repeated="8"/>
          <table:table-cell table:formula="of:=LN(1+[.J44]/100)" office:value-type="float" office:value="0.184221833457379">
            <text:p>0.1842218335</text:p>
          </table:table-cell>
          <table:table-cell table:formula="of:=LN(1+[.K44]/100)" office:value-type="float" office:value="0.147995345997834">
            <text:p>0.147995346</text:p>
          </table:table-cell>
          <table:table-cell table:formula="of:=LN(1+[.L44]/100)" office:value-type="float" office:value="0.236018314714315">
            <text:p>0.2360183147</text:p>
          </table:table-cell>
          <table:table-cell table:formula="of:=LN(1+[.M44]/100)" office:value-type="float" office:value="-0.00074027393514964">
            <text:p>-0.0007402739</text:p>
          </table:table-cell>
          <table:table-cell table:formula="of:=LN(1+[.N44]/100)" office:value-type="float" office:value="0.0822387561314925">
            <text:p>0.0822387561</text:p>
          </table:table-cell>
          <table:table-cell table:formula="of:=LN(1+[.O44]/100)" office:value-type="float" office:value="0.198918479409656">
            <text:p>0.1989184794</text:p>
          </table:table-cell>
          <table:table-cell table:formula="of:=LN(1+[.P44]/100)" office:value-type="float" office:value="0.0631367578763537">
            <text:p>0.0631367579</text:p>
          </table:table-cell>
          <table:table-cell table:formula="of:=LN(1+[.Q44]/100)" office:value-type="float" office:value="0.332028449034924">
            <text:p>0.332028449</text:p>
          </table:table-cell>
          <table:table-cell table:formula="of:=LN(1+[.R44]/100)" office:value-type="float" office:value="0.319207992046775">
            <text:p>0.319207992</text:p>
          </table:table-cell>
          <table:table-cell table:formula="of:=LN(1+[.S44]/100)" office:value-type="float" office:value="0.118997853022431">
            <text:p>0.118997853</text:p>
          </table:table-cell>
          <table:table-cell table:formula="of:=LN(1+[.T44]/100)" office:value-type="float" office:value="0.191229678068679">
            <text:p>0.1912296781</text:p>
          </table:table-cell>
          <table:table-cell table:formula="of:=LN(1+[.U44]/100)" office:value-type="float" office:value="0.165872425240123">
            <text:p>0.1658724252</text:p>
          </table:table-cell>
          <table:table-cell table:formula="of:=LN(1+[.V44]/100)" office:value-type="float" office:value="-0.130652682945201">
            <text:p>-0.1306526829</text:p>
          </table:table-cell>
          <table:table-cell table:formula="of:=LN(1+[.W44]/100)" office:value-type="float" office:value="0.172778247263035">
            <text:p>0.1727782473</text:p>
          </table:table-cell>
          <table:table-cell table:formula="of:=LN(1+[.X44]/100)" office:value-type="float" office:value="-0.0202358711327388">
            <text:p>-0.0202358711</text:p>
          </table:table-cell>
          <table:table-cell table:formula="of:=LN(1+[.Y44]/100)" office:value-type="float" office:value="0.172670972678911">
            <text:p>0.1726709727</text:p>
          </table:table-cell>
          <table:table-cell table:formula="of:=LN(1+[.Z44]/100)" office:value-type="float" office:value="0.0415617208552548">
            <text:p>0.0415617209</text:p>
          </table:table-cell>
          <table:table-cell table:formula="of:=LN(1+[.AA44]/100)" office:value-type="float" office:value="0.193739457104761">
            <text:p>0.1937394571</text:p>
          </table:table-cell>
          <table:table-cell table:formula="of:=LN(1+[.AB44]/100)" office:value-type="float" office:value="0.123347525128795">
            <text:p>0.1233475251</text:p>
          </table:table-cell>
          <table:table-cell table:formula="of:=LN(1+[.AC44]/100)" office:value-type="float" office:value="0.14960034272844">
            <text:p>0.1496003427</text:p>
          </table:table-cell>
          <table:table-cell table:formula="of:=LN(1+[.AD44]/100)" office:value-type="float" office:value="0.189777028898638">
            <text:p>0.1897770289</text:p>
          </table:table-cell>
          <table:table-cell table:formula="of:=LN(1+[.AE44]/100)" office:value-type="float" office:value="0.208470425601515">
            <text:p>0.2084704256</text:p>
          </table:table-cell>
          <table:table-cell table:formula="of:=LN(1+[.AF44]/100)" office:value-type="float" office:value="-0.092274292776321">
            <text:p>-0.0922742928</text:p>
          </table:table-cell>
          <table:table-cell table:formula="of:=LN(1+[.AG44]/100)" office:value-type="float" office:value="-0.135567750308454">
            <text:p>-0.1355677503</text:p>
          </table:table-cell>
          <table:table-cell table:formula="of:=LN(1+[.AH44]/100)" office:value-type="float" office:value="-0.158163721317719">
            <text:p>-0.1581637213</text:p>
          </table:table-cell>
          <table:table-cell table:formula="of:=LN(1+[.AI44]/100)" office:value-type="float" office:value="0.271556501490245">
            <text:p>0.2715565015</text:p>
          </table:table-cell>
          <table:table-cell table:formula="of:=LN(1+[.AJ44]/100)" office:value-type="float" office:value="0.149165416885052">
            <text:p>0.1491654169</text:p>
          </table:table-cell>
          <table:table-cell table:formula="of:=LN(1+[.AK44]/100)" office:value-type="float" office:value="0.108630164525449">
            <text:p>0.1086301645</text:p>
          </table:table-cell>
          <table:table-cell table:formula="of:=LN(1+[.AL44]/100)" office:value-type="float" office:value="0.185526831076226">
            <text:p>0.1855268311</text:p>
          </table:table-cell>
          <table:table-cell table:formula="of:=LN(1+[.AM44]/100)" office:value-type="float" office:value="0.090861663447667">
            <text:p>0.0908616634</text:p>
          </table:table-cell>
          <table:table-cell table:formula="of:=LN(1+[.AN44]/100)" office:value-type="float" office:value="-0.434300634476775">
            <text:p>-0.4343006345</text:p>
          </table:table-cell>
          <table:table-cell table:formula="of:=LN(1+[.AO44]/100)" office:value-type="float" office:value="0.207054818964625">
            <text:p>0.207054819</text:p>
          </table:table-cell>
          <table:table-cell table:formula="of:=LN(1+[.AP44]/100)" office:value-type="float" office:value="0.1182940161947">
            <text:p>0.1182940162</text:p>
          </table:table-cell>
          <table:table-cell table:number-columns-repeated="982"/>
        </table:table-row>
        <table:table-row table:style-name="ro2">
          <table:table-cell office:value-type="float" office:value="0.9">
            <text:p>0.9</text:p>
          </table:table-cell>
          <table:table-cell table:number-columns-repeated="8"/>
          <table:table-cell table:formula="of:=LN(1+[.J45]/100)" office:value-type="float" office:value="0.186234723692948">
            <text:p>0.1862347237</text:p>
          </table:table-cell>
          <table:table-cell table:formula="of:=LN(1+[.K45]/100)" office:value-type="float" office:value="0.145705116243728">
            <text:p>0.1457051162</text:p>
          </table:table-cell>
          <table:table-cell table:formula="of:=LN(1+[.L45]/100)" office:value-type="float" office:value="0.239973136044886">
            <text:p>0.239973136</text:p>
          </table:table-cell>
          <table:table-cell table:formula="of:=LN(1+[.M45]/100)" office:value-type="float" office:value="-0.0106161524631893">
            <text:p>-0.0106161525</text:p>
          </table:table-cell>
          <table:table-cell table:formula="of:=LN(1+[.N45]/100)" office:value-type="float" office:value="0.0817735166514471">
            <text:p>0.0817735167</text:p>
          </table:table-cell>
          <table:table-cell table:formula="of:=LN(1+[.O45]/100)" office:value-type="float" office:value="0.203189792598252">
            <text:p>0.2031897926</text:p>
          </table:table-cell>
          <table:table-cell table:formula="of:=LN(1+[.P45]/100)" office:value-type="float" office:value="0.0590846130820588">
            <text:p>0.0590846131</text:p>
          </table:table-cell>
          <table:table-cell table:formula="of:=LN(1+[.Q45]/100)" office:value-type="float" office:value="0.343834355311663">
            <text:p>0.3438343553</text:p>
          </table:table-cell>
          <table:table-cell table:formula="of:=LN(1+[.R45]/100)" office:value-type="float" office:value="0.33165709096344">
            <text:p>0.331657091</text:p>
          </table:table-cell>
          <table:table-cell table:formula="of:=LN(1+[.S45]/100)" office:value-type="float" office:value="0.121416426888804">
            <text:p>0.1214164269</text:p>
          </table:table-cell>
          <table:table-cell table:formula="of:=LN(1+[.T45]/100)" office:value-type="float" office:value="0.196779041882881">
            <text:p>0.1967790419</text:p>
          </table:table-cell>
          <table:table-cell table:formula="of:=LN(1+[.U45]/100)" office:value-type="float" office:value="0.170978297933517">
            <text:p>0.1709782979</text:p>
          </table:table-cell>
          <table:table-cell table:formula="of:=LN(1+[.V45]/100)" office:value-type="float" office:value="-0.140452430707369">
            <text:p>-0.1404524307</text:p>
          </table:table-cell>
          <table:table-cell table:formula="of:=LN(1+[.W45]/100)" office:value-type="float" office:value="0.184805968086875">
            <text:p>0.1848059681</text:p>
          </table:table-cell>
          <table:table-cell table:formula="of:=LN(1+[.X45]/100)" office:value-type="float" office:value="-0.0188821510644392">
            <text:p>-0.0188821511</text:p>
          </table:table-cell>
          <table:table-cell table:formula="of:=LN(1+[.Y45]/100)" office:value-type="float" office:value="0.181279347215511">
            <text:p>0.1812793472</text:p>
          </table:table-cell>
          <table:table-cell table:formula="of:=LN(1+[.Z45]/100)" office:value-type="float" office:value="0.0403498830931913">
            <text:p>0.0403498831</text:p>
          </table:table-cell>
          <table:table-cell table:formula="of:=LN(1+[.AA45]/100)" office:value-type="float" office:value="0.200423392157937">
            <text:p>0.2004233922</text:p>
          </table:table-cell>
          <table:table-cell table:formula="of:=LN(1+[.AB45]/100)" office:value-type="float" office:value="0.124811610585507">
            <text:p>0.1248116106</text:p>
          </table:table-cell>
          <table:table-cell table:formula="of:=LN(1+[.AC45]/100)" office:value-type="float" office:value="0.150727685202776">
            <text:p>0.1507276852</text:p>
          </table:table-cell>
          <table:table-cell table:formula="of:=LN(1+[.AD45]/100)" office:value-type="float" office:value="0.192040837854865">
            <text:p>0.1920408379</text:p>
          </table:table-cell>
          <table:table-cell table:formula="of:=LN(1+[.AE45]/100)" office:value-type="float" office:value="0.214098770326972">
            <text:p>0.2140987703</text:p>
          </table:table-cell>
          <table:table-cell table:formula="of:=LN(1+[.AF45]/100)" office:value-type="float" office:value="-0.105949578009881">
            <text:p>-0.105949578</text:p>
          </table:table-cell>
          <table:table-cell table:formula="of:=LN(1+[.AG45]/100)" office:value-type="float" office:value="-0.149103438605745">
            <text:p>-0.1491034386</text:p>
          </table:table-cell>
          <table:table-cell table:formula="of:=LN(1+[.AH45]/100)" office:value-type="float" office:value="-0.172997164373638">
            <text:p>-0.1729971644</text:p>
          </table:table-cell>
          <table:table-cell table:formula="of:=LN(1+[.AI45]/100)" office:value-type="float" office:value="0.281465288231399">
            <text:p>0.2814652882</text:p>
          </table:table-cell>
          <table:table-cell table:formula="of:=LN(1+[.AJ45]/100)" office:value-type="float" office:value="0.1499791338727">
            <text:p>0.1499791339</text:p>
          </table:table-cell>
          <table:table-cell table:formula="of:=LN(1+[.AK45]/100)" office:value-type="float" office:value="0.104089708524381">
            <text:p>0.1040897085</text:p>
          </table:table-cell>
          <table:table-cell table:formula="of:=LN(1+[.AL45]/100)" office:value-type="float" office:value="0.18737957675002">
            <text:p>0.1873795768</text:p>
          </table:table-cell>
          <table:table-cell table:formula="of:=LN(1+[.AM45]/100)" office:value-type="float" office:value="0.0874566944877393">
            <text:p>0.0874566945</text:p>
          </table:table-cell>
          <table:table-cell table:formula="of:=LN(1+[.AN45]/100)" office:value-type="float" office:value="-0.460774350367281">
            <text:p>-0.4607743504</text:p>
          </table:table-cell>
          <table:table-cell table:formula="of:=LN(1+[.AO45]/100)" office:value-type="float" office:value="0.225939638616211">
            <text:p>0.2259396386</text:p>
          </table:table-cell>
          <table:table-cell table:formula="of:=LN(1+[.AP45]/100)" office:value-type="float" office:value="0.118005233190905">
            <text:p>0.1180052332</text:p>
          </table:table-cell>
          <table:table-cell table:number-columns-repeated="982"/>
        </table:table-row>
        <table:table-row table:style-name="ro2">
          <table:table-cell office:value-type="float" office:value="0.95">
            <text:p>0.95</text:p>
          </table:table-cell>
          <table:table-cell table:number-columns-repeated="8"/>
          <table:table-cell table:formula="of:=LN(1+[.J46]/100)" office:value-type="float" office:value="0.188243570339354">
            <text:p>0.1882435703</text:p>
          </table:table-cell>
          <table:table-cell table:formula="of:=LN(1+[.K46]/100)" office:value-type="float" office:value="0.143409629294809">
            <text:p>0.1434096293</text:p>
          </table:table-cell>
          <table:table-cell table:formula="of:=LN(1+[.L46]/100)" office:value-type="float" office:value="0.243912378355715">
            <text:p>0.2439123784</text:p>
          </table:table-cell>
          <table:table-cell table:formula="of:=LN(1+[.M46]/100)" office:value-type="float" office:value="-0.0205905376160091">
            <text:p>-0.0205905376</text:p>
          </table:table-cell>
          <table:table-cell table:formula="of:=LN(1+[.N46]/100)" office:value-type="float" office:value="0.081308060622877">
            <text:p>0.0813080606</text:p>
          </table:table-cell>
          <table:table-cell table:formula="of:=LN(1+[.O46]/100)" office:value-type="float" office:value="0.207442939238011">
            <text:p>0.2074429392</text:p>
          </table:table-cell>
          <table:table-cell table:formula="of:=LN(1+[.P46]/100)" office:value-type="float" office:value="0.0550159815811569">
            <text:p>0.0550159816</text:p>
          </table:table-cell>
          <table:table-cell table:formula="of:=LN(1+[.Q46]/100)" office:value-type="float" office:value="0.355502506902959">
            <text:p>0.3555025069</text:p>
          </table:table-cell>
          <table:table-cell table:formula="of:=LN(1+[.R46]/100)" office:value-type="float" office:value="0.343953113526282">
            <text:p>0.3439531135</text:p>
          </table:table-cell>
          <table:table-cell table:formula="of:=LN(1+[.S46]/100)" office:value-type="float" office:value="0.123829165366112">
            <text:p>0.1238291654</text:p>
          </table:table-cell>
          <table:table-cell table:formula="of:=LN(1+[.T46]/100)" office:value-type="float" office:value="0.20229778013258">
            <text:p>0.2022977801</text:p>
          </table:table-cell>
          <table:table-cell table:formula="of:=LN(1+[.U46]/100)" office:value-type="float" office:value="0.176058233068758">
            <text:p>0.1760582331</text:p>
          </table:table-cell>
          <table:table-cell table:formula="of:=LN(1+[.V46]/100)" office:value-type="float" office:value="-0.150349164750682">
            <text:p>-0.1503491648</text:p>
          </table:table-cell>
          <table:table-cell table:formula="of:=LN(1+[.W46]/100)" office:value-type="float" office:value="0.196690740483452">
            <text:p>0.1966907405</text:p>
          </table:table-cell>
          <table:table-cell table:formula="of:=LN(1+[.X46]/100)" office:value-type="float" office:value="-0.0175302610770248">
            <text:p>-0.0175302611</text:p>
          </table:table-cell>
          <table:table-cell table:formula="of:=LN(1+[.Y46]/100)" office:value-type="float" office:value="0.189814249665348">
            <text:p>0.1898142497</text:p>
          </table:table-cell>
          <table:table-cell table:formula="of:=LN(1+[.Z46]/100)" office:value-type="float" office:value="0.0391365749983814">
            <text:p>0.039136575</text:p>
          </table:table-cell>
          <table:table-cell table:formula="of:=LN(1+[.AA46]/100)" office:value-type="float" office:value="0.207062948682402">
            <text:p>0.2070629487</text:p>
          </table:table-cell>
          <table:table-cell table:formula="of:=LN(1+[.AB46]/100)" office:value-type="float" office:value="0.12627355562936">
            <text:p>0.1262735556</text:p>
          </table:table-cell>
          <table:table-cell table:formula="of:=LN(1+[.AC46]/100)" office:value-type="float" office:value="0.151853758207051">
            <text:p>0.1518537582</text:p>
          </table:table-cell>
          <table:table-cell table:formula="of:=LN(1+[.AD46]/100)" office:value-type="float" office:value="0.194299533553362">
            <text:p>0.1942995336</text:p>
          </table:table-cell>
          <table:table-cell table:formula="of:=LN(1+[.AE46]/100)" office:value-type="float" office:value="0.219695614004147">
            <text:p>0.219695614</text:p>
          </table:table-cell>
          <table:table-cell table:formula="of:=LN(1+[.AF46]/100)" office:value-type="float" office:value="-0.119814472627977">
            <text:p>-0.1198144726</text:p>
          </table:table-cell>
          <table:table-cell table:formula="of:=LN(1+[.AG46]/100)" office:value-type="float" office:value="-0.162824858642265">
            <text:p>-0.1628248586</text:p>
          </table:table-cell>
          <table:table-cell table:formula="of:=LN(1+[.AH46]/100)" office:value-type="float" office:value="-0.188053955642357">
            <text:p>-0.1880539556</text:p>
          </table:table-cell>
          <table:table-cell table:formula="of:=LN(1+[.AI46]/100)" office:value-type="float" office:value="0.291276853477277">
            <text:p>0.2912768535</text:p>
          </table:table-cell>
          <table:table-cell table:formula="of:=LN(1+[.AJ46]/100)" office:value-type="float" office:value="0.150792189263329">
            <text:p>0.1507921893</text:p>
          </table:table-cell>
          <table:table-cell table:formula="of:=LN(1+[.AK46]/100)" office:value-type="float" office:value="0.0995285427149001">
            <text:p>0.0995285427</text:p>
          </table:table-cell>
          <table:table-cell table:formula="of:=LN(1+[.AL46]/100)" office:value-type="float" office:value="0.189228896104402">
            <text:p>0.1892288961</text:p>
          </table:table-cell>
          <table:table-cell table:formula="of:=LN(1+[.AM46]/100)" office:value-type="float" office:value="0.0840400920914259">
            <text:p>0.0840400921</text:p>
          </table:table-cell>
          <table:table-cell table:formula="of:=LN(1+[.AN46]/100)" office:value-type="float" office:value="-0.487968027121349">
            <text:p>-0.4879680271</text:p>
          </table:table-cell>
          <table:table-cell table:formula="of:=LN(1+[.AO46]/100)" office:value-type="float" office:value="0.244474422016039">
            <text:p>0.244474422</text:p>
          </table:table-cell>
          <table:table-cell table:formula="of:=LN(1+[.AP46]/100)" office:value-type="float" office:value="0.117716366767396">
            <text:p>0.1177163668</text:p>
          </table:table-cell>
          <table:table-cell table:number-columns-repeated="982"/>
        </table:table-row>
        <table:table-row table:style-name="ro2">
          <table:table-cell office:value-type="float" office:value="1">
            <text:p>1</text:p>
          </table:table-cell>
          <table:table-cell table:number-columns-repeated="8"/>
          <table:table-cell table:formula="of:=LN(1+[.J47]/100)" office:value-type="float" office:value="0.19024838960994">
            <text:p>0.1902483896</text:p>
          </table:table-cell>
          <table:table-cell table:formula="of:=LN(1+[.K47]/100)" office:value-type="float" office:value="0.14110886095988">
            <text:p>0.141108861</text:p>
          </table:table-cell>
          <table:table-cell table:formula="of:=LN(1+[.L47]/100)" office:value-type="float" office:value="0.247836163904581">
            <text:p>0.2478361639</text:p>
          </table:table-cell>
          <table:table-cell table:formula="of:=LN(1+[.M47]/100)" office:value-type="float" office:value="-0.0306654143108851">
            <text:p>-0.0306654143</text:p>
          </table:table-cell>
          <table:table-cell table:formula="of:=LN(1+[.N47]/100)" office:value-type="float" office:value="0.0808423878441008">
            <text:p>0.0808423878</text:p>
          </table:table-cell>
          <table:table-cell table:formula="of:=LN(1+[.O47]/100)" office:value-type="float" office:value="0.211678073204932">
            <text:p>0.2116780732</text:p>
          </table:table-cell>
          <table:table-cell table:formula="of:=LN(1+[.P47]/100)" office:value-type="float" office:value="0.0509307286685429">
            <text:p>0.0509307287</text:p>
          </table:table-cell>
          <table:table-cell table:formula="of:=LN(1+[.Q47]/100)" office:value-type="float" office:value="0.367036081488382">
            <text:p>0.3670360815</text:p>
          </table:table-cell>
          <table:table-cell table:formula="of:=LN(1+[.R47]/100)" office:value-type="float" office:value="0.356099778562835">
            <text:p>0.3560997786</text:p>
          </table:table-cell>
          <table:table-cell table:formula="of:=LN(1+[.S47]/100)" office:value-type="float" office:value="0.126236096545142">
            <text:p>0.1262360965</text:p>
          </table:table-cell>
          <table:table-cell table:formula="of:=LN(1+[.T47]/100)" office:value-type="float" office:value="0.207786228993168">
            <text:p>0.207786229</text:p>
          </table:table-cell>
          <table:table-cell table:formula="of:=LN(1+[.U47]/100)" office:value-type="float" office:value="0.181112492837282">
            <text:p>0.1811124928</text:p>
          </table:table-cell>
          <table:table-cell table:formula="of:=LN(1+[.V47]/100)" office:value-type="float" office:value="-0.160344823990586">
            <text:p>-0.160344824</text:p>
          </table:table-cell>
          <table:table-cell table:formula="of:=LN(1+[.W47]/100)" office:value-type="float" office:value="0.208435922441935">
            <text:p>0.2084359224</text:p>
          </table:table-cell>
          <table:table-cell table:formula="of:=LN(1+[.X47]/100)" office:value-type="float" office:value="-0.0161801962290384">
            <text:p>-0.0161801962</text:p>
          </table:table-cell>
          <table:table-cell table:formula="of:=LN(1+[.Y47]/100)" office:value-type="float" office:value="0.198276923584082">
            <text:p>0.1982769236</text:p>
          </table:table-cell>
          <table:table-cell table:formula="of:=LN(1+[.Z47]/100)" office:value-type="float" office:value="0.0379217929985566">
            <text:p>0.037921793</text:p>
          </table:table-cell>
          <table:table-cell table:formula="of:=LN(1+[.AA47]/100)" office:value-type="float" office:value="0.213658712102995">
            <text:p>0.2136587121</text:p>
          </table:table-cell>
          <table:table-cell table:formula="of:=LN(1+[.AB47]/100)" office:value-type="float" office:value="0.127733366509552">
            <text:p>0.1277333665</text:p>
          </table:table-cell>
          <table:table-cell table:formula="of:=LN(1+[.AC47]/100)" office:value-type="float" office:value="0.152978564597081">
            <text:p>0.1529785646</text:p>
          </table:table-cell>
          <table:table-cell table:formula="of:=LN(1+[.AD47]/100)" office:value-type="float" office:value="0.196553139040679">
            <text:p>0.196553139</text:p>
          </table:table-cell>
          <table:table-cell table:formula="of:=LN(1+[.AE47]/100)" office:value-type="float" office:value="0.225261307285211">
            <text:p>0.2252613073</text:p>
          </table:table-cell>
          <table:table-cell table:formula="of:=LN(1+[.AF47]/100)" office:value-type="float" office:value="-0.133874308556328">
            <text:p>-0.1338743086</text:p>
          </table:table-cell>
          <table:table-cell table:formula="of:=LN(1+[.AG47]/100)" office:value-type="float" office:value="-0.176737178500054">
            <text:p>-0.1767371785</text:p>
          </table:table-cell>
          <table:table-cell table:formula="of:=LN(1+[.AH47]/100)" office:value-type="float" office:value="-0.20334092401803">
            <text:p>-0.203340924</text:p>
          </table:table-cell>
          <table:table-cell table:formula="of:=LN(1+[.AI47]/100)" office:value-type="float" office:value="0.300993086511453">
            <text:p>0.3009930865</text:p>
          </table:table-cell>
          <table:table-cell table:formula="of:=LN(1+[.AJ47]/100)" office:value-type="float" office:value="0.151604584131894">
            <text:p>0.1516045841</text:p>
          </table:table-cell>
          <table:table-cell table:formula="of:=LN(1+[.AK47]/100)" office:value-type="float" office:value="0.0949464773089535">
            <text:p>0.0949464773</text:p>
          </table:table-cell>
          <table:table-cell table:formula="of:=LN(1+[.AL47]/100)" office:value-type="float" office:value="0.191074801788704">
            <text:p>0.1910748018</text:p>
          </table:table-cell>
          <table:table-cell table:formula="of:=LN(1+[.AM47]/100)" office:value-type="float" office:value="0.080611776492388">
            <text:p>0.0806117765</text:p>
          </table:table-cell>
          <table:table-cell table:formula="of:=LN(1+[.AN47]/100)" office:value-type="float" office:value="-0.51592192119074">
            <text:p>-0.5159219212</text:p>
          </table:table-cell>
          <table:table-cell table:formula="of:=LN(1+[.AO47]/100)" office:value-type="float" office:value="0.262671909447613">
            <text:p>0.2626719094</text:p>
          </table:table-cell>
          <table:table-cell table:formula="of:=LN(1+[.AP47]/100)" office:value-type="float" office:value="0.117427416875964">
            <text:p>0.1174274169</text:p>
          </table:table-cell>
          <table:table-cell table:number-columns-repeated="982"/>
        </table:table-row>
      </table:table>
      <table:table table:name="Sheet2" table:style-name="ta1">
        <table:shapes>
          <draw:frame draw:z-index="0" draw:style-name="gr1" svg:width="6.2988in" svg:height="3.5429in" svg:x="0.9287in" svg:y="0.0394in">
            <draw:object draw:notify-on-update-of-ranges="Sheet1.AQ26:Sheet1.AQ26 Sheet1.AQ27:Sheet1.AQ47 Sheet1.AR26:Sheet1.AR26 Sheet1.AR27:Sheet1.AR4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ce3"/>
        <table:table-column table:style-name="co2" table:default-cell-style-name="Default"/>
        <table:table-row table:style-name="ro2">
          <table:table-cell/>
          <table:table-cell table:style-name="ce3"/>
        </table:table-row>
        <table:table-row table:style-name="ro1">
          <table:table-cell table:style-name="ce2"/>
          <table:table-cell/>
        </table:table-row>
        <table:table-row table:style-name="ro1" table:number-rows-repeated="5">
          <table:table-cell table:style-name="Default"/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Default"/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 </number:text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$</number:text>
      <number:number number:decimal-places="2" number:min-integer-digits="1" number:grouping="true"/>
      <number:text> </number:text>
    </number:number-style>
    <number:number-style style:name="N127P1" style:volatile="true">
      <number:text> $(</number:text>
      <number:number number:decimal-places="2" number:min-integer-digits="1" number:grouping="true"/>
      <number:text>)</number:text>
    </number:number-style>
    <number:number-style style:name="N127P2" style:volatile="true">
      <number:text> $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number-style style:name="N132">
      <number:number number:decimal-places="5" number:min-integer-digits="1"/>
    </number:number-style>
    <number:number-style style:name="N133">
      <number:number number:decimal-places="4" number:min-integer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1">12/01/2011</text:date>, <text:time>01:48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1T00:16:48</meta:creation-date>
    <dc:date>2011-12-01T01:48:30</dc:date>
    <meta:editing-duration>PT11M15S</meta:editing-duration>
    <meta:editing-cycles>1</meta:editing-cycles>
    <meta:document-statistic meta:table-count="3" meta:cell-count="1868" meta:object-count="1"/>
    <meta:generator>LibreOffice/3.4$Linux LibreOffice_project/340m1$Build-4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AQ26:Sheet1.AR47" chart:data-source-has-labels="row" svg:x="1.324cm" svg:y="0.855cm" svg:width="14.036cm" svg:height="6.991cm">
          <chartooo:coordinate-region svg:x="1.991cm" svg:y="1.064cm" svg:width="13.16cm" svg:height="6.117cm"/>
          <chart:axis chart:dimension="x" chart:name="primary-x" chart:style-name="ch3">
            <chart:title svg:x="6.937cm" svg:y="8.027cm" chart:style-name="ch4">
              <text:p>Standard Deviation</text:p>
            </chart:title>
            <chart:grid chart:style-name="ch5" chart:class="major"/>
          </chart:axis>
          <chart:axis chart:dimension="y" chart:name="primary-y" chart:style-name="ch3">
            <chart:title svg:x="0.451cm" svg:y="5.794cm" chart:style-name="ch6">
              <text:p>Annualized Returns</text:p>
            </chart:title>
            <chart:grid chart:style-name="ch5" chart:class="major"/>
          </chart:axis>
          <chart:series chart:style-name="ch7" chart:values-cell-range-address="Sheet1.AR27:Sheet1.AR47" chart:label-cell-address="Sheet1.AR26:Sheet1.AR26" chart:class="chart:scatter">
            <chart:domain table:cell-range-address="Sheet1.AQ27:Sheet1.AQ47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Q</text:p>
              </table:table-cell>
              <table:table-cell office:value-type="string">
                <text:p>Annualized Returns</text:p>
                <draw:g>
                  <svg:desc>Sheet1.AR26:Sheet1.AR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.07997429284294">
                <text:p>8.07997429284294</text:p>
                <draw:g>
                  <svg:desc>Sheet1.AQ27:Sheet1.AQ47</svg:desc>
                </draw:g>
              </table:table-cell>
              <table:table-cell office:value-type="float" office:value="9.18658305809976">
                <text:p>9.18658305809976</text:p>
                <draw:g>
                  <svg:desc>Sheet1.AR27:Sheet1.AR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88751090284755">
                <text:p>7.88751090284755</text:p>
              </table:table-cell>
              <table:table-cell office:value-type="float" office:value="9.38854594385714">
                <text:p>9.388545943857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79799944115192">
                <text:p>7.79799944115192</text:p>
              </table:table-cell>
              <table:table-cell office:value-type="float" office:value="9.58119493465834">
                <text:p>9.581194934658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81497829158871">
                <text:p>7.81497829158871</text:p>
              </table:table-cell>
              <table:table-cell office:value-type="float" office:value="9.76462729945609">
                <text:p>9.764627299456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93776413632518">
                <text:p>7.93776413632518</text:p>
              </table:table-cell>
              <table:table-cell office:value-type="float" office:value="9.93892545544994">
                <text:p>9.938925455449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16158297403072">
                <text:p>8.16158297403072</text:p>
              </table:table-cell>
              <table:table-cell office:value-type="float" office:value="10.1041577244148">
                <text:p>10.10415772441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47843718925701">
                <text:p>8.47843718925701</text:p>
              </table:table-cell>
              <table:table-cell office:value-type="float" office:value="10.2603789529306">
                <text:p>10.26037895293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87837153280347">
                <text:p>8.87837153280347</text:p>
              </table:table-cell>
              <table:table-cell office:value-type="float" office:value="10.4076310097838">
                <text:p>10.40763100978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.3507319686185">
                <text:p>9.3507319686185</text:p>
              </table:table-cell>
              <table:table-cell office:value-type="float" office:value="10.545943170932">
                <text:p>10.5459431709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88514132400359">
                <text:p>9.88514132400359</text:p>
              </table:table-cell>
              <table:table-cell office:value-type="float" office:value="10.6753323999407">
                <text:p>10.67533239994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.4721045169647">
                <text:p>10.4721045169647</text:p>
              </table:table-cell>
              <table:table-cell office:value-type="float" office:value="10.7958035296101">
                <text:p>10.79580352961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1032900711939">
                <text:p>11.1032900711939</text:p>
              </table:table-cell>
              <table:table-cell office:value-type="float" office:value="10.9073493485265">
                <text:p>10.90734934852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.7715866036845">
                <text:p>11.7715866036845</text:p>
              </table:table-cell>
              <table:table-cell office:value-type="float" office:value="11.0099505944281">
                <text:p>11.00995059442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.4710294403928">
                <text:p>12.4710294403928</text:p>
              </table:table-cell>
              <table:table-cell office:value-type="float" office:value="11.1035758544941">
                <text:p>11.10357585449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.1966671099326">
                <text:p>13.1966671099326</text:p>
              </table:table-cell>
              <table:table-cell office:value-type="float" office:value="11.1881813708975">
                <text:p>11.18818137089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.9444108405389">
                <text:p>13.9444108405389</text:p>
              </table:table-cell>
              <table:table-cell office:value-type="float" office:value="11.2637107481406">
                <text:p>11.26371074814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.7108901138317">
                <text:p>14.7108901138317</text:p>
              </table:table-cell>
              <table:table-cell office:value-type="float" office:value="11.3300945567507">
                <text:p>11.33009455675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.4933245484903">
                <text:p>15.4933245484903</text:p>
              </table:table-cell>
              <table:table-cell office:value-type="float" office:value="11.3872498257904">
                <text:p>11.38724982579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.2894151693855">
                <text:p>16.2894151693855</text:p>
              </table:table-cell>
              <table:table-cell office:value-type="float" office:value="11.4350794142433">
                <text:p>11.43507941424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.0972544851064">
                <text:p>17.0972544851064</text:p>
              </table:table-cell>
              <table:table-cell office:value-type="float" office:value="11.4734712485852">
                <text:p>11.47347124858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.9152532404235">
                <text:p>17.9152532404235</text:p>
              </table:table-cell>
              <table:table-cell office:value-type="float" office:value="11.5022974106221">
                <text:p>11.50229741062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